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3.006cm"/>
    </style:style>
    <style:style style:name="Tabela1.B" style:family="table-column">
      <style:table-column-properties style:column-width="2.002cm"/>
    </style:style>
    <style:style style:name="Tabela1.C" style:family="table-column">
      <style:table-column-properties style:column-width="2.099cm"/>
    </style:style>
    <style:style style:name="Tabela1.D" style:family="table-column">
      <style:table-column-properties style:column-width="8.901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5.981cm" table:align="margins"/>
    </style:style>
    <style:style style:name="Tabela25.A" style:family="table-column">
      <style:table-column-properties style:column-width="1.799cm" style:rel-column-width="7378*"/>
    </style:style>
    <style:style style:name="Tabela25.B" style:family="table-column">
      <style:table-column-properties style:column-width="14.182cm" style:rel-column-width="58157*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981cm" table:align="margins"/>
    </style:style>
    <style:style style:name="Tabela2.A" style:family="table-column">
      <style:table-column-properties style:column-width="1.799cm" style:rel-column-width="7378*"/>
    </style:style>
    <style:style style:name="Tabela2.B" style:family="table-column">
      <style:table-column-properties style:column-width="14.182cm" style:rel-column-width="5815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981cm" table:align="margins"/>
    </style:style>
    <style:style style:name="Tabela3.A" style:family="table-column">
      <style:table-column-properties style:column-width="1.799cm" style:rel-column-width="7378*"/>
    </style:style>
    <style:style style:name="Tabela3.B" style:family="table-column">
      <style:table-column-properties style:column-width="14.182cm" style:rel-column-width="5815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5.981cm" table:align="margins"/>
    </style:style>
    <style:style style:name="Tabela26.A" style:family="table-column">
      <style:table-column-properties style:column-width="1.799cm" style:rel-column-width="7378*"/>
    </style:style>
    <style:style style:name="Tabela26.B" style:family="table-column">
      <style:table-column-properties style:column-width="14.182cm" style:rel-column-width="58157*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5.981cm" table:align="margins"/>
    </style:style>
    <style:style style:name="Tabela27.A" style:family="table-column">
      <style:table-column-properties style:column-width="1.799cm" style:rel-column-width="7378*"/>
    </style:style>
    <style:style style:name="Tabela27.B" style:family="table-column">
      <style:table-column-properties style:column-width="14.182cm" style:rel-column-width="58157*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none" fo:border-top="none" fo:border-bottom="0.05pt solid #000000"/>
    </style:style>
    <style:style style:name="Tabe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5.981cm" table:align="margins"/>
    </style:style>
    <style:style style:name="Tabela28.A" style:family="table-column">
      <style:table-column-properties style:column-width="1.799cm" style:rel-column-width="7378*"/>
    </style:style>
    <style:style style:name="Tabela28.B" style:family="table-column">
      <style:table-column-properties style:column-width="14.182cm" style:rel-column-width="58157*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981cm" table:align="margins"/>
    </style:style>
    <style:style style:name="Tabela4.A" style:family="table-column">
      <style:table-column-properties style:column-width="1.799cm" style:rel-column-width="7378*"/>
    </style:style>
    <style:style style:name="Tabela4.B" style:family="table-column">
      <style:table-column-properties style:column-width="14.182cm" style:rel-column-width="5815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3.006cm"/>
    </style:style>
    <style:style style:name="Tabela5.B" style:family="table-column">
      <style:table-column-properties style:column-width="2.002cm"/>
    </style:style>
    <style:style style:name="Tabela5.C" style:family="table-column">
      <style:table-column-properties style:column-width="2.099cm"/>
    </style:style>
    <style:style style:name="Tabela5.D" style:family="table-column">
      <style:table-column-properties style:column-width="8.90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81cm" table:align="margins"/>
    </style:style>
    <style:style style:name="Tabela6.A" style:family="table-column">
      <style:table-column-properties style:column-width="1.799cm" style:rel-column-width="7378*"/>
    </style:style>
    <style:style style:name="Tabela6.B" style:family="table-column">
      <style:table-column-properties style:column-width="14.182cm" style:rel-column-width="5815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5.981cm" table:align="margins"/>
    </style:style>
    <style:style style:name="Tabela7.A" style:family="table-column">
      <style:table-column-properties style:column-width="1.799cm" style:rel-column-width="7378*"/>
    </style:style>
    <style:style style:name="Tabela7.B" style:family="table-column">
      <style:table-column-properties style:column-width="14.182cm" style:rel-column-width="58157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.981cm" table:align="margins"/>
    </style:style>
    <style:style style:name="Tabela8.A" style:family="table-column">
      <style:table-column-properties style:column-width="1.799cm" style:rel-column-width="7378*"/>
    </style:style>
    <style:style style:name="Tabela8.B" style:family="table-column">
      <style:table-column-properties style:column-width="14.182cm" style:rel-column-width="5815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5.981cm" table:align="margins"/>
    </style:style>
    <style:style style:name="Tabela9.A" style:family="table-column">
      <style:table-column-properties style:column-width="1.799cm" style:rel-column-width="7378*"/>
    </style:style>
    <style:style style:name="Tabela9.B" style:family="table-column">
      <style:table-column-properties style:column-width="14.182cm" style:rel-column-width="58157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5.981cm" table:align="margins"/>
    </style:style>
    <style:style style:name="Tabela10.A" style:family="table-column">
      <style:table-column-properties style:column-width="1.799cm" style:rel-column-width="7378*"/>
    </style:style>
    <style:style style:name="Tabela10.B" style:family="table-column">
      <style:table-column-properties style:column-width="14.182cm" style:rel-column-width="58157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5.981cm" table:align="margins"/>
    </style:style>
    <style:style style:name="Tabela11.A" style:family="table-column">
      <style:table-column-properties style:column-width="1.799cm" style:rel-column-width="7378*"/>
    </style:style>
    <style:style style:name="Tabela11.B" style:family="table-column">
      <style:table-column-properties style:column-width="14.182cm" style:rel-column-width="5815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5.981cm" table:align="margins"/>
    </style:style>
    <style:style style:name="Tabela12.A" style:family="table-column">
      <style:table-column-properties style:column-width="1.799cm" style:rel-column-width="7378*"/>
    </style:style>
    <style:style style:name="Tabela12.B" style:family="table-column">
      <style:table-column-properties style:column-width="14.182cm" style:rel-column-width="58157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007cm" fo:margin-left="0cm" table:align="left"/>
    </style:style>
    <style:style style:name="Tabela13.A" style:family="table-column">
      <style:table-column-properties style:column-width="3.006cm"/>
    </style:style>
    <style:style style:name="Tabela13.B" style:family="table-column">
      <style:table-column-properties style:column-width="2.002cm"/>
    </style:style>
    <style:style style:name="Tabela13.C" style:family="table-column">
      <style:table-column-properties style:column-width="2.099cm"/>
    </style:style>
    <style:style style:name="Tabela13.D" style:family="table-column">
      <style:table-column-properties style:column-width="8.901cm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5.981cm" table:align="margins"/>
    </style:style>
    <style:style style:name="Tabela14.A" style:family="table-column">
      <style:table-column-properties style:column-width="1.799cm" style:rel-column-width="7378*"/>
    </style:style>
    <style:style style:name="Tabela14.B" style:family="table-column">
      <style:table-column-properties style:column-width="14.182cm" style:rel-column-width="58157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5.981cm" table:align="margins"/>
    </style:style>
    <style:style style:name="Tabela15.A" style:family="table-column">
      <style:table-column-properties style:column-width="1.799cm" style:rel-column-width="7378*"/>
    </style:style>
    <style:style style:name="Tabela15.B" style:family="table-column">
      <style:table-column-properties style:column-width="14.182cm" style:rel-column-width="58157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5.981cm" table:align="margins"/>
    </style:style>
    <style:style style:name="Tabela16.A" style:family="table-column">
      <style:table-column-properties style:column-width="1.799cm" style:rel-column-width="7378*"/>
    </style:style>
    <style:style style:name="Tabela16.B" style:family="table-column">
      <style:table-column-properties style:column-width="14.182cm" style:rel-column-width="58157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5.981cm" table:align="margins"/>
    </style:style>
    <style:style style:name="Tabela17.A" style:family="table-column">
      <style:table-column-properties style:column-width="1.799cm" style:rel-column-width="7378*"/>
    </style:style>
    <style:style style:name="Tabela17.B" style:family="table-column">
      <style:table-column-properties style:column-width="14.182cm" style:rel-column-width="58157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5.981cm" table:align="margins"/>
    </style:style>
    <style:style style:name="Tabela18.A" style:family="table-column">
      <style:table-column-properties style:column-width="1.799cm" style:rel-column-width="7378*"/>
    </style:style>
    <style:style style:name="Tabela18.B" style:family="table-column">
      <style:table-column-properties style:column-width="14.182cm" style:rel-column-width="58157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5.981cm" table:align="margins"/>
    </style:style>
    <style:style style:name="Tabela24.A" style:family="table-column">
      <style:table-column-properties style:column-width="1.799cm" style:rel-column-width="7378*"/>
    </style:style>
    <style:style style:name="Tabela24.B" style:family="table-column">
      <style:table-column-properties style:column-width="14.182cm" style:rel-column-width="58157*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5.981cm" table:align="margins"/>
    </style:style>
    <style:style style:name="Tabela19.A" style:family="table-column">
      <style:table-column-properties style:column-width="1.799cm" style:rel-column-width="7378*"/>
    </style:style>
    <style:style style:name="Tabela19.B" style:family="table-column">
      <style:table-column-properties style:column-width="14.182cm" style:rel-column-width="58157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5.981cm" table:align="margins"/>
    </style:style>
    <style:style style:name="Tabela20.A" style:family="table-column">
      <style:table-column-properties style:column-width="1.799cm" style:rel-column-width="7378*"/>
    </style:style>
    <style:style style:name="Tabela20.B" style:family="table-column">
      <style:table-column-properties style:column-width="14.182cm" style:rel-column-width="58157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6.007cm" fo:margin-left="0cm" table:align="left"/>
    </style:style>
    <style:style style:name="Tabela21.A" style:family="table-column">
      <style:table-column-properties style:column-width="3.006cm"/>
    </style:style>
    <style:style style:name="Tabela21.B" style:family="table-column">
      <style:table-column-properties style:column-width="2.002cm"/>
    </style:style>
    <style:style style:name="Tabela21.C" style:family="table-column">
      <style:table-column-properties style:column-width="2.099cm"/>
    </style:style>
    <style:style style:name="Tabela21.D" style:family="table-column">
      <style:table-column-properties style:column-width="8.901cm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5.981cm" table:align="margins"/>
    </style:style>
    <style:style style:name="Tabela22.A" style:family="table-column">
      <style:table-column-properties style:column-width="1.799cm" style:rel-column-width="7378*"/>
    </style:style>
    <style:style style:name="Tabela22.B" style:family="table-column">
      <style:table-column-properties style:column-width="14.182cm" style:rel-column-width="58157*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5.981cm" table:align="margins"/>
    </style:style>
    <style:style style:name="Tabela23.A" style:family="table-column">
      <style:table-column-properties style:column-width="1.799cm" style:rel-column-width="7378*"/>
    </style:style>
    <style:style style:name="Tabela23.B" style:family="table-column">
      <style:table-column-properties style:column-width="14.182cm" style:rel-column-width="58157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none" fo:border-top="none" fo:border-bottom="0.05pt solid #000000"/>
    </style:style>
    <style:style style:name="Tabe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5.981cm" table:align="margins"/>
    </style:style>
    <style:style style:name="Tabela29.A" style:family="table-column">
      <style:table-column-properties style:column-width="1.799cm" style:rel-column-width="7378*"/>
    </style:style>
    <style:style style:name="Tabela29.B" style:family="table-column">
      <style:table-column-properties style:column-width="14.182cm" style:rel-column-width="58157*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5.981cm" table:align="margins"/>
    </style:style>
    <style:style style:name="Tabela31.A" style:family="table-column">
      <style:table-column-properties style:column-width="1.799cm" style:rel-column-width="7378*"/>
    </style:style>
    <style:style style:name="Tabela31.B" style:family="table-column">
      <style:table-column-properties style:column-width="14.182cm" style:rel-column-width="58157*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007cm" fo:margin-left="0cm" table:align="left"/>
    </style:style>
    <style:style style:name="Tabela30.A" style:family="table-column">
      <style:table-column-properties style:column-width="3.006cm"/>
    </style:style>
    <style:style style:name="Tabela30.B" style:family="table-column">
      <style:table-column-properties style:column-width="2.002cm"/>
    </style:style>
    <style:style style:name="Tabela30.C" style:family="table-column">
      <style:table-column-properties style:column-width="2.099cm"/>
    </style:style>
    <style:style style:name="Tabela30.D" style:family="table-column">
      <style:table-column-properties style:column-width="8.901cm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5.981cm" table:align="margins"/>
    </style:style>
    <style:style style:name="Tabela32.A" style:family="table-column">
      <style:table-column-properties style:column-width="1.799cm" style:rel-column-width="7378*"/>
    </style:style>
    <style:style style:name="Tabela32.B" style:family="table-column">
      <style:table-column-properties style:column-width="14.182cm" style:rel-column-width="58157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5.981cm" table:align="margins"/>
    </style:style>
    <style:style style:name="Tabela33.A" style:family="table-column">
      <style:table-column-properties style:column-width="1.799cm" style:rel-column-width="7378*"/>
    </style:style>
    <style:style style:name="Tabela33.B" style:family="table-column">
      <style:table-column-properties style:column-width="14.182cm" style:rel-column-width="58157*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5.981cm" table:align="margins"/>
    </style:style>
    <style:style style:name="Tabela34.A" style:family="table-column">
      <style:table-column-properties style:column-width="1.799cm" style:rel-column-width="7378*"/>
    </style:style>
    <style:style style:name="Tabela34.B" style:family="table-column">
      <style:table-column-properties style:column-width="14.182cm" style:rel-column-width="58157*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6.007cm" fo:margin-left="0cm" table:align="left"/>
    </style:style>
    <style:style style:name="Tabela35.A" style:family="table-column">
      <style:table-column-properties style:column-width="3.006cm"/>
    </style:style>
    <style:style style:name="Tabela35.B" style:family="table-column">
      <style:table-column-properties style:column-width="2.002cm"/>
    </style:style>
    <style:style style:name="Tabela35.C" style:family="table-column">
      <style:table-column-properties style:column-width="2.099cm"/>
    </style:style>
    <style:style style:name="Tabela35.D" style:family="table-column">
      <style:table-column-properties style:column-width="8.901cm"/>
    </style:style>
    <style:style style:name="Tabela35.A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5.981cm" table:align="margins"/>
    </style:style>
    <style:style style:name="Tabela36.A" style:family="table-column">
      <style:table-column-properties style:column-width="1.799cm" style:rel-column-width="7378*"/>
    </style:style>
    <style:style style:name="Tabela36.B" style:family="table-column">
      <style:table-column-properties style:column-width="14.182cm" style:rel-column-width="58157*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6.007cm" fo:margin-left="0cm" table:align="left"/>
    </style:style>
    <style:style style:name="Tabela37.A" style:family="table-column">
      <style:table-column-properties style:column-width="3.006cm"/>
    </style:style>
    <style:style style:name="Tabela37.B" style:family="table-column">
      <style:table-column-properties style:column-width="2.002cm"/>
    </style:style>
    <style:style style:name="Tabela37.C" style:family="table-column">
      <style:table-column-properties style:column-width="2.099cm"/>
    </style:style>
    <style:style style:name="Tabela37.D" style:family="table-column">
      <style:table-column-properties style:column-width="8.901cm"/>
    </style:style>
    <style:style style:name="Tabela37.A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5.981cm" table:align="margins"/>
    </style:style>
    <style:style style:name="Tabela38.A" style:family="table-column">
      <style:table-column-properties style:column-width="1.799cm" style:rel-column-width="7378*"/>
    </style:style>
    <style:style style:name="Tabela38.B" style:family="table-column">
      <style:table-column-properties style:column-width="14.182cm" style:rel-column-width="58157*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5.981cm" table:align="margins"/>
    </style:style>
    <style:style style:name="Tabela39.A" style:family="table-column">
      <style:table-column-properties style:column-width="1.799cm" style:rel-column-width="7378*"/>
    </style:style>
    <style:style style:name="Tabela39.B" style:family="table-column">
      <style:table-column-properties style:column-width="14.182cm" style:rel-column-width="58157*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6.007cm" fo:margin-left="0cm" table:align="left"/>
    </style:style>
    <style:style style:name="Tabela40.A" style:family="table-column">
      <style:table-column-properties style:column-width="3.006cm"/>
    </style:style>
    <style:style style:name="Tabela40.B" style:family="table-column">
      <style:table-column-properties style:column-width="2.002cm"/>
    </style:style>
    <style:style style:name="Tabela40.C" style:family="table-column">
      <style:table-column-properties style:column-width="2.099cm"/>
    </style:style>
    <style:style style:name="Tabela40.D" style:family="table-column">
      <style:table-column-properties style:column-width="8.901cm"/>
    </style:style>
    <style:style style:name="Tabela40.A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5.981cm" table:align="margins"/>
    </style:style>
    <style:style style:name="Tabela41.A" style:family="table-column">
      <style:table-column-properties style:column-width="1.799cm" style:rel-column-width="7378*"/>
    </style:style>
    <style:style style:name="Tabela41.B" style:family="table-column">
      <style:table-column-properties style:column-width="14.182cm" style:rel-column-width="58157*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5.981cm" table:align="margins"/>
    </style:style>
    <style:style style:name="Tabela42.A" style:family="table-column">
      <style:table-column-properties style:column-width="1.799cm" style:rel-column-width="7378*"/>
    </style:style>
    <style:style style:name="Tabela42.B" style:family="table-column">
      <style:table-column-properties style:column-width="14.182cm" style:rel-column-width="58157*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weight="bold" officeooo:rsid="00362682" officeooo:paragraph-rsid="00362682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1d7bdb" officeooo:paragraph-rsid="002c5849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1d7bdb" officeooo:paragraph-rsid="001d7bdb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1d7bdb" officeooo:paragraph-rsid="00218b47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d7bdb" officeooo:paragraph-rsid="002a439b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d7bdb" officeooo:paragraph-rsid="002cb1f5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d7bdb" officeooo:paragraph-rsid="003de618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1d7bdb" officeooo:paragraph-rsid="003f04ef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1d7bdb" officeooo:paragraph-rsid="00450c65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d7bdb" officeooo:paragraph-rsid="00451fe5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2292a5" officeooo:paragraph-rsid="002c5849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2292a5" officeooo:paragraph-rsid="002292a5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2292a5" officeooo:paragraph-rsid="002a439b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2292a5" officeooo:paragraph-rsid="002cb1f5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2292a5" officeooo:paragraph-rsid="003f04ef" style:font-weight-asian="bold" style:font-weight-complex="bold"/>
    </style:style>
    <style:style style:name="P16" style:family="paragraph" style:parent-style-name="Standard">
      <style:text-properties style:font-name="Liberation Serif" fo:font-weight="bold" officeooo:rsid="002292a5" officeooo:paragraph-rsid="00450c65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2292a5" officeooo:paragraph-rsid="00451fe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13cc3e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2a439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2c584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2cb1f5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3de61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3fe6ae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41090b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weight="bold" officeooo:rsid="00102a84" officeooo:paragraph-rsid="00451fe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102a8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1c35b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1d7bd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2a439b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2c584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2cb1f5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3de61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3fe6a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41090b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weight="bold" officeooo:rsid="00102a84" officeooo:paragraph-rsid="00451fe5" style:font-weight-asian="bold" style:font-weight-complex="bold"/>
    </style:style>
    <style:style style:name="P36" style:family="paragraph" style:parent-style-name="Standard">
      <style:text-properties style:font-name="Liberation Serif" officeooo:rsid="00102a84" officeooo:paragraph-rsid="00362682"/>
    </style:style>
    <style:style style:name="P37" style:family="paragraph" style:parent-style-name="Standard">
      <style:paragraph-properties fo:text-align="center" style:justify-single-word="false"/>
      <style:text-properties style:font-name="Liberation Serif" officeooo:rsid="00102a84" officeooo:paragraph-rsid="00102a84"/>
    </style:style>
    <style:style style:name="P38" style:family="paragraph" style:parent-style-name="Standard">
      <style:paragraph-properties fo:text-align="center" style:justify-single-word="false"/>
      <style:text-properties style:font-name="Liberation Serif" officeooo:rsid="00102a84" officeooo:paragraph-rsid="002a439b"/>
    </style:style>
    <style:style style:name="P39" style:family="paragraph" style:parent-style-name="Standard">
      <style:paragraph-properties fo:text-align="center" style:justify-single-word="false"/>
      <style:text-properties style:font-name="Liberation Serif" officeooo:rsid="00102a84" officeooo:paragraph-rsid="002c5849"/>
    </style:style>
    <style:style style:name="P40" style:family="paragraph" style:parent-style-name="Standard">
      <style:paragraph-properties fo:text-align="center" style:justify-single-word="false"/>
      <style:text-properties style:font-name="Liberation Serif" officeooo:rsid="00102a84" officeooo:paragraph-rsid="002cb1f5"/>
    </style:style>
    <style:style style:name="P41" style:family="paragraph" style:parent-style-name="Standard">
      <style:paragraph-properties fo:text-align="center" style:justify-single-word="false"/>
      <style:text-properties style:font-name="Liberation Serif" officeooo:rsid="00102a84" officeooo:paragraph-rsid="003de618"/>
    </style:style>
    <style:style style:name="P42" style:family="paragraph" style:parent-style-name="Standard">
      <style:paragraph-properties fo:text-align="center" style:justify-single-word="false"/>
      <style:text-properties style:font-name="Liberation Serif" officeooo:rsid="00102a84" officeooo:paragraph-rsid="003fe6ae"/>
    </style:style>
    <style:style style:name="P43" style:family="paragraph" style:parent-style-name="Standard">
      <style:paragraph-properties fo:text-align="center" style:justify-single-word="false"/>
      <style:text-properties style:font-name="Liberation Serif" officeooo:rsid="00102a84" officeooo:paragraph-rsid="0041090b"/>
    </style:style>
    <style:style style:name="P44" style:family="paragraph" style:parent-style-name="Standard">
      <style:paragraph-properties fo:text-align="center" style:justify-single-word="false"/>
      <style:text-properties style:font-name="Liberation Serif" officeooo:rsid="00102a84" officeooo:paragraph-rsid="00451fe5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02a84" officeooo:paragraph-rsid="00102a84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02a84" officeooo:paragraph-rsid="001c35be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02a84" officeooo:paragraph-rsid="001d7bdb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02a84" officeooo:paragraph-rsid="002a439b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02a84" officeooo:paragraph-rsid="002c5849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02a84" officeooo:paragraph-rsid="002cb1f5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02a84" officeooo:paragraph-rsid="003de618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02a84" officeooo:paragraph-rsid="003fe6ae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02a84" officeooo:paragraph-rsid="0041090b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02a84" officeooo:paragraph-rsid="00451fe5"/>
    </style:style>
    <style:style style:name="P55" style:family="paragraph" style:parent-style-name="Standard">
      <style:text-properties style:font-name="Liberation Serif" officeooo:rsid="00362682" officeooo:paragraph-rsid="00362682"/>
    </style:style>
    <style:style style:name="P56" style:family="paragraph" style:parent-style-name="Standard">
      <style:text-properties style:font-name="Liberation Serif" officeooo:rsid="001d7bdb" officeooo:paragraph-rsid="002c5849"/>
    </style:style>
    <style:style style:name="P57" style:family="paragraph" style:parent-style-name="Standard">
      <style:text-properties style:font-name="Liberation Serif" officeooo:rsid="001d7bdb" officeooo:paragraph-rsid="001d7bdb"/>
    </style:style>
    <style:style style:name="P58" style:family="paragraph" style:parent-style-name="Standard">
      <style:text-properties style:font-name="Liberation Serif" officeooo:rsid="001d7bdb" officeooo:paragraph-rsid="00218b47"/>
    </style:style>
    <style:style style:name="P59" style:family="paragraph" style:parent-style-name="Standard">
      <style:text-properties style:font-name="Liberation Serif" officeooo:rsid="001d7bdb" officeooo:paragraph-rsid="002a439b"/>
    </style:style>
    <style:style style:name="P60" style:family="paragraph" style:parent-style-name="Standard">
      <style:text-properties style:font-name="Liberation Serif" officeooo:rsid="001d7bdb" officeooo:paragraph-rsid="002cb1f5"/>
    </style:style>
    <style:style style:name="P61" style:family="paragraph" style:parent-style-name="Standard">
      <style:text-properties style:font-name="Liberation Serif" officeooo:rsid="001d7bdb" officeooo:paragraph-rsid="003de618"/>
    </style:style>
    <style:style style:name="P62" style:family="paragraph" style:parent-style-name="Standard">
      <style:text-properties style:font-name="Liberation Serif" officeooo:rsid="001d7bdb" officeooo:paragraph-rsid="003f04ef"/>
    </style:style>
    <style:style style:name="P63" style:family="paragraph" style:parent-style-name="Standard">
      <style:text-properties style:font-name="Liberation Serif" officeooo:rsid="001d7bdb" officeooo:paragraph-rsid="00450c65"/>
    </style:style>
    <style:style style:name="P64" style:family="paragraph" style:parent-style-name="Standard">
      <style:text-properties style:font-name="Liberation Serif" officeooo:rsid="001d7bdb" officeooo:paragraph-rsid="00451fe5"/>
    </style:style>
    <style:style style:name="P65" style:family="paragraph" style:parent-style-name="Standard">
      <style:text-properties style:font-name="Liberation Serif" officeooo:paragraph-rsid="002c5849"/>
    </style:style>
    <style:style style:name="P66" style:family="paragraph" style:parent-style-name="Standard">
      <style:text-properties style:font-name="Liberation Serif" officeooo:paragraph-rsid="00102a84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02a84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2a439b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2c5849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2cb1f5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3de618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3fe6ae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41090b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451fe5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officeooo:paragraph-rsid="00102a84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officeooo:paragraph-rsid="002a439b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officeooo:paragraph-rsid="002c5849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officeooo:paragraph-rsid="002cb1f5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officeooo:paragraph-rsid="003de618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officeooo:paragraph-rsid="003fe6ae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officeooo:paragraph-rsid="0041090b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officeooo:paragraph-rsid="00451fe5" style:font-size-asian="12pt" style:font-size-complex="12pt"/>
    </style:style>
    <style:style style:name="P83" style:family="paragraph" style:parent-style-name="Standard">
      <style:text-properties style:font-name="Liberation Serif" fo:font-size="12pt" officeooo:paragraph-rsid="00102a84" style:font-size-asian="12pt" style:font-size-complex="12pt"/>
    </style:style>
    <style:style style:name="P84" style:family="paragraph" style:parent-style-name="Standard">
      <style:text-properties style:font-name="Liberation Serif" fo:font-size="12pt" officeooo:rsid="00102a84" officeooo:paragraph-rsid="00102a84" style:font-size-asian="12pt" style:font-size-complex="12pt"/>
    </style:style>
    <style:style style:name="P85" style:family="paragraph" style:parent-style-name="Standard">
      <style:text-properties style:font-name="Liberation Serif" fo:font-size="12pt" officeooo:rsid="00102a84" officeooo:paragraph-rsid="002a439b" style:font-size-asian="12pt" style:font-size-complex="12pt"/>
    </style:style>
    <style:style style:name="P86" style:family="paragraph" style:parent-style-name="Standard">
      <style:text-properties style:font-name="Liberation Serif" fo:font-size="12pt" officeooo:rsid="00102a84" officeooo:paragraph-rsid="002c5849" style:font-size-asian="12pt" style:font-size-complex="12pt"/>
    </style:style>
    <style:style style:name="P87" style:family="paragraph" style:parent-style-name="Standard">
      <style:text-properties style:font-name="Liberation Serif" fo:font-size="12pt" officeooo:rsid="00102a84" officeooo:paragraph-rsid="003de618" style:font-size-asian="12pt" style:font-size-complex="12pt"/>
    </style:style>
    <style:style style:name="P88" style:family="paragraph" style:parent-style-name="Standard">
      <style:text-properties style:font-name="Liberation Serif" fo:font-size="12pt" officeooo:rsid="00102a84" officeooo:paragraph-rsid="003fe6ae" style:font-size-asian="12pt" style:font-size-complex="12pt"/>
    </style:style>
    <style:style style:name="P89" style:family="paragraph" style:parent-style-name="Standard">
      <style:text-properties style:font-name="Liberation Serif" fo:font-size="12pt" officeooo:rsid="00102a84" officeooo:paragraph-rsid="0041090b" style:font-size-asian="12pt" style:font-size-complex="12pt"/>
    </style:style>
    <style:style style:name="P90" style:family="paragraph" style:parent-style-name="Standard">
      <style:text-properties style:font-name="Liberation Serif" fo:font-size="12pt" officeooo:rsid="00102a84" officeooo:paragraph-rsid="00451fe5" style:font-size-asian="12pt" style:font-size-complex="12pt"/>
    </style:style>
    <style:style style:name="P91" style:family="paragraph" style:parent-style-name="Standard">
      <style:text-properties style:font-name="Liberation Serif" fo:font-size="12pt" officeooo:paragraph-rsid="002a439b" style:font-size-asian="12pt" style:font-size-complex="12pt"/>
    </style:style>
    <style:style style:name="P92" style:family="paragraph" style:parent-style-name="Standard">
      <style:text-properties style:font-name="Liberation Serif" fo:font-size="12pt" officeooo:paragraph-rsid="002c5849" style:font-size-asian="12pt" style:font-size-complex="12pt"/>
    </style:style>
    <style:style style:name="P93" style:family="paragraph" style:parent-style-name="Standard">
      <style:text-properties style:font-name="Liberation Serif" fo:font-size="12pt" officeooo:paragraph-rsid="002cb1f5" style:font-size-asian="12pt" style:font-size-complex="12pt"/>
    </style:style>
    <style:style style:name="P94" style:family="paragraph" style:parent-style-name="Standard">
      <style:text-properties style:font-name="Liberation Serif" fo:font-size="12pt" officeooo:rsid="002cb1f5" officeooo:paragraph-rsid="002cb1f5" style:font-size-asian="12pt" style:font-size-complex="12pt"/>
    </style:style>
    <style:style style:name="P95" style:family="paragraph" style:parent-style-name="Standard">
      <style:text-properties style:font-name="Liberation Serif" fo:font-size="12pt" officeooo:paragraph-rsid="003de618" style:font-size-asian="12pt" style:font-size-complex="12pt"/>
    </style:style>
    <style:style style:name="P96" style:family="paragraph" style:parent-style-name="Standard">
      <style:text-properties style:font-name="Liberation Serif" fo:font-size="12pt" officeooo:rsid="003de618" officeooo:paragraph-rsid="003de618" style:font-size-asian="12pt" style:font-size-complex="12pt"/>
    </style:style>
    <style:style style:name="P97" style:family="paragraph" style:parent-style-name="Standard">
      <style:text-properties style:font-name="Liberation Serif" fo:font-size="12pt" officeooo:paragraph-rsid="003fe6ae" style:font-size-asian="12pt" style:font-size-complex="12pt"/>
    </style:style>
    <style:style style:name="P98" style:family="paragraph" style:parent-style-name="Standard">
      <style:text-properties style:font-name="Liberation Serif" fo:font-size="12pt" officeooo:rsid="003fe6ae" officeooo:paragraph-rsid="003fe6ae" style:font-size-asian="12pt" style:font-size-complex="12pt"/>
    </style:style>
    <style:style style:name="P99" style:family="paragraph" style:parent-style-name="Standard">
      <style:text-properties style:font-name="Liberation Serif" fo:font-size="12pt" officeooo:paragraph-rsid="0041090b" style:font-size-asian="12pt" style:font-size-complex="12pt"/>
    </style:style>
    <style:style style:name="P100" style:family="paragraph" style:parent-style-name="Standard">
      <style:text-properties style:font-name="Liberation Serif" fo:font-size="12pt" officeooo:rsid="0041090b" officeooo:paragraph-rsid="0041090b" style:font-size-asian="12pt" style:font-size-complex="12pt"/>
    </style:style>
    <style:style style:name="P101" style:family="paragraph" style:parent-style-name="Standard">
      <style:text-properties style:font-name="Liberation Serif" fo:font-size="12pt" officeooo:rsid="0041090b" officeooo:paragraph-rsid="00451fe5" style:font-size-asian="12pt" style:font-size-complex="12pt"/>
    </style:style>
    <style:style style:name="P102" style:family="paragraph" style:parent-style-name="Standard">
      <style:text-properties style:font-name="Liberation Serif" fo:font-size="12pt" officeooo:paragraph-rsid="00451fe5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1f114d" officeooo:paragraph-rsid="001f114d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1f114d" officeooo:paragraph-rsid="002a439b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1f114d" officeooo:paragraph-rsid="002c5849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1f114d" officeooo:paragraph-rsid="002cb1f5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1f114d" officeooo:paragraph-rsid="003de618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1f114d" officeooo:paragraph-rsid="003fe6ae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1f114d" officeooo:paragraph-rsid="0041090b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1f114d" officeooo:paragraph-rsid="00451fe5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204a59" officeooo:paragraph-rsid="00204a59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204a59" officeooo:paragraph-rsid="002a439b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204a59" officeooo:paragraph-rsid="002f8dbe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204a59" officeooo:paragraph-rsid="002c5849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204a59" officeooo:paragraph-rsid="00318d20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204a59" officeooo:paragraph-rsid="002cb1f5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204a59" officeooo:paragraph-rsid="003de618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204a59" officeooo:paragraph-rsid="003fe6ae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204a59" officeooo:paragraph-rsid="0041090b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204a59" officeooo:paragraph-rsid="00451fe5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1742b8" officeooo:paragraph-rsid="001742b8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1742b8" officeooo:paragraph-rsid="002a439b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1742b8" officeooo:paragraph-rsid="002c5849"/>
    </style:style>
    <style:style style:name="P124" style:family="paragraph" style:parent-style-name="Standard">
      <style:text-properties style:font-name="Liberation Serif" officeooo:paragraph-rsid="001d7bdb"/>
    </style:style>
    <style:style style:name="P125" style:family="paragraph" style:parent-style-name="Standard">
      <style:text-properties style:font-name="Liberation Serif" officeooo:paragraph-rsid="001f114d"/>
    </style:style>
    <style:style style:name="P126" style:family="paragraph" style:parent-style-name="Standard">
      <style:text-properties style:font-name="Liberation Serif" officeooo:paragraph-rsid="00218b47"/>
    </style:style>
    <style:style style:name="P127" style:family="paragraph" style:parent-style-name="Standard">
      <style:text-properties style:font-name="Liberation Serif" officeooo:rsid="002292a5" officeooo:paragraph-rsid="002292a5"/>
    </style:style>
    <style:style style:name="P128" style:family="paragraph" style:parent-style-name="Standard">
      <style:text-properties style:font-name="Liberation Serif" officeooo:rsid="002292a5" officeooo:paragraph-rsid="002a439b"/>
    </style:style>
    <style:style style:name="P129" style:family="paragraph" style:parent-style-name="Standard">
      <style:text-properties style:font-name="Liberation Serif" officeooo:rsid="002292a5" officeooo:paragraph-rsid="002c5849"/>
    </style:style>
    <style:style style:name="P130" style:family="paragraph" style:parent-style-name="Standard">
      <style:text-properties style:font-name="Liberation Serif" officeooo:rsid="002292a5" officeooo:paragraph-rsid="002cb1f5"/>
    </style:style>
    <style:style style:name="P131" style:family="paragraph" style:parent-style-name="Standard">
      <style:text-properties style:font-name="Liberation Serif" officeooo:rsid="002292a5" officeooo:paragraph-rsid="003f04ef"/>
    </style:style>
    <style:style style:name="P132" style:family="paragraph" style:parent-style-name="Standard">
      <style:text-properties style:font-name="Liberation Serif" officeooo:rsid="002292a5" officeooo:paragraph-rsid="00450c65"/>
    </style:style>
    <style:style style:name="P133" style:family="paragraph" style:parent-style-name="Standard">
      <style:text-properties style:font-name="Liberation Serif" officeooo:rsid="002292a5" officeooo:paragraph-rsid="00451fe5"/>
    </style:style>
    <style:style style:name="P134" style:family="paragraph" style:parent-style-name="Standard">
      <style:text-properties style:font-name="Liberation Serif" officeooo:rsid="0028ce3d" officeooo:paragraph-rsid="002bad9e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28ce3d" officeooo:paragraph-rsid="003de618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28ce3d" officeooo:paragraph-rsid="003f04ef"/>
    </style:style>
    <style:style style:name="P137" style:family="paragraph" style:parent-style-name="Standard">
      <style:text-properties style:font-name="Liberation Serif" officeooo:paragraph-rsid="002a439b"/>
    </style:style>
    <style:style style:name="P138" style:family="paragraph" style:parent-style-name="Standard">
      <style:text-properties style:font-name="Liberation Serif" officeooo:paragraph-rsid="002cb1f5"/>
    </style:style>
    <style:style style:name="P139" style:family="paragraph" style:parent-style-name="Standard">
      <style:paragraph-properties fo:text-align="start" style:justify-single-word="false"/>
      <style:text-properties style:font-name="Liberation Serif" officeooo:paragraph-rsid="002cb1f5"/>
    </style:style>
    <style:style style:name="P140" style:family="paragraph" style:parent-style-name="Standard">
      <style:text-properties style:font-name="Liberation Serif" officeooo:paragraph-rsid="003de618"/>
    </style:style>
    <style:style style:name="P141" style:family="paragraph" style:parent-style-name="Standard">
      <style:text-properties style:font-name="Liberation Serif" officeooo:paragraph-rsid="002bad9e"/>
    </style:style>
    <style:style style:name="P142" style:family="paragraph" style:parent-style-name="Standard">
      <style:text-properties style:font-name="Liberation Serif" officeooo:rsid="003f04ef" officeooo:paragraph-rsid="003f04ef"/>
    </style:style>
    <style:style style:name="P143" style:family="paragraph" style:parent-style-name="Standard">
      <style:paragraph-properties fo:text-align="start" style:justify-single-word="false"/>
      <style:text-properties style:font-name="Liberation Serif" officeooo:rsid="003f04ef" officeooo:paragraph-rsid="003f04ef"/>
    </style:style>
    <style:style style:name="P144" style:family="paragraph" style:parent-style-name="Standard">
      <style:paragraph-properties fo:text-align="start" style:justify-single-word="false"/>
      <style:text-properties style:font-name="Liberation Serif" officeooo:rsid="003f04ef" officeooo:paragraph-rsid="0041090b"/>
    </style:style>
    <style:style style:name="P145" style:family="paragraph" style:parent-style-name="Standard">
      <style:paragraph-properties fo:text-align="start" style:justify-single-word="false"/>
      <style:text-properties style:font-name="Liberation Serif" officeooo:rsid="003f04ef" officeooo:paragraph-rsid="00450c65"/>
    </style:style>
    <style:style style:name="P146" style:family="paragraph" style:parent-style-name="Standard">
      <style:paragraph-properties fo:text-align="start" style:justify-single-word="false"/>
      <style:text-properties style:font-name="Liberation Serif" officeooo:rsid="003f04ef" officeooo:paragraph-rsid="00451fe5"/>
    </style:style>
    <style:style style:name="P147" style:family="paragraph" style:parent-style-name="Standard">
      <style:paragraph-properties fo:text-align="start" style:justify-single-word="false"/>
      <style:text-properties style:font-name="Liberation Serif" officeooo:rsid="003de618" officeooo:paragraph-rsid="003de618"/>
    </style:style>
    <style:style style:name="P148" style:family="paragraph" style:parent-style-name="Standard">
      <style:text-properties style:font-name="Liberation Serif" officeooo:paragraph-rsid="003fe6ae"/>
    </style:style>
    <style:style style:name="P149" style:family="paragraph" style:parent-style-name="Standard">
      <style:paragraph-properties fo:text-align="start" style:justify-single-word="false"/>
      <style:text-properties style:font-name="Liberation Serif" officeooo:rsid="003fe6ae" officeooo:paragraph-rsid="003fe6ae"/>
    </style:style>
    <style:style style:name="P150" style:family="paragraph" style:parent-style-name="Standard">
      <style:text-properties style:font-name="Liberation Serif" officeooo:paragraph-rsid="0041090b"/>
    </style:style>
    <style:style style:name="P151" style:family="paragraph" style:parent-style-name="Standard">
      <style:text-properties style:font-name="Liberation Serif" officeooo:paragraph-rsid="00450c65"/>
    </style:style>
    <style:style style:name="P152" style:family="paragraph" style:parent-style-name="Standard">
      <style:text-properties style:font-name="Liberation Serif" officeooo:paragraph-rsid="00451fe5"/>
    </style:style>
    <style:style style:name="P153" style:family="paragraph" style:parent-style-name="Standard">
      <style:text-properties style:font-name="Liberation Serif" officeooo:paragraph-rsid="0028ce3d"/>
    </style:style>
    <style:style style:name="P154" style:family="paragraph" style:parent-style-name="Table_20_Contents">
      <style:paragraph-properties fo:text-align="start" style:justify-single-word="false"/>
      <style:text-properties officeooo:paragraph-rsid="003de618"/>
    </style:style>
    <style:style style:name="P155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362682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2c5849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1c35be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102a84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1d7bdb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1f114d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218b47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2a439b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2cb1f5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3de618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3f04ef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41090b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450c65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Liberation Serif" fo:font-weight="bold" officeooo:rsid="00102a84" officeooo:paragraph-rsid="00451fe5" style:font-weight-asian="bold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37035a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344651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1d7bdb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29071d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2a439b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2bad9e"/>
    </style:style>
    <style:style style:name="P175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2c5849"/>
    </style:style>
    <style:style style:name="P176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2cb1f5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41090b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4298d6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448442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451fe5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2c5849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1f114d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2a439b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2cb1f5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3f04ef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450c65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officeooo:rsid="001f114d" officeooo:paragraph-rsid="00451fe5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officeooo:rsid="00218b47" officeooo:paragraph-rsid="002c5849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officeooo:rsid="00218b47" officeooo:paragraph-rsid="002292a5"/>
    </style:style>
    <style:style style:name="P190" style:family="paragraph" style:parent-style-name="Table_20_Contents">
      <style:paragraph-properties fo:text-align="start" style:justify-single-word="false"/>
      <style:text-properties style:font-name="Liberation Serif" officeooo:rsid="00218b47" officeooo:paragraph-rsid="002a439b"/>
    </style:style>
    <style:style style:name="P191" style:family="paragraph" style:parent-style-name="Table_20_Contents">
      <style:paragraph-properties fo:text-align="start" style:justify-single-word="false"/>
      <style:text-properties style:font-name="Liberation Serif" officeooo:rsid="0037035a" officeooo:paragraph-rsid="0037035a"/>
    </style:style>
    <style:style style:name="P192" style:family="paragraph" style:parent-style-name="Table_20_Contents">
      <style:paragraph-properties fo:text-align="start" style:justify-single-word="false"/>
      <style:text-properties style:font-name="Liberation Serif" officeooo:rsid="0037035a" officeooo:paragraph-rsid="0038fab3"/>
    </style:style>
    <style:style style:name="P193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1c35be"/>
    </style:style>
    <style:style style:name="P194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2bad9e"/>
    </style:style>
    <style:style style:name="P195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2a439b"/>
    </style:style>
    <style:style style:name="P196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2c5849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2cb1f5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41090b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450c65"/>
    </style:style>
    <style:style style:name="P200" style:family="paragraph" style:parent-style-name="Table_20_Contents">
      <style:paragraph-properties fo:text-align="start" style:justify-single-word="false"/>
      <style:text-properties style:font-name="Liberation Serif" officeooo:rsid="001c35be" officeooo:paragraph-rsid="00451fe5"/>
    </style:style>
    <style:style style:name="P201" style:family="paragraph" style:parent-style-name="Table_20_Contents">
      <style:paragraph-properties fo:text-align="start" style:justify-single-word="false"/>
      <style:text-properties style:font-name="Liberation Serif" officeooo:rsid="0019014d" officeooo:paragraph-rsid="0019014d"/>
    </style:style>
    <style:style style:name="P202" style:family="paragraph" style:parent-style-name="Table_20_Contents">
      <style:paragraph-properties fo:text-align="start" style:justify-single-word="false"/>
      <style:text-properties style:font-name="Liberation Serif" officeooo:rsid="0019014d" officeooo:paragraph-rsid="002a439b"/>
    </style:style>
    <style:style style:name="P203" style:family="paragraph" style:parent-style-name="Table_20_Contents">
      <style:paragraph-properties fo:text-align="start" style:justify-single-word="false"/>
      <style:text-properties style:font-name="Liberation Serif" officeooo:rsid="0019014d" officeooo:paragraph-rsid="002c5849"/>
    </style:style>
    <style:style style:name="P204" style:family="paragraph" style:parent-style-name="Table_20_Contents">
      <style:paragraph-properties fo:text-align="start" style:justify-single-word="false"/>
      <style:text-properties style:font-name="Liberation Serif" officeooo:rsid="0019014d" officeooo:paragraph-rsid="00344651"/>
    </style:style>
    <style:style style:name="P205" style:family="paragraph" style:parent-style-name="Table_20_Contents">
      <style:paragraph-properties fo:text-align="start" style:justify-single-word="false"/>
      <style:text-properties style:font-name="Liberation Serif" officeooo:rsid="0019014d" officeooo:paragraph-rsid="00448442"/>
    </style:style>
    <style:style style:name="P206" style:family="paragraph" style:parent-style-name="Table_20_Contents">
      <style:paragraph-properties fo:text-align="start" style:justify-single-word="false"/>
      <style:text-properties style:font-name="Liberation Serif" officeooo:rsid="0019014d" officeooo:paragraph-rsid="00451fe5"/>
    </style:style>
    <style:style style:name="P207" style:family="paragraph" style:parent-style-name="Table_20_Contents">
      <style:paragraph-properties fo:text-align="start" style:justify-single-word="false"/>
      <style:text-properties style:font-name="Liberation Serif" officeooo:rsid="0025413e" officeooo:paragraph-rsid="0025413e"/>
    </style:style>
    <style:style style:name="P208" style:family="paragraph" style:parent-style-name="Table_20_Contents">
      <style:paragraph-properties fo:text-align="start" style:justify-single-word="false"/>
      <style:text-properties style:font-name="Liberation Serif" officeooo:rsid="0025413e" officeooo:paragraph-rsid="0025af5d"/>
    </style:style>
    <style:style style:name="P209" style:family="paragraph" style:parent-style-name="Table_20_Contents">
      <style:paragraph-properties fo:text-align="start" style:justify-single-word="false"/>
      <style:text-properties style:font-name="Liberation Serif" officeooo:rsid="0025413e" officeooo:paragraph-rsid="002a439b"/>
    </style:style>
    <style:style style:name="P210" style:family="paragraph" style:parent-style-name="Table_20_Contents">
      <style:paragraph-properties fo:text-align="start" style:justify-single-word="false"/>
      <style:text-properties style:font-name="Liberation Serif" officeooo:rsid="0025413e" officeooo:paragraph-rsid="002c5849"/>
    </style:style>
    <style:style style:name="P211" style:family="paragraph" style:parent-style-name="Table_20_Contents">
      <style:paragraph-properties fo:text-align="start" style:justify-single-word="false"/>
      <style:text-properties style:font-name="Liberation Serif" officeooo:rsid="0025413e" officeooo:paragraph-rsid="002cb1f5"/>
    </style:style>
    <style:style style:name="P212" style:family="paragraph" style:parent-style-name="Table_20_Contents">
      <style:paragraph-properties fo:text-align="start" style:justify-single-word="false"/>
      <style:text-properties style:font-name="Liberation Serif" officeooo:rsid="0028e0d0" officeooo:paragraph-rsid="0028e0d0"/>
    </style:style>
    <style:style style:name="P213" style:family="paragraph" style:parent-style-name="Table_20_Contents">
      <style:paragraph-properties fo:text-align="start" style:justify-single-word="false"/>
      <style:text-properties style:font-name="Liberation Serif" officeooo:rsid="0028e0d0" officeooo:paragraph-rsid="002a439b"/>
    </style:style>
    <style:style style:name="P214" style:family="paragraph" style:parent-style-name="Table_20_Contents">
      <style:paragraph-properties fo:text-align="start" style:justify-single-word="false"/>
      <style:text-properties style:font-name="Liberation Serif" officeooo:rsid="0028e0d0" officeooo:paragraph-rsid="00344651"/>
    </style:style>
    <style:style style:name="P215" style:family="paragraph" style:parent-style-name="Table_20_Contents">
      <style:paragraph-properties fo:text-align="start" style:justify-single-word="false"/>
      <style:text-properties style:font-name="Liberation Serif" officeooo:rsid="0028e0d0" officeooo:paragraph-rsid="002c5849"/>
    </style:style>
    <style:style style:name="P216" style:family="paragraph" style:parent-style-name="Table_20_Contents">
      <style:paragraph-properties fo:text-align="start" style:justify-single-word="false"/>
      <style:text-properties style:font-name="Liberation Serif" officeooo:rsid="0028e0d0" officeooo:paragraph-rsid="002cb1f5"/>
    </style:style>
    <style:style style:name="P217" style:family="paragraph" style:parent-style-name="Table_20_Contents">
      <style:paragraph-properties fo:text-align="start" style:justify-single-word="false"/>
      <style:text-properties style:font-name="Liberation Serif" officeooo:rsid="0023ed61" officeooo:paragraph-rsid="0023ed61"/>
    </style:style>
    <style:style style:name="P218" style:family="paragraph" style:parent-style-name="Table_20_Contents">
      <style:paragraph-properties fo:text-align="start" style:justify-single-word="false"/>
      <style:text-properties style:font-name="Liberation Serif" officeooo:rsid="0023ed61" officeooo:paragraph-rsid="002bad9e"/>
    </style:style>
    <style:style style:name="P219" style:family="paragraph" style:parent-style-name="Table_20_Contents">
      <style:paragraph-properties fo:text-align="start" style:justify-single-word="false"/>
      <style:text-properties style:font-name="Liberation Serif" officeooo:rsid="0023ed61" officeooo:paragraph-rsid="002c5849"/>
    </style:style>
    <style:style style:name="P220" style:family="paragraph" style:parent-style-name="Table_20_Contents">
      <style:paragraph-properties fo:text-align="start" style:justify-single-word="false"/>
      <style:text-properties style:font-name="Liberation Serif" officeooo:rsid="003de618" officeooo:paragraph-rsid="003de618"/>
    </style:style>
    <style:style style:name="P221" style:family="paragraph" style:parent-style-name="Table_20_Contents">
      <style:paragraph-properties fo:text-align="start" style:justify-single-word="false"/>
      <style:text-properties style:font-name="Liberation Serif" officeooo:rsid="003f04ef" officeooo:paragraph-rsid="003f04ef"/>
    </style:style>
    <style:style style:name="P222" style:family="paragraph" style:parent-style-name="Table_20_Contents">
      <style:paragraph-properties fo:text-align="start" style:justify-single-word="false"/>
      <style:text-properties style:font-name="Liberation Serif" officeooo:rsid="0041090b" officeooo:paragraph-rsid="00448442"/>
    </style:style>
    <style:style style:name="P223" style:family="paragraph" style:parent-style-name="Table_20_Contents">
      <style:paragraph-properties fo:text-align="start" style:justify-single-word="false"/>
      <style:text-properties style:font-name="Liberation Serif" officeooo:rsid="0041090b" officeooo:paragraph-rsid="00451fe5"/>
    </style:style>
    <style:style style:name="P224" style:family="paragraph" style:parent-style-name="Table_20_Contents">
      <style:paragraph-properties fo:text-align="start" style:justify-single-word="false"/>
      <style:text-properties style:font-name="Liberation Serif" officeooo:rsid="00448442" officeooo:paragraph-rsid="00448442"/>
    </style:style>
    <style:style style:name="P225" style:family="paragraph" style:parent-style-name="Table_20_Contents">
      <style:paragraph-properties fo:text-align="start" style:justify-single-word="false"/>
      <style:text-properties style:font-name="Liberation Serif" officeooo:rsid="00448442" officeooo:paragraph-rsid="00451fe5"/>
    </style:style>
    <style:style style:name="P226" style:family="paragraph" style:parent-style-name="Table_20_Contents">
      <style:paragraph-properties fo:text-align="start" style:justify-single-word="false"/>
      <style:text-properties style:font-name="Liberation Serif" officeooo:rsid="00450c65" officeooo:paragraph-rsid="00450c65"/>
    </style:style>
    <style:style style:name="P227" style:family="paragraph" style:parent-style-name="Table_20_Contents">
      <style:paragraph-properties fo:text-align="start" style:justify-single-word="false"/>
      <style:text-properties style:font-name="Liberation Serif" officeooo:rsid="00450c65" officeooo:paragraph-rsid="00451fe5"/>
    </style:style>
    <style:style style:name="P228" style:family="paragraph" style:parent-style-name="Table_20_Contents">
      <style:paragraph-properties fo:text-align="start" style:justify-single-word="false"/>
      <style:text-properties fo:font-weight="normal" officeooo:rsid="00451fe5" officeooo:paragraph-rsid="00451fe5" style:font-weight-asian="normal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style:font-name="Liberation Serif" officeooo:rsid="00150ed8" officeooo:paragraph-rsid="00150ed8"/>
    </style:style>
    <style:style style:name="P230" style:family="paragraph" style:parent-style-name="Standard" style:list-style-name="L1">
      <style:paragraph-properties fo:text-align="start" style:justify-single-word="false"/>
      <style:text-properties style:font-name="Liberation Serif" officeooo:rsid="00150ed8" officeooo:paragraph-rsid="002a439b"/>
    </style:style>
    <style:style style:name="P231" style:family="paragraph" style:parent-style-name="Standard" style:list-style-name="L1">
      <style:paragraph-properties fo:text-align="start" style:justify-single-word="false"/>
      <style:text-properties style:font-name="Liberation Serif" officeooo:rsid="00150ed8" officeooo:paragraph-rsid="002c5849"/>
    </style:style>
    <style:style style:name="P232" style:family="paragraph" style:parent-style-name="Standard" style:list-style-name="L1">
      <style:paragraph-properties fo:text-align="start" style:justify-single-word="false"/>
      <style:text-properties style:font-name="Liberation Serif" officeooo:rsid="00150ed8" officeooo:paragraph-rsid="002cb1f5"/>
    </style:style>
    <style:style style:name="P233" style:family="paragraph" style:parent-style-name="Standard" style:list-style-name="L1">
      <style:paragraph-properties fo:text-align="start" style:justify-single-word="false"/>
      <style:text-properties style:font-name="Liberation Serif" officeooo:rsid="00150ed8" officeooo:paragraph-rsid="003de618"/>
    </style:style>
    <style:style style:name="P234" style:family="paragraph" style:parent-style-name="Standard" style:list-style-name="L20">
      <style:paragraph-properties fo:text-align="start" style:justify-single-word="false"/>
      <style:text-properties style:font-name="Liberation Serif" officeooo:rsid="00150ed8" officeooo:paragraph-rsid="003fe6ae"/>
    </style:style>
    <style:style style:name="P235" style:family="paragraph" style:parent-style-name="Standard" style:list-style-name="L20">
      <style:paragraph-properties fo:text-align="start" style:justify-single-word="false"/>
      <style:text-properties style:font-name="Liberation Serif" officeooo:rsid="00150ed8" officeooo:paragraph-rsid="0041090b"/>
    </style:style>
    <style:style style:name="P236" style:family="paragraph" style:parent-style-name="Standard" style:list-style-name="L20">
      <style:paragraph-properties fo:text-align="start" style:justify-single-word="false"/>
      <style:text-properties style:font-name="Liberation Serif" officeooo:rsid="00150ed8" officeooo:paragraph-rsid="00451fe5"/>
    </style:style>
    <style:style style:name="P237" style:family="paragraph" style:parent-style-name="Standard" style:list-style-name="L2">
      <style:paragraph-properties fo:text-align="start" style:justify-single-word="false"/>
      <style:text-properties style:font-name="Liberation Serif" officeooo:rsid="00204a59" officeooo:paragraph-rsid="00204a59"/>
    </style:style>
    <style:style style:name="P238" style:family="paragraph" style:parent-style-name="Standard" style:list-style-name="L6">
      <style:paragraph-properties fo:text-align="start" style:justify-single-word="false"/>
      <style:text-properties style:font-name="Liberation Serif" officeooo:rsid="00204a59" officeooo:paragraph-rsid="002ae291"/>
    </style:style>
    <style:style style:name="P239" style:family="paragraph" style:parent-style-name="Standard" style:list-style-name="L6">
      <style:paragraph-properties fo:text-align="start" style:justify-single-word="false"/>
      <style:text-properties style:font-name="Liberation Serif" officeooo:rsid="00204a59" officeooo:paragraph-rsid="002a439b"/>
    </style:style>
    <style:style style:name="P240" style:family="paragraph" style:parent-style-name="Standard" style:list-style-name="L10">
      <style:paragraph-properties fo:text-align="start" style:justify-single-word="false"/>
      <style:text-properties style:font-name="Liberation Serif" officeooo:rsid="00204a59" officeooo:paragraph-rsid="002c5849"/>
    </style:style>
    <style:style style:name="P241" style:family="paragraph" style:parent-style-name="Standard" style:list-style-name="L14">
      <style:paragraph-properties fo:text-align="start" style:justify-single-word="false"/>
      <style:text-properties style:font-name="Liberation Serif" officeooo:rsid="00204a59" officeooo:paragraph-rsid="002cb1f5"/>
    </style:style>
    <style:style style:name="P242" style:family="paragraph" style:parent-style-name="Standard" style:list-style-name="L18">
      <style:paragraph-properties fo:text-align="start" style:justify-single-word="false"/>
      <style:text-properties style:font-name="Liberation Serif" officeooo:rsid="00204a59" officeooo:paragraph-rsid="003de618"/>
    </style:style>
    <style:style style:name="P243" style:family="paragraph" style:parent-style-name="Standard" style:list-style-name="L21">
      <style:paragraph-properties fo:text-align="start" style:justify-single-word="false"/>
      <style:text-properties style:font-name="Liberation Serif" officeooo:rsid="00204a59" officeooo:paragraph-rsid="003fe6ae"/>
    </style:style>
    <style:style style:name="P244" style:family="paragraph" style:parent-style-name="Standard" style:list-style-name="L22">
      <style:paragraph-properties fo:text-align="start" style:justify-single-word="false"/>
      <style:text-properties style:font-name="Liberation Serif" officeooo:rsid="00204a59" officeooo:paragraph-rsid="0041090b"/>
    </style:style>
    <style:style style:name="P245" style:family="paragraph" style:parent-style-name="Standard" style:list-style-name="L28">
      <style:paragraph-properties fo:text-align="start" style:justify-single-word="false"/>
      <style:text-properties style:font-name="Liberation Serif" officeooo:rsid="00204a59" officeooo:paragraph-rsid="00451fe5"/>
    </style:style>
    <style:style style:name="P246" style:family="paragraph" style:parent-style-name="Standard" style:list-style-name="L5">
      <style:text-properties style:font-name="Liberation Serif" officeooo:rsid="0028ce3d" officeooo:paragraph-rsid="0028ce3d"/>
    </style:style>
    <style:style style:name="P247" style:family="paragraph" style:parent-style-name="Standard" style:list-style-name="L9">
      <style:text-properties style:font-name="Liberation Serif" officeooo:rsid="0028ce3d" officeooo:paragraph-rsid="002a439b"/>
    </style:style>
    <style:style style:name="P248" style:family="paragraph" style:parent-style-name="Standard" style:list-style-name="L9">
      <style:text-properties style:font-name="Liberation Serif" officeooo:rsid="0028ce3d" officeooo:paragraph-rsid="002bad9e"/>
    </style:style>
    <style:style style:name="P249" style:family="paragraph" style:parent-style-name="Standard" style:list-style-name="L13">
      <style:text-properties style:font-name="Liberation Serif" officeooo:rsid="0028ce3d" officeooo:paragraph-rsid="002c5849"/>
    </style:style>
    <style:style style:name="P250" style:family="paragraph" style:parent-style-name="Standard" style:list-style-name="L17">
      <style:text-properties style:font-name="Liberation Serif" officeooo:rsid="0028ce3d" officeooo:paragraph-rsid="002cb1f5"/>
    </style:style>
    <style:style style:name="P251" style:family="paragraph" style:parent-style-name="Standard" style:list-style-name="L26">
      <style:text-properties style:font-name="Liberation Serif" officeooo:rsid="0028ce3d" officeooo:paragraph-rsid="00450c65"/>
    </style:style>
    <style:style style:name="P252" style:family="paragraph" style:parent-style-name="Standard" style:list-style-name="L33">
      <style:text-properties style:font-name="Liberation Serif" officeooo:rsid="0028ce3d" officeooo:paragraph-rsid="00451fe5"/>
    </style:style>
    <style:style style:name="P253" style:family="paragraph" style:parent-style-name="Standard" style:list-style-name="L5">
      <style:text-properties style:font-name="Liberation Serif" officeooo:rsid="003f04ef" officeooo:paragraph-rsid="003f04ef"/>
    </style:style>
    <style:style style:name="P254" style:family="paragraph" style:parent-style-name="Standard" style:list-style-name="L9">
      <style:text-properties style:font-name="Liberation Serif" officeooo:rsid="003f04ef" officeooo:paragraph-rsid="003f04ef"/>
    </style:style>
    <style:style style:name="P255" style:family="paragraph" style:parent-style-name="Standard" style:list-style-name="L13">
      <style:text-properties style:font-name="Liberation Serif" officeooo:rsid="003f04ef" officeooo:paragraph-rsid="003f04ef"/>
    </style:style>
    <style:style style:name="P256" style:family="paragraph" style:parent-style-name="Standard" style:list-style-name="L14">
      <style:paragraph-properties fo:text-align="start" style:justify-single-word="false"/>
      <style:text-properties style:font-name="Liberation Serif" officeooo:rsid="003f04ef" officeooo:paragraph-rsid="003f04ef"/>
    </style:style>
    <style:style style:name="P257" style:family="paragraph" style:parent-style-name="Standard" style:list-style-name="L17">
      <style:paragraph-properties fo:text-align="start" style:justify-single-word="false"/>
      <style:text-properties style:font-name="Liberation Serif" officeooo:rsid="003f04ef" officeooo:paragraph-rsid="003f04ef"/>
    </style:style>
    <style:style style:name="P258" style:family="paragraph" style:parent-style-name="Standard" style:list-style-name="L26">
      <style:paragraph-properties fo:text-align="start" style:justify-single-word="false"/>
      <style:text-properties style:font-name="Liberation Serif" officeooo:rsid="003f04ef" officeooo:paragraph-rsid="00450c65"/>
    </style:style>
    <style:style style:name="P259" style:family="paragraph" style:parent-style-name="Standard" style:list-style-name="L33">
      <style:paragraph-properties fo:text-align="start" style:justify-single-word="false"/>
      <style:text-properties style:font-name="Liberation Serif" officeooo:rsid="003f04ef" officeooo:paragraph-rsid="00451fe5"/>
    </style:style>
    <style:style style:name="P260" style:family="paragraph" style:parent-style-name="Standard" style:list-style-name="L17">
      <style:text-properties style:font-name="Liberation Serif" officeooo:rsid="003f04ef" officeooo:paragraph-rsid="003f04ef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weight="bold" officeooo:rsid="001d7bdb" officeooo:paragraph-rsid="002a439b" style:font-weight-asian="bold" style:font-weight-complex="bold"/>
    </style:style>
    <style:style style:name="P262" style:family="paragraph" style:parent-style-name="Standard" style:list-style-name="L1">
      <style:paragraph-properties fo:text-align="start" style:justify-single-word="false"/>
      <style:text-properties style:font-name="Liberation Serif" fo:font-weight="bold" officeooo:rsid="002c5849" officeooo:paragraph-rsid="002c5849" style:font-weight-asian="bold" style:font-weight-complex="bold"/>
    </style:style>
    <style:style style:name="P263" style:family="paragraph" style:parent-style-name="Standard" style:list-style-name="L1">
      <style:paragraph-properties fo:text-align="start" style:justify-single-word="false"/>
      <style:text-properties style:font-name="Liberation Serif" fo:font-weight="bold" officeooo:rsid="002c5849" officeooo:paragraph-rsid="002cb1f5" style:font-weight-asian="bold" style:font-weight-complex="bold"/>
    </style:style>
    <style:style style:name="P264" style:family="paragraph" style:parent-style-name="Standard" style:list-style-name="L1">
      <style:paragraph-properties fo:text-align="start" style:justify-single-word="false"/>
      <style:text-properties style:font-name="Liberation Serif" fo:font-weight="bold" officeooo:rsid="002c5849" officeooo:paragraph-rsid="003de618" style:font-weight-asian="bold" style:font-weight-complex="bold"/>
    </style:style>
    <style:style style:name="P265" style:family="paragraph" style:parent-style-name="Standard" style:list-style-name="L14">
      <style:paragraph-properties fo:text-align="start" style:justify-single-word="false"/>
      <style:text-properties style:font-name="Liberation Serif" officeooo:rsid="00318d20" officeooo:paragraph-rsid="00318d20"/>
    </style:style>
    <style:style style:name="P266" style:family="paragraph" style:parent-style-name="Standard" style:list-style-name="L14">
      <style:paragraph-properties fo:text-align="start" style:justify-single-word="false"/>
      <style:text-properties style:font-name="Liberation Serif" officeooo:rsid="00318d20" officeooo:paragraph-rsid="0041090b"/>
    </style:style>
    <style:style style:name="P267" style:family="paragraph" style:parent-style-name="Standard" style:list-style-name="L27">
      <style:paragraph-properties fo:text-align="start" style:justify-single-word="false"/>
      <style:text-properties style:font-name="Liberation Serif" officeooo:rsid="00318d20" officeooo:paragraph-rsid="00451fe5"/>
    </style:style>
    <style:style style:name="P268" style:family="paragraph" style:parent-style-name="Standard" style:list-style-name="L1">
      <style:paragraph-properties fo:text-align="start" style:justify-single-word="false"/>
      <style:text-properties style:font-name="Liberation Serif" officeooo:rsid="003de618" officeooo:paragraph-rsid="003de618"/>
    </style:style>
    <style:style style:name="P269" style:family="paragraph" style:parent-style-name="Standard" style:list-style-name="L18">
      <style:paragraph-properties fo:text-align="start" style:justify-single-word="false"/>
      <style:text-properties style:font-name="Liberation Serif" officeooo:rsid="003de618" officeooo:paragraph-rsid="003de618"/>
    </style:style>
    <style:style style:name="P270" style:family="paragraph" style:parent-style-name="Standard" style:list-style-name="L20">
      <style:paragraph-properties fo:text-align="start" style:justify-single-word="false"/>
      <style:text-properties style:font-name="Liberation Serif" officeooo:rsid="003de618" officeooo:paragraph-rsid="003fe6ae"/>
    </style:style>
    <style:style style:name="P271" style:family="paragraph" style:parent-style-name="Standard" style:list-style-name="L20">
      <style:paragraph-properties fo:text-align="start" style:justify-single-word="false"/>
      <style:text-properties style:font-name="Liberation Serif" officeooo:rsid="003de618" officeooo:paragraph-rsid="0041090b"/>
    </style:style>
    <style:style style:name="P272" style:family="paragraph" style:parent-style-name="Standard" style:list-style-name="L20">
      <style:paragraph-properties fo:text-align="start" style:justify-single-word="false"/>
      <style:text-properties style:font-name="Liberation Serif" officeooo:rsid="003de618" officeooo:paragraph-rsid="00451fe5"/>
    </style:style>
    <style:style style:name="P273" style:family="paragraph" style:parent-style-name="Standard">
      <style:text-properties style:font-name="Liberation Serif" fo:font-size="12pt" officeooo:paragraph-rsid="0048d5ed" style:font-size-asian="12pt" style:font-size-complex="12pt"/>
    </style:style>
    <style:style style:name="P274" style:family="paragraph" style:parent-style-name="Standard">
      <style:paragraph-properties fo:text-align="center" style:justify-single-word="false"/>
      <style:text-properties style:font-name="Liberation Serif" fo:font-size="12pt" officeooo:paragraph-rsid="004aa438" style:font-size-asian="12pt" style:font-size-complex="12pt"/>
    </style:style>
    <style:style style:name="P275" style:family="paragraph" style:parent-style-name="Standard">
      <style:text-properties style:font-name="Liberation Serif" fo:font-size="12pt" officeooo:rsid="00102a84" officeooo:paragraph-rsid="004aa438" style:font-size-asian="12pt" style:font-size-complex="12pt"/>
    </style:style>
    <style:style style:name="P276" style:family="paragraph" style:parent-style-name="Standard">
      <style:text-properties style:font-name="Liberation Serif" fo:font-size="12pt" officeooo:paragraph-rsid="004aa438" style:font-size-asian="12pt" style:font-size-complex="12pt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12pt" officeooo:paragraph-rsid="004aa438" style:font-size-asian="12pt" style:font-size-complex="12pt"/>
    </style:style>
    <style:style style:name="P278" style:family="paragraph" style:parent-style-name="Table_20_Contents" style:list-style-name="L3">
      <style:paragraph-properties fo:text-align="start" style:justify-single-word="false"/>
      <style:text-properties style:font-name="Liberation Serif"/>
    </style:style>
    <style:style style:name="P279" style:family="paragraph" style:parent-style-name="Table_20_Contents" style:list-style-name="L3">
      <style:paragraph-properties fo:text-align="start" style:justify-single-word="false"/>
      <style:text-properties style:font-name="Liberation Serif" officeooo:paragraph-rsid="001c35be"/>
    </style:style>
    <style:style style:name="P280" style:family="paragraph" style:parent-style-name="Table_20_Contents" style:list-style-name="L3">
      <style:paragraph-properties fo:text-align="start" style:justify-single-word="false"/>
      <style:text-properties style:font-name="Liberation Serif" officeooo:paragraph-rsid="00102a84"/>
    </style:style>
    <style:style style:name="P281" style:family="paragraph" style:parent-style-name="Table_20_Contents" style:list-style-name="L3">
      <style:paragraph-properties fo:text-align="start" style:justify-single-word="false"/>
      <style:text-properties style:font-name="Liberation Serif" officeooo:paragraph-rsid="001d7bdb"/>
    </style:style>
    <style:style style:name="P282" style:family="paragraph" style:parent-style-name="Table_20_Contents" style:list-style-name="L3">
      <style:paragraph-properties fo:text-align="start" style:justify-single-word="false"/>
      <style:text-properties style:font-name="Liberation Serif" officeooo:paragraph-rsid="001f114d"/>
    </style:style>
    <style:style style:name="P283" style:family="paragraph" style:parent-style-name="Table_20_Contents" style:list-style-name="L3">
      <style:paragraph-properties fo:text-align="start" style:justify-single-word="false"/>
      <style:text-properties style:font-name="Liberation Serif" officeooo:paragraph-rsid="00218b47"/>
    </style:style>
    <style:style style:name="P284" style:family="paragraph" style:parent-style-name="Table_20_Contents" style:list-style-name="L7">
      <style:paragraph-properties fo:text-align="start" style:justify-single-word="false"/>
      <style:text-properties style:font-name="Liberation Serif" officeooo:paragraph-rsid="002a439b"/>
    </style:style>
    <style:style style:name="P285" style:family="paragraph" style:parent-style-name="Table_20_Contents" style:list-style-name="L11">
      <style:paragraph-properties fo:text-align="start" style:justify-single-word="false"/>
      <style:text-properties style:font-name="Liberation Serif" officeooo:paragraph-rsid="002c5849"/>
    </style:style>
    <style:style style:name="P286" style:family="paragraph" style:parent-style-name="Table_20_Contents" style:list-style-name="L11">
      <style:paragraph-properties fo:text-align="start" style:justify-single-word="false"/>
      <style:text-properties style:font-name="Liberation Serif" officeooo:paragraph-rsid="00362682"/>
    </style:style>
    <style:style style:name="P287" style:family="paragraph" style:parent-style-name="Table_20_Contents" style:list-style-name="L15">
      <style:paragraph-properties fo:text-align="start" style:justify-single-word="false"/>
      <style:text-properties style:font-name="Liberation Serif" officeooo:paragraph-rsid="002cb1f5"/>
    </style:style>
    <style:style style:name="P288" style:family="paragraph" style:parent-style-name="Table_20_Contents" style:list-style-name="L15">
      <style:paragraph-properties fo:text-align="start" style:justify-single-word="false"/>
      <style:text-properties style:font-name="Liberation Serif" officeooo:paragraph-rsid="003de618"/>
    </style:style>
    <style:style style:name="P289" style:family="paragraph" style:parent-style-name="Table_20_Contents" style:list-style-name="L15">
      <style:paragraph-properties fo:text-align="start" style:justify-single-word="false"/>
      <style:text-properties style:font-name="Liberation Serif" officeooo:paragraph-rsid="003f04ef"/>
    </style:style>
    <style:style style:name="P290" style:family="paragraph" style:parent-style-name="Table_20_Contents" style:list-style-name="L15">
      <style:paragraph-properties fo:text-align="start" style:justify-single-word="false"/>
      <style:text-properties style:font-name="Liberation Serif" officeooo:paragraph-rsid="0041090b"/>
    </style:style>
    <style:style style:name="P291" style:family="paragraph" style:parent-style-name="Table_20_Contents" style:list-style-name="L15">
      <style:paragraph-properties fo:text-align="start" style:justify-single-word="false"/>
      <style:text-properties style:font-name="Liberation Serif" officeooo:paragraph-rsid="00450c65"/>
    </style:style>
    <style:style style:name="P292" style:family="paragraph" style:parent-style-name="Table_20_Contents" style:list-style-name="L19">
      <style:paragraph-properties fo:text-align="start" style:justify-single-word="false"/>
      <style:text-properties style:font-name="Liberation Serif" officeooo:paragraph-rsid="003de618"/>
    </style:style>
    <style:style style:name="P293" style:family="paragraph" style:parent-style-name="Table_20_Contents" style:list-style-name="L23">
      <style:paragraph-properties fo:text-align="start" style:justify-single-word="false"/>
      <style:text-properties style:font-name="Liberation Serif" officeooo:paragraph-rsid="0041090b"/>
    </style:style>
    <style:style style:name="P294" style:family="paragraph" style:parent-style-name="Table_20_Contents" style:list-style-name="L29">
      <style:paragraph-properties fo:text-align="start" style:justify-single-word="false"/>
      <style:text-properties style:font-name="Liberation Serif" officeooo:paragraph-rsid="00451fe5"/>
    </style:style>
    <style:style style:name="P295" style:family="paragraph" style:parent-style-name="Table_20_Contents" style:list-style-name="L32">
      <style:paragraph-properties fo:text-align="start" style:justify-single-word="false"/>
      <style:text-properties style:font-name="Liberation Serif" officeooo:paragraph-rsid="00451fe5"/>
    </style:style>
    <style:style style:name="P296" style:family="paragraph" style:parent-style-name="Table_20_Contents" style:list-style-name="L4">
      <style:paragraph-properties fo:text-align="start" style:justify-single-word="false"/>
      <style:text-properties style:font-name="Liberation Serif" officeooo:rsid="0019014d" officeooo:paragraph-rsid="0019014d"/>
    </style:style>
    <style:style style:name="P297" style:family="paragraph" style:parent-style-name="Table_20_Contents" style:list-style-name="L8">
      <style:paragraph-properties fo:text-align="start" style:justify-single-word="false"/>
      <style:text-properties style:font-name="Liberation Serif" officeooo:rsid="0019014d" officeooo:paragraph-rsid="002a439b"/>
    </style:style>
    <style:style style:name="P298" style:family="paragraph" style:parent-style-name="Table_20_Contents" style:list-style-name="L12">
      <style:paragraph-properties fo:text-align="start" style:justify-single-word="false"/>
      <style:text-properties style:font-name="Liberation Serif" officeooo:rsid="0019014d" officeooo:paragraph-rsid="002c5849"/>
    </style:style>
    <style:style style:name="P299" style:family="paragraph" style:parent-style-name="Table_20_Contents" style:list-style-name="L4">
      <style:paragraph-properties fo:text-align="start" style:justify-single-word="false"/>
      <style:text-properties style:font-name="Liberation Serif" officeooo:rsid="001c0bcd" officeooo:paragraph-rsid="001c0bcd"/>
    </style:style>
    <style:style style:name="P300" style:family="paragraph" style:parent-style-name="Table_20_Contents" style:list-style-name="L8">
      <style:paragraph-properties fo:text-align="start" style:justify-single-word="false"/>
      <style:text-properties style:font-name="Liberation Serif" officeooo:rsid="001c0bcd" officeooo:paragraph-rsid="002a439b"/>
    </style:style>
    <style:style style:name="P301" style:family="paragraph" style:parent-style-name="Table_20_Contents" style:list-style-name="L12">
      <style:paragraph-properties fo:text-align="start" style:justify-single-word="false"/>
      <style:text-properties style:font-name="Liberation Serif" officeooo:rsid="001c0bcd" officeooo:paragraph-rsid="002c5849"/>
    </style:style>
    <style:style style:name="P302" style:family="paragraph" style:parent-style-name="Table_20_Contents" style:list-style-name="L8">
      <style:paragraph-properties fo:text-align="start" style:justify-single-word="false"/>
      <style:text-properties style:font-name="Liberation Serif" officeooo:rsid="002bad9e" officeooo:paragraph-rsid="002bad9e"/>
    </style:style>
    <style:style style:name="P303" style:family="paragraph" style:parent-style-name="Table_20_Contents" style:list-style-name="L16">
      <style:paragraph-properties fo:text-align="start" style:justify-single-word="false"/>
      <style:text-properties style:font-name="Liberation Serif" officeooo:rsid="0038fab3" officeooo:paragraph-rsid="0038fab3"/>
    </style:style>
    <style:style style:name="P304" style:family="paragraph" style:parent-style-name="Table_20_Contents" style:list-style-name="L24">
      <style:paragraph-properties fo:text-align="start" style:justify-single-word="false"/>
      <style:text-properties style:font-name="Liberation Serif" fo:font-weight="bold" officeooo:rsid="00448442" officeooo:paragraph-rsid="00448442" style:font-weight-asian="bold" style:font-weight-complex="bold"/>
    </style:style>
    <style:style style:name="P305" style:family="paragraph" style:parent-style-name="Table_20_Contents" style:list-style-name="L25">
      <style:paragraph-properties fo:text-align="start" style:justify-single-word="false"/>
      <style:text-properties style:font-name="Liberation Serif" fo:font-weight="bold" officeooo:rsid="00448442" officeooo:paragraph-rsid="00448442" style:font-weight-asian="bold" style:font-weight-complex="bold"/>
    </style:style>
    <style:style style:name="P306" style:family="paragraph" style:parent-style-name="Table_20_Contents" style:list-style-name="L30">
      <style:paragraph-properties fo:text-align="start" style:justify-single-word="false"/>
      <style:text-properties style:font-name="Liberation Serif" fo:font-weight="bold" officeooo:rsid="00448442" officeooo:paragraph-rsid="00451fe5" style:font-weight-asian="bold" style:font-weight-complex="bold"/>
    </style:style>
    <style:style style:name="P307" style:family="paragraph" style:parent-style-name="Table_20_Contents" style:list-style-name="L25">
      <style:paragraph-properties fo:text-align="start" style:justify-single-word="false"/>
      <style:text-properties style:font-name="Liberation Serif" officeooo:rsid="00448442" officeooo:paragraph-rsid="00448442"/>
    </style:style>
    <style:style style:name="P308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450c65"/>
    </style:style>
    <style:style style:name="P309" style:family="paragraph" style:parent-style-name="Table_20_Contents">
      <style:paragraph-properties fo:text-align="start" style:justify-single-word="false"/>
      <style:text-properties style:font-name="Liberation Serif" officeooo:rsid="001d7bdb" officeooo:paragraph-rsid="00451fe5"/>
    </style:style>
    <style:style style:name="P310" style:family="paragraph" style:parent-style-name="Table_20_Contents">
      <style:paragraph-properties fo:text-align="start" style:justify-single-word="false"/>
      <style:text-properties style:font-name="Liberation Serif" officeooo:rsid="0028ce3d" officeooo:paragraph-rsid="00450c65"/>
    </style:style>
    <style:style style:name="P311" style:family="paragraph" style:parent-style-name="Table_20_Contents">
      <style:paragraph-properties fo:text-align="start" style:justify-single-word="false"/>
      <style:text-properties style:font-name="Liberation Serif" officeooo:rsid="0028ce3d" officeooo:paragraph-rsid="00451fe5"/>
    </style:style>
    <style:style style:name="P312" style:family="paragraph" style:parent-style-name="Table_20_Contents" style:list-style-name="L25">
      <style:paragraph-properties fo:text-align="start" style:justify-single-word="false"/>
      <style:text-properties officeooo:paragraph-rsid="00448442"/>
    </style:style>
    <style:style style:name="P313" style:family="paragraph" style:parent-style-name="Table_20_Contents" style:list-style-name="L25">
      <style:paragraph-properties fo:text-align="start" style:justify-single-word="false"/>
      <style:text-properties officeooo:paragraph-rsid="00450c65"/>
    </style:style>
    <style:style style:name="P314" style:family="paragraph" style:parent-style-name="Table_20_Contents" style:list-style-name="L31">
      <style:paragraph-properties fo:text-align="start" style:justify-single-word="false"/>
      <style:text-properties officeooo:paragraph-rsid="00451fe5"/>
    </style:style>
    <style:style style:name="T1" style:family="text">
      <style:text-properties officeooo:rsid="00268ce7"/>
    </style:style>
    <style:style style:name="T2" style:family="text">
      <style:text-properties officeooo:rsid="00102a8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8b47" style:font-weight-asian="bold" style:font-weight-complex="bold"/>
    </style:style>
    <style:style style:name="T5" style:family="text">
      <style:text-properties fo:font-weight="bold" officeooo:rsid="0028ce3d" style:font-weight-asian="bold" style:font-weight-complex="bold"/>
    </style:style>
    <style:style style:name="T6" style:family="text">
      <style:text-properties fo:font-weight="bold" officeooo:rsid="0028e0d0" style:font-weight-asian="bold" style:font-weight-complex="bold"/>
    </style:style>
    <style:style style:name="T7" style:family="text">
      <style:text-properties fo:font-weight="bold" officeooo:rsid="002bad9e" style:font-weight-asian="bold" style:font-weight-complex="bold"/>
    </style:style>
    <style:style style:name="T8" style:family="text">
      <style:text-properties fo:font-weight="bold" officeooo:rsid="002292a5" style:font-weight-asian="bold" style:font-weight-complex="bold"/>
    </style:style>
    <style:style style:name="T9" style:family="text">
      <style:text-properties fo:font-weight="bold" officeooo:rsid="002c5849" style:font-weight-asian="bold" style:font-weight-complex="bold"/>
    </style:style>
    <style:style style:name="T10" style:family="text">
      <style:text-properties fo:font-weight="bold" officeooo:rsid="003ae321" style:font-weight-asian="bold" style:font-weight-complex="bold"/>
    </style:style>
    <style:style style:name="T11" style:family="text">
      <style:text-properties fo:font-weight="bold" officeooo:rsid="003f04ef" style:font-weight-asian="bold" style:font-weight-complex="bold"/>
    </style:style>
    <style:style style:name="T12" style:family="text">
      <style:text-properties fo:font-weight="bold" officeooo:rsid="003fe6ae" style:font-weight-asian="bold" style:font-weight-complex="bold"/>
    </style:style>
    <style:style style:name="T13" style:family="text">
      <style:text-properties fo:font-weight="bold" officeooo:rsid="00450c65" style:font-weight-asian="bold" style:font-weight-complex="bold"/>
    </style:style>
    <style:style style:name="T14" style:family="text">
      <style:text-properties fo:font-weight="bold" officeooo:rsid="001d7bdb" style:font-weight-asian="bold" style:font-weight-complex="bold"/>
    </style:style>
    <style:style style:name="T15" style:family="text">
      <style:text-properties officeooo:rsid="0013cc3e"/>
    </style:style>
    <style:style style:name="T16" style:family="text">
      <style:text-properties officeooo:rsid="0015f09d"/>
    </style:style>
    <style:style style:name="T17" style:family="text">
      <style:text-properties officeooo:rsid="001742b8"/>
    </style:style>
    <style:style style:name="T18" style:family="text">
      <style:text-properties officeooo:rsid="001c35be"/>
    </style:style>
    <style:style style:name="T19" style:family="text">
      <style:text-properties officeooo:rsid="001d7bdb"/>
    </style:style>
    <style:style style:name="T20" style:family="text">
      <style:text-properties officeooo:rsid="001f114d"/>
    </style:style>
    <style:style style:name="T21" style:family="text">
      <style:text-properties officeooo:rsid="00218b47"/>
    </style:style>
    <style:style style:name="T22" style:family="text">
      <style:text-properties officeooo:rsid="002292a5"/>
    </style:style>
    <style:style style:name="T23" style:family="text">
      <style:text-properties officeooo:rsid="0023d557"/>
    </style:style>
    <style:style style:name="T24" style:family="text">
      <style:text-properties officeooo:rsid="0023ed61"/>
    </style:style>
    <style:style style:name="T25" style:family="text">
      <style:text-properties officeooo:rsid="0024fb65"/>
    </style:style>
    <style:style style:name="T26" style:family="text">
      <style:text-properties officeooo:rsid="0025413e"/>
    </style:style>
    <style:style style:name="T27" style:family="text">
      <style:text-properties officeooo:rsid="002750cf"/>
    </style:style>
    <style:style style:name="T28" style:family="text">
      <style:text-properties officeooo:rsid="0028ce3d"/>
    </style:style>
    <style:style style:name="T29" style:family="text">
      <style:text-properties officeooo:rsid="0028e0d0"/>
    </style:style>
    <style:style style:name="T30" style:family="text">
      <style:text-properties officeooo:rsid="0029071d"/>
    </style:style>
    <style:style style:name="T31" style:family="text">
      <style:text-properties officeooo:rsid="002a439b"/>
    </style:style>
    <style:style style:name="T32" style:family="text">
      <style:text-properties officeooo:rsid="002bad9e"/>
    </style:style>
    <style:style style:name="T33" style:family="text">
      <style:text-properties fo:font-weight="normal" officeooo:rsid="002bad9e" style:font-weight-asian="normal" style:font-weight-complex="normal"/>
    </style:style>
    <style:style style:name="T34" style:family="text">
      <style:text-properties fo:font-weight="normal" officeooo:rsid="003fe6ae" style:font-weight-asian="normal" style:font-weight-complex="normal"/>
    </style:style>
    <style:style style:name="T35" style:family="text">
      <style:text-properties fo:font-style="normal" fo:font-weight="bold" officeooo:rsid="002bad9e" style:font-style-asian="normal" style:font-weight-asian="bold" style:font-style-complex="normal" style:font-weight-complex="bold"/>
    </style:style>
    <style:style style:name="T36" style:family="text">
      <style:text-properties fo:font-style="normal" fo:font-weight="normal" officeooo:rsid="002bad9e" style:font-style-asian="normal" style:font-weight-asian="normal" style:font-style-complex="normal" style:font-weight-complex="normal"/>
    </style:style>
    <style:style style:name="T37" style:family="text">
      <style:text-properties officeooo:rsid="002c5849"/>
    </style:style>
    <style:style style:name="T38" style:family="text">
      <style:text-properties officeooo:rsid="002cb1f5"/>
    </style:style>
    <style:style style:name="T39" style:family="text">
      <style:text-properties officeooo:rsid="002f8dbe"/>
    </style:style>
    <style:style style:name="T40" style:family="text">
      <style:text-properties officeooo:rsid="0033696b"/>
    </style:style>
    <style:style style:name="T41" style:family="text">
      <style:text-properties officeooo:rsid="00344651"/>
    </style:style>
    <style:style style:name="T42" style:family="text">
      <style:text-properties officeooo:rsid="0037035a"/>
    </style:style>
    <style:style style:name="T43" style:family="text">
      <style:text-properties officeooo:rsid="0038fab3"/>
    </style:style>
    <style:style style:name="T44" style:family="text">
      <style:text-properties officeooo:rsid="003ae321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13cc3e" style:font-size-asian="12pt" style:font-size-complex="12pt"/>
    </style:style>
    <style:style style:name="T47" style:family="text">
      <style:text-properties fo:font-size="12pt" officeooo:rsid="00268ce7" style:font-size-asian="12pt" style:font-size-complex="12pt"/>
    </style:style>
    <style:style style:name="T48" style:family="text">
      <style:text-properties fo:font-size="12pt" officeooo:rsid="002a439b" style:font-size-asian="12pt" style:font-size-complex="12pt"/>
    </style:style>
    <style:style style:name="T49" style:family="text">
      <style:text-properties fo:font-size="12pt" officeooo:rsid="002c5849" style:font-size-asian="12pt" style:font-size-complex="12pt"/>
    </style:style>
    <style:style style:name="T50" style:family="text">
      <style:text-properties fo:font-size="12pt" officeooo:rsid="00309e97" style:font-size-asian="12pt" style:font-size-complex="12pt"/>
    </style:style>
    <style:style style:name="T51" style:family="text">
      <style:text-properties fo:font-size="12pt" officeooo:rsid="002cb1f5" style:font-size-asian="12pt" style:font-size-complex="12pt"/>
    </style:style>
    <style:style style:name="T52" style:family="text">
      <style:text-properties fo:font-size="12pt" officeooo:rsid="003de618" style:font-size-asian="12pt" style:font-size-complex="12pt"/>
    </style:style>
    <style:style style:name="T53" style:family="text">
      <style:text-properties fo:font-size="12pt" officeooo:rsid="003fe6ae" style:font-size-asian="12pt" style:font-size-complex="12pt"/>
    </style:style>
    <style:style style:name="T54" style:family="text">
      <style:text-properties fo:font-size="12pt" officeooo:rsid="0041090b" style:font-size-asian="12pt" style:font-size-complex="12pt"/>
    </style:style>
    <style:style style:name="T55" style:family="text">
      <style:text-properties fo:font-size="12pt" officeooo:rsid="00451fe5" style:font-size-asian="12pt" style:font-size-complex="12pt"/>
    </style:style>
    <style:style style:name="T56" style:family="text">
      <style:text-properties officeooo:rsid="003de618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font-weight="bold" officeooo:rsid="003de618" style:font-weight-asian="bold" style:font-weight-complex="bold"/>
    </style:style>
    <style:style style:name="T59" style:family="text">
      <style:text-properties style:font-name="Liberation Serif" fo:font-weight="bold" officeooo:rsid="00448442" style:font-weight-asian="bold" style:font-weight-complex="bold"/>
    </style:style>
    <style:style style:name="T60" style:family="text">
      <style:text-properties style:font-name="Liberation Serif" fo:font-weight="bold" officeooo:rsid="00451fe5" style:font-weight-asian="bold" style:font-weight-complex="bold"/>
    </style:style>
    <style:style style:name="T61" style:family="text">
      <style:text-properties style:font-name="Liberation Serif" officeooo:rsid="003de618"/>
    </style:style>
    <style:style style:name="T62" style:family="text">
      <style:text-properties style:font-name="Liberation Serif" officeooo:rsid="00448442"/>
    </style:style>
    <style:style style:name="T63" style:family="text">
      <style:text-properties style:font-name="Liberation Serif" officeooo:rsid="00450c65"/>
    </style:style>
    <style:style style:name="T64" style:family="text">
      <style:text-properties officeooo:rsid="003f04ef"/>
    </style:style>
    <style:style style:name="T65" style:family="text">
      <style:text-properties officeooo:rsid="003fe6ae"/>
    </style:style>
    <style:style style:name="T66" style:family="text">
      <style:text-properties officeooo:rsid="0041090b"/>
    </style:style>
    <style:style style:name="T67" style:family="text">
      <style:text-properties officeooo:rsid="00448442"/>
    </style:style>
    <style:style style:name="T68" style:family="text">
      <style:text-properties officeooo:rsid="00450c65"/>
    </style:style>
    <style:style style:name="T69" style:family="text">
      <style:text-properties officeooo:rsid="00451fe5"/>
    </style:style>
    <style:style style:name="T70" style:family="text">
      <style:text-properties officeooo:rsid="0048d5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prefix="(M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M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M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M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M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M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M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M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M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M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prefix="(M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M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M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M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M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M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M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M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M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M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prefix="(M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M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M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M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M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M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M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M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M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M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style:num-prefix="(M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M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M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M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M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M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M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M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M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M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style:num-prefix="(M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M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M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M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M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M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M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M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M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M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prefix="(M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M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M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M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M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M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M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M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M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M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67">ESPECIFICAÇÃO DE CASO DE USO</text:p>
            <text:p text:style-name="P75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83">Fabricante:</text:p>
          </table:table-cell>
          <table:table-cell table:style-name="Tabela1.B2" table:number-columns-spanned="3" office:value-type="string">
            <text:p text:style-name="P84">Valkar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83">Cliente:</text:p>
          </table:table-cell>
          <table:table-cell table:style-name="Tabela1.B2" table:number-columns-spanned="3" office:value-type="string">
            <text:p text:style-name="P8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83">Sigla Sistema:</text:p>
          </table:table-cell>
          <table:table-cell table:style-name="Tabela1.A2" office:value-type="string">
            <text:p text:style-name="P276"><text:span text:style-name="T70">Medina</text:span></text:p>
          </table:table-cell>
          <table:table-cell table:style-name="Tabela1.A2" office:value-type="string">
            <text:p text:style-name="P83">Sistema:</text:p>
          </table:table-cell>
          <table:table-cell table:style-name="Tabela1.B2" office:value-type="string">
            <text:p text:style-name="P277"><text:span text:style-name="T70">Medina</text:span> – Sistema para <text:span text:style-name="T2">Clínicas Médicas</text:span></text:p>
          </table:table-cell>
        </table:table-row>
        <table:table-row>
          <table:table-cell table:style-name="Tabela1.A2" office:value-type="string">
            <text:p text:style-name="P83">Cód. Use Case:</text:p>
          </table:table-cell>
          <table:table-cell table:style-name="Tabela1.A2" office:value-type="string">
            <text:p text:style-name="P83">UC00<text:span text:style-name="T15">1</text:span></text:p>
          </table:table-cell>
          <table:table-cell table:style-name="Tabela1.A2" office:value-type="string">
            <text:p text:style-name="P83">Use Case:</text:p>
          </table:table-cell>
          <table:table-cell table:style-name="Tabela1.B2" office:value-type="string">
            <text:p text:style-name="P83">Manter <text:span text:style-name="T15">Atendentes</text:span></text:p>
          </table:table-cell>
        </table:table-row>
        <table:table-row>
          <table:table-cell table:style-name="Tabela1.A2" office:value-type="string">
            <text:p text:style-name="P83">Identificação:</text:p>
          </table:table-cell>
          <table:table-cell table:style-name="Tabela1.B2" table:number-columns-spanned="3" office:value-type="string">
            <text:p text:style-name="P83">UC00<text:span text:style-name="T15">1</text:span>_<text:span text:style-name="T1">MANTER_ATENDENTE</text:span></text:p>
          </table:table-cell>
          <table:covered-table-cell/>
          <table:covered-table-cell/>
        </table:table-row>
      </table:table>
      <text:p text:style-name="P66"/>
      <text:p text:style-name="P18">[<text:span text:style-name="T45">UC00</text:span><text:span text:style-name="T46">1</text:span><text:span text:style-name="T45">_</text:span><text:span text:style-name="T47">MANTER_ATENDENTE</text:span><text:span text:style-name="T48">S</text:span>]</text:p>
      <text:p text:style-name="P37"/>
      <text:p text:style-name="P26">Descrição Sucinta</text:p>
      <text:p text:style-name="P103">Este caso de uso descreve as funcionalidades de manutenção de um atendente (cadastrar um novo atendente, consultar, alterar, remover e buscar dados de atendentes existentes).</text:p>
      <text:p text:style-name="P45"/>
      <text:p text:style-name="P26">Atores</text:p>
      <text:list xml:id="list8214931561456750568" text:style-name="L1">
        <text:list-item>
          <text:p text:style-name="P229"><text:span text:style-name="T3">Administrador:</text:span> <text:span text:style-name="T16">É o atendente</text:span> com o papel de administrador, <text:span text:style-name="T17">ele</text:span> deve ser o único permitido a acessar as funcionalidades deste caso de uso.</text:p>
          <text:p text:style-name="P229"/>
        </text:list-item>
      </text:list>
      <text:p text:style-name="P26">Pré-condições</text:p>
      <text:p text:style-name="P111">Este caso de uso somente será iniciado quando pelo menos um administrador estiver cadastrado no sistema, ele será <text:span text:style-name="T17">cadastrado no momento da instalação desta aplicação, </text:span>conforme a instalação do sistema. O administrador também deve está logado no sistema de acordo com o caso de uso Logar no Sistema.</text:p>
      <text:p text:style-name="P121"/>
      <text:p text:style-name="P26">Pós-condições</text:p>
      <text:p text:style-name="P111">Após o fim normal deste caso de uso o sistema deve ter: </text:p>
      <text:list xml:id="list4792857487581362800" text:style-name="L2">
        <text:list-item>
          <text:p text:style-name="P237">Criado o registro de um novo atendente;</text:p>
        </text:list-item>
        <text:list-item>
          <text:p text:style-name="P237">Ou ter alterado o registro de um atendente existente;</text:p>
        </text:list-item>
        <text:list-item>
          <text:p text:style-name="P237">Ou ter excluído o registro de um atendente existente.</text:p>
          <text:p text:style-name="P237"/>
        </text:list-item>
      </text:list>
      <text:p text:style-name="P26">Fluxo Principal – <text:span text:style-name="T18">Listar Atendentes</text:span></text:p>
      <text:p text:style-name="P45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57">Passo</text:p>
          </table:table-cell>
          <table:table-cell table:style-name="Tabela25.B1" office:value-type="string">
            <text:p text:style-name="P157">Descrição</text:p>
          </table:table-cell>
        </table:table-row>
        <table:table-row>
          <table:table-cell table:style-name="Tabela25.A2" office:value-type="string">
            <text:list xml:id="list6019051848792670990" text:style-name="L3">
              <text:list-item text:start-value="1">
                <text:p text:style-name="P279"/>
              </text:list-item>
            </text:list>
          </table:table-cell>
          <table:table-cell table:style-name="Tabela25.B2" office:value-type="string">
            <text:p text:style-name="P193">O fluxo principal inicia quando um <text:span text:style-name="T21">atendente</text:span> com papel de <text:span text:style-name="T3">A</text:span><text:span text:style-name="T4">dministrador</text:span> <text:span text:style-name="T21">realiza o login</text:span> no sistema e <text:span text:style-name="T21">em seguida</text:span> clica na opção <text:span text:style-name="T40">Gerenciar</text:span> <text:span text:style-name="T19">Atendentes na tela principal do sistema.</text:span></text:p>
          </table:table-cell>
        </table:table-row>
        <table:table-row>
          <table:table-cell table:style-name="Tabela25.A2" office:value-type="string">
            <text:list xml:id="list144010789672337" text:continue-numbering="true" text:style-name="L3">
              <text:list-item>
                <text:p text:style-name="P279"/>
              </text:list-item>
            </text:list>
          </table:table-cell>
          <table:table-cell table:style-name="Tabela25.B2" office:value-type="string">
            <text:p text:style-name="P193">O sistema apresenta uma tela <text:span text:style-name="T21">com a lista de todos os atendentes</text:span> cadastrados n<text:span text:style-name="T21">o sistema</text:span>.</text:p>
          </table:table-cell>
        </table:table-row>
        <table:table-row>
          <table:table-cell table:style-name="Tabela25.A2" office:value-type="string">
            <text:list xml:id="list144010497544471" text:continue-numbering="true" text:style-name="L3">
              <text:list-item>
                <text:p text:style-name="P279"/>
              </text:list-item>
            </text:list>
          </table:table-cell>
          <table:table-cell table:style-name="Tabela25.B2" office:value-type="string">
            <text:p text:style-name="P178">O caso de uso é encerrado.</text:p>
          </table:table-cell>
        </table:table-row>
      </table:table>
      <text:p text:style-name="P46"/>
      <text:p text:style-name="P27">Fluxo Alternativo – <text:span text:style-name="T19">Cadastrar Atendente</text:span></text:p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8">Passo</text:p>
          </table:table-cell>
          <table:table-cell table:style-name="Tabela2.B1" office:value-type="string">
            <text:p text:style-name="P158">Descrição</text:p>
          </table:table-cell>
        </table:table-row>
        <text:soft-page-break/>
        <table:table-row>
          <table:table-cell table:style-name="Tabela2.A2" office:value-type="string">
            <text:list xml:id="list144010861500856" text:continue-list="list144010497544471" text:style-name="L3">
              <text:list-item text:start-value="1">
                <text:p text:style-name="P278"/>
              </text:list-item>
            </text:list>
          </table:table-cell>
          <table:table-cell table:style-name="Tabela2.B2" office:value-type="string">
            <text:p text:style-name="P201">O Administrador clica na opção de Inserir Novo Registro.</text:p>
          </table:table-cell>
        </table:table-row>
        <table:table-row>
          <table:table-cell table:style-name="Tabela2.A2" office:value-type="string">
            <text:list xml:id="list144009908548236" text:continue-numbering="true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201">O Administrador insere os dados nos seguintes campos: </text:p>
            <text:list xml:id="list7119901619612068220" text:style-name="L4">
              <text:list-item>
                <text:p text:style-name="P296">Nome;</text:p>
              </text:list-item>
              <text:list-item>
                <text:p text:style-name="P299">CPF;</text:p>
              </text:list-item>
              <text:list-item>
                <text:p text:style-name="P299">RG;</text:p>
              </text:list-item>
              <text:list-item>
                <text:p text:style-name="P299">Telefones;</text:p>
              </text:list-item>
              <text:list-item>
                <text:p text:style-name="P299">Data de nascimento;</text:p>
              </text:list-item>
              <text:list-item>
                <text:p text:style-name="P299">Nome do pai;</text:p>
              </text:list-item>
              <text:list-item>
                <text:p text:style-name="P299">Nome da mãe;</text:p>
              </text:list-item>
              <text:list-item>
                <text:p text:style-name="P299">E-mail;</text:p>
              </text:list-item>
              <text:list-item>
                <text:p text:style-name="P299">Endereço completo: UF, Cidade, Bairro, Rua, Número;</text:p>
              </text:list-item>
              <text:list-item>
                <text:p text:style-name="P299">Matrícula;</text:p>
              </text:list-item>
              <text:list-item>
                <text:p text:style-name="P299">Login;</text:p>
              </text:list-item>
              <text:list-item>
                <text:p text:style-name="P299">Senha;</text:p>
              </text:list-item>
            </text:list>
          </table:table-cell>
        </table:table-row>
        <table:table-row>
          <table:table-cell table:style-name="Tabela2.A2" office:value-type="string">
            <text:list xml:id="list144010984417735" text:continue-list="list144009908548236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193">O Sistema verifica se os dados estão válidos <text:span text:style-name="T3">(E01) (E02)</text:span>.</text:p>
          </table:table-cell>
        </table:table-row>
        <table:table-row>
          <table:table-cell table:style-name="Tabela2.A2" office:value-type="string">
            <text:list xml:id="list144011554246754" text:continue-numbering="true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171">O administrador clica em “<text:span text:style-name="T26">Cadastrar</text:span>”.</text:p>
          </table:table-cell>
        </table:table-row>
        <table:table-row>
          <table:table-cell table:style-name="Tabela2.A2" office:value-type="string">
            <text:list xml:id="list144011073286136" text:continue-numbering="true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193">O Sistema cadastra o <text:span text:style-name="T23">atendente</text:span> na base de dados.</text:p>
          </table:table-cell>
        </table:table-row>
        <table:table-row>
          <table:table-cell table:style-name="Tabela2.A2" office:value-type="string">
            <text:list xml:id="list144010072850448" text:continue-numbering="true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207">O sistema exibe a mensagem <text:span text:style-name="T5">(M1)</text:span><text:span text:style-name="T28">.</text:span></text:p>
          </table:table-cell>
        </table:table-row>
        <table:table-row>
          <table:table-cell table:style-name="Tabela2.A2" office:value-type="string">
            <text:list xml:id="list144011153492197" text:continue-numbering="true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212">O administrador confirma a mensagem.</text:p>
          </table:table-cell>
        </table:table-row>
        <table:table-row>
          <table:table-cell table:style-name="Tabela2.A2" office:value-type="string">
            <text:list xml:id="list144010519815157" text:continue-numbering="true" text:style-name="L3">
              <text:list-item>
                <text:p text:style-name="P278"/>
              </text:list-item>
            </text:list>
          </table:table-cell>
          <table:table-cell table:style-name="Tabela2.B2" office:value-type="string">
            <text:p text:style-name="P193">O caso de uso é encerrado.</text:p>
          </table:table-cell>
        </table:table-row>
      </table:table>
      <text:p text:style-name="P45"/>
      <text:p text:style-name="P26">Fluxo Alternativo – <text:span text:style-name="T19">Editar Atendente</text:span></text:p>
      <text:p text:style-name="P4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8">Passo</text:p>
          </table:table-cell>
          <table:table-cell table:style-name="Tabela3.B1" office:value-type="string">
            <text:p text:style-name="P158">Descrição</text:p>
          </table:table-cell>
        </table:table-row>
        <table:table-row>
          <table:table-cell table:style-name="Tabela3.A2" office:value-type="string">
            <text:list xml:id="list144011389873507" text:continue-list="list144010519815157" text:style-name="L3">
              <text:list-item text:start-value="1">
                <text:p text:style-name="P280"/>
              </text:list-item>
            </text:list>
          </table:table-cell>
          <table:table-cell table:style-name="Tabela3.B2" office:value-type="string">
            <text:p text:style-name="P171">O administrador seleciona um registro listado no DataGrid da tela “<text:span text:style-name="T24">Lista de Atendentes</text:span>”.</text:p>
          </table:table-cell>
        </table:table-row>
        <table:table-row>
          <table:table-cell table:style-name="Tabela3.A2" office:value-type="string">
            <text:list xml:id="list144010827740362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171">O sistema habilita a opção de edição d<text:span text:style-name="T24">os dados do atendente.</text:span></text:p>
          </table:table-cell>
        </table:table-row>
        <table:table-row>
          <table:table-cell table:style-name="Tabela3.A2" office:value-type="string">
            <text:list xml:id="list144011232545682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171">O administrador clica na opção “Editar <text:span text:style-name="T24">Atendente”</text:span>.</text:p>
          </table:table-cell>
        </table:table-row>
        <table:table-row>
          <table:table-cell table:style-name="Tabela3.A2" office:value-type="string">
            <text:list xml:id="list144010011725761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217">O sistema apresenta a tela de cadastro de atendentes com os dados do atendente já preenchidos nos campos para que o administrador possa editá-los;</text:p>
          </table:table-cell>
        </table:table-row>
        <table:table-row>
          <table:table-cell table:style-name="Tabela3.A2" office:value-type="string">
            <text:list xml:id="list144009694198874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171">O administrador altera os dados necessários <text:span text:style-name="T3">(E01)</text:span>.</text:p>
          </table:table-cell>
        </table:table-row>
        <table:table-row>
          <table:table-cell table:style-name="Tabela3.A2" office:value-type="string">
            <text:list xml:id="list144011420405855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171">O administrador clica em “Alterar”.</text:p>
          </table:table-cell>
        </table:table-row>
        <table:table-row>
          <table:table-cell table:style-name="Tabela3.A2" office:value-type="string">
            <text:list xml:id="list144010624122166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171">O sistema altera os dados na base de dados <text:span text:style-name="T3">(E01)</text:span>.</text:p>
          </table:table-cell>
        </table:table-row>
        <table:table-row>
          <table:table-cell table:style-name="Tabela3.A2" office:value-type="string">
            <text:list xml:id="list144011072694260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208">O sistema exibe a mensagem <text:span text:style-name="T6">(M2)</text:span><text:span text:style-name="T29">.</text:span></text:p>
          </table:table-cell>
        </table:table-row>
        <table:table-row>
          <table:table-cell table:style-name="Tabela3.A2" office:value-type="string">
            <text:list xml:id="list144010259688964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212">O administrador confirma a mensagem.</text:p>
          </table:table-cell>
        </table:table-row>
        <table:table-row>
          <table:table-cell table:style-name="Tabela3.A2" office:value-type="string">
            <text:list xml:id="list144011254300393" text:continue-numbering="true" text:style-name="L3">
              <text:list-item>
                <text:p text:style-name="P280"/>
              </text:list-item>
            </text:list>
          </table:table-cell>
          <table:table-cell table:style-name="Tabela3.B2" office:value-type="string">
            <text:p text:style-name="P171">O caso de uso é encerrado.</text:p>
          </table:table-cell>
        </table:table-row>
      </table:table>
      <text:p text:style-name="P66"/>
      <text:p text:style-name="P28">Fluxo Alternativo – <text:span text:style-name="T19">Excluir Atendente</text:span></text:p>
      <text:p text:style-name="P47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59">Passo</text:p>
          </table:table-cell>
          <table:table-cell table:style-name="Tabela26.B1" office:value-type="string">
            <text:p text:style-name="P159">Descrição</text:p>
          </table:table-cell>
        </table:table-row>
        <table:table-row>
          <table:table-cell table:style-name="Tabela26.A2" office:value-type="string">
            <text:list xml:id="list144009797701968" text:continue-list="list144011254300393" text:style-name="L3">
              <text:list-item text:start-value="1">
                <text:p text:style-name="P281"/>
              </text:list-item>
            </text:list>
          </table:table-cell>
          <table:table-cell table:style-name="Tabela26.B2" office:value-type="string">
            <text:p text:style-name="P171">O administrador seleciona um registro listado no DataGrid da tela “<text:span text:style-name="T25">Lista de </text:span><text:soft-page-break/><text:span text:style-name="T25">Atendentes</text:span>”.</text:p>
          </table:table-cell>
        </table:table-row>
        <table:table-row>
          <table:table-cell table:style-name="Tabela26.A2" office:value-type="string">
            <text:list xml:id="list144009964078599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sistema habilita a opção de exclusão de <text:span text:style-name="T25">atendentes.</text:span></text:p>
          </table:table-cell>
        </table:table-row>
        <table:table-row>
          <table:table-cell table:style-name="Tabela26.A2" office:value-type="string">
            <text:list xml:id="list144011530230066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administrador clica na opção “Excluir <text:span text:style-name="T28">Atendente</text:span>”<text:span text:style-name="T25">.</text:span></text:p>
          </table:table-cell>
        </table:table-row>
        <table:table-row>
          <table:table-cell table:style-name="Tabela26.A2" office:value-type="string">
            <text:list xml:id="list144011644099315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sistema verifica se o <text:span text:style-name="T32">atendente</text:span> pode ser excluído <text:span text:style-name="T3">(E03)</text:span>.</text:p>
          </table:table-cell>
        </table:table-row>
        <table:table-row>
          <table:table-cell table:style-name="Tabela26.A2" office:value-type="string">
            <text:list xml:id="list144011277124361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sistema solicita a confirmação da operação com a mensagem <text:span text:style-name="T7">(M4)</text:span><text:span text:style-name="T33">.</text:span></text:p>
          </table:table-cell>
        </table:table-row>
        <table:table-row>
          <table:table-cell table:style-name="Tabela26.A2" office:value-type="string">
            <text:list xml:id="list144009632739556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<text:span text:style-name="T27">administrador</text:span> confirma a operação.</text:p>
          </table:table-cell>
        </table:table-row>
        <table:table-row>
          <table:table-cell table:style-name="Tabela26.A2" office:value-type="string">
            <text:list xml:id="list144011578572197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sistema remove o registro selecionado.</text:p>
          </table:table-cell>
        </table:table-row>
        <table:table-row>
          <table:table-cell table:style-name="Tabela26.A2" office:value-type="string">
            <text:list xml:id="list144010385454545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212">O sistema exibe a mensagem <text:span text:style-name="T3">(M3)</text:span>.</text:p>
          </table:table-cell>
        </table:table-row>
        <table:table-row>
          <table:table-cell table:style-name="Tabela26.A2" office:value-type="string">
            <text:list xml:id="list144010064490168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212">O atendente confirma a mensagem.</text:p>
          </table:table-cell>
        </table:table-row>
        <table:table-row>
          <table:table-cell table:style-name="Tabela26.A2" office:value-type="string">
            <text:list xml:id="list144011085693361" text:continue-numbering="true" text:style-name="L3">
              <text:list-item>
                <text:p text:style-name="P281"/>
              </text:list-item>
            </text:list>
          </table:table-cell>
          <table:table-cell table:style-name="Tabela26.B2" office:value-type="string">
            <text:p text:style-name="P171">O caso de uso é encerrado.</text:p>
          </table:table-cell>
        </table:table-row>
      </table:table>
      <text:p text:style-name="P124"/>
      <text:p text:style-name="P28">Fluxo Alternativo – <text:span text:style-name="T19">Buscar Atendente</text:span></text:p>
      <text:p text:style-name="P47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59">Passo</text:p>
          </table:table-cell>
          <table:table-cell table:style-name="Tabela27.B1" office:value-type="string">
            <text:p text:style-name="P159">Descrição</text:p>
          </table:table-cell>
        </table:table-row>
        <table:table-row>
          <table:table-cell table:style-name="Tabela27.A2" office:value-type="string">
            <text:list xml:id="list144010345363995" text:continue-list="list144011085693361" text:style-name="L3">
              <text:list-item text:start-value="1">
                <text:p text:style-name="P281"/>
              </text:list-item>
            </text:list>
          </table:table-cell>
          <table:table-cell table:style-name="Tabela27.B2" office:value-type="string">
            <text:p text:style-name="P172">O administrador <text:span text:style-name="T30">digita no o nome do atendente a ser buscado no campo de texto de busca da Tela de Lista de Atendentes.</text:span></text:p>
          </table:table-cell>
        </table:table-row>
        <table:table-row>
          <table:table-cell table:style-name="Tabela27.A2" office:value-type="string">
            <text:list xml:id="list144010293028312" text:continue-numbering="true" text:style-name="L3">
              <text:list-item>
                <text:p text:style-name="P281"/>
              </text:list-item>
            </text:list>
          </table:table-cell>
          <table:table-cell table:style-name="Tabela27.B2" office:value-type="string">
            <text:p text:style-name="P171">O administrador <text:span text:style-name="T30">clica na opção “Buscar”.</text:span></text:p>
          </table:table-cell>
        </table:table-row>
        <table:table-row>
          <table:table-cell table:style-name="Tabela27.A2" office:value-type="string">
            <text:list xml:id="list144011020225391" text:continue-numbering="true" text:style-name="L3">
              <text:list-item>
                <text:p text:style-name="P281"/>
              </text:list-item>
            </text:list>
          </table:table-cell>
          <table:table-cell table:style-name="Tabela27.B2" office:value-type="string">
            <text:p text:style-name="P171">O sistema <text:span text:style-name="T30">exibe a lista de atendentes conforme</text:span> o texto <text:span text:style-name="T30">digitado no campo de</text:span> busca.</text:p>
          </table:table-cell>
        </table:table-row>
        <table:table-row>
          <table:table-cell table:style-name="Tabela27.A2" office:value-type="string">
            <text:list xml:id="list144010966969070" text:continue-numbering="true" text:style-name="L3">
              <text:list-item>
                <text:p text:style-name="P281"/>
              </text:list-item>
            </text:list>
          </table:table-cell>
          <table:table-cell table:style-name="Tabela27.B2" office:value-type="string">
            <text:p text:style-name="P178">O caso de uso é encerrado.</text:p>
          </table:table-cell>
        </table:table-row>
      </table:table>
      <text:p text:style-name="P124"/>
      <text:p text:style-name="P3">F<text:span text:style-name="T20">l</text:span>uxo <text:span text:style-name="T20">de Exceção E01 – Dados Inválidos</text:span></text:p>
      <text:p text:style-name="P57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160">Passo</text:p>
          </table:table-cell>
          <table:table-cell table:style-name="Tabela28.B1" office:value-type="string">
            <text:p text:style-name="P160">Descrição</text:p>
          </table:table-cell>
        </table:table-row>
        <table:table-row>
          <table:table-cell table:style-name="Tabela28.A2" office:value-type="string">
            <text:list xml:id="list144011577745497" text:continue-list="list144010966969070" text:style-name="L3">
              <text:list-item text:start-value="1">
                <text:p text:style-name="P282"/>
              </text:list-item>
            </text:list>
          </table:table-cell>
          <table:table-cell table:style-name="Tabela28.B2" office:value-type="string">
            <text:p text:style-name="P182">Se algum dos campos com asterisco (*), que indica obrigatoriedade, não for preenchido, exibe a mensagem <text:span text:style-name="T11">(M6)</text:span> e volta ao estágio em que estava aguardando o preenchimento.</text:p>
          </table:table-cell>
        </table:table-row>
      </table:table>
      <text:p text:style-name="P125"/>
      <text:p text:style-name="P4">F<text:span text:style-name="T20">l</text:span>uxo <text:span text:style-name="T20">de Exceção E02 – Atendente Existente</text:span></text:p>
      <text:p text:style-name="P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1">Passo</text:p>
          </table:table-cell>
          <table:table-cell table:style-name="Tabela4.B1" office:value-type="string">
            <text:p text:style-name="P161">Descrição</text:p>
          </table:table-cell>
        </table:table-row>
        <table:table-row>
          <table:table-cell table:style-name="Tabela4.A2" office:value-type="string">
            <text:list xml:id="list144010728707315" text:continue-list="list144011577745497" text:style-name="L3">
              <text:list-item text:start-value="1">
                <text:p text:style-name="P283"/>
              </text:list-item>
            </text:list>
          </table:table-cell>
          <table:table-cell table:style-name="Tabela4.B2" office:value-type="string">
            <text:p text:style-name="P189"><text:s/>Caso o atendente já tenha sido cadastrado com mesmo <text:span text:style-name="T22">CPF, email ou matrícula, deve-se exibir a mensagem </text:span><text:span text:style-name="T8">(M5)</text:span><text:span text:style-name="T22">.</text:span></text:p>
          </table:table-cell>
        </table:table-row>
      </table:table>
      <text:p text:style-name="P126"/>
      <text:p text:style-name="P12">Mensagens</text:p>
      <text:p text:style-name="P127"/>
      <text:list xml:id="list2789974266992145434" text:style-name="L5">
        <text:list-item>
          <text:p text:style-name="P246">“Cadastrado realizado com sucesso!”</text:p>
        </text:list-item>
        <text:list-item>
          <text:p text:style-name="P246">“Alteração realizada com sucesso!”</text:p>
        </text:list-item>
        <text:list-item>
          <text:p text:style-name="P246">“Exclusão realizada com sucesso!”</text:p>
        </text:list-item>
        <text:list-item>
          <text:p text:style-name="P246">“Tem certeza que quer excluir o atendente?”</text:p>
        </text:list-item>
        <text:list-item>
          <text:p text:style-name="P246">“<text:span text:style-name="T32">Esse atendente já foi cadastrado no sistema!</text:span>”</text:p>
        </text:list-item>
        <text:list-item>
          <text:p text:style-name="P253">“Os campos com (*) devem ser preenchidos obrigatoriamente!”.</text:p>
        </text:list-item>
      </text:list>
      <text:p text:style-name="P153"><text:soft-page-break/></text:p>
      <text:p text:style-name="P15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columns-spanned="4" office:value-type="string">
            <text:p text:style-name="P68">ESPECIFICAÇÃO DE CASO DE USO</text:p>
            <text:p text:style-name="P76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91">Fabricante:</text:p>
          </table:table-cell>
          <table:table-cell table:style-name="Tabela5.B2" table:number-columns-spanned="3" office:value-type="string">
            <text:p text:style-name="P85">Valkaria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91">Cliente:</text:p>
          </table:table-cell>
          <table:table-cell table:style-name="Tabela5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91">Sigla Sistema:</text:p>
          </table:table-cell>
          <table:table-cell table:style-name="Tabela5.A2" office:value-type="string">
            <text:p text:style-name="P276"><text:span text:style-name="T70">Medina</text:span></text:p>
          </table:table-cell>
          <table:table-cell table:style-name="Tabela5.A2" office:value-type="string">
            <text:p text:style-name="P91">Sistema:</text:p>
          </table:table-cell>
          <table:table-cell table:style-name="Tabela5.B2" office:value-type="string">
            <text:p text:style-name="P277"><text:span text:style-name="T70">Medina</text:span> – Sistema para <text:span text:style-name="T2">Clínicas Médicas</text:span></text:p>
          </table:table-cell>
        </table:table-row>
        <table:table-row>
          <table:table-cell table:style-name="Tabela5.A2" office:value-type="string">
            <text:p text:style-name="P91">Cód. Use Case:</text:p>
          </table:table-cell>
          <table:table-cell table:style-name="Tabela5.A2" office:value-type="string">
            <text:p text:style-name="P91">UC00<text:span text:style-name="T31">2</text:span></text:p>
          </table:table-cell>
          <table:table-cell table:style-name="Tabela5.A2" office:value-type="string">
            <text:p text:style-name="P91">Use Case:</text:p>
          </table:table-cell>
          <table:table-cell table:style-name="Tabela5.B2" office:value-type="string">
            <text:p text:style-name="P91">Manter <text:span text:style-name="T31">Médicos</text:span></text:p>
          </table:table-cell>
        </table:table-row>
        <table:table-row>
          <table:table-cell table:style-name="Tabela5.A2" office:value-type="string">
            <text:p text:style-name="P91">Identificação:</text:p>
          </table:table-cell>
          <table:table-cell table:style-name="Tabela5.B2" table:number-columns-spanned="3" office:value-type="string">
            <text:p text:style-name="P91">UC00<text:span text:style-name="T31">2</text:span>_<text:span text:style-name="T1">MANTER_MÉDICOS</text:span></text:p>
          </table:table-cell>
          <table:covered-table-cell/>
          <table:covered-table-cell/>
        </table:table-row>
      </table:table>
      <text:p text:style-name="P137"/>
      <text:p text:style-name="P19">[<text:span text:style-name="T45">UC00</text:span><text:span text:style-name="T49">2</text:span><text:span text:style-name="T45">_</text:span><text:span text:style-name="T47">MANTER_</text:span><text:span text:style-name="T48">MÉDICOS</text:span>]</text:p>
      <text:p text:style-name="P38"/>
      <text:p text:style-name="P29">Descrição Sucinta</text:p>
      <text:p text:style-name="P104">Este caso de uso descreve as funcionalidades de manutenção de um <text:span text:style-name="T31">médico</text:span> (cadastrar um novo <text:span text:style-name="T31">médico,</text:span> consultar, alterar, remover e buscar dados de <text:span text:style-name="T31">médicos</text:span> existentes).</text:p>
      <text:p text:style-name="P48"/>
      <text:p text:style-name="P29">Atores</text:p>
      <text:list xml:id="list144009805616236" text:continue-list="list8214931561456750568" text:style-name="L1">
        <text:list-item>
          <text:p text:style-name="P230"><text:span text:style-name="T3">Administrador:</text:span> <text:span text:style-name="T16">É o atendente</text:span> com o papel de administrador, <text:span text:style-name="T17">ele</text:span> deve ser o único permitido a acessar as funcionalidades deste caso de uso.</text:p>
          <text:p text:style-name="P230"/>
        </text:list-item>
      </text:list>
      <text:p text:style-name="P29">Pré-condições</text:p>
      <text:p text:style-name="P112"><text:span text:style-name="T39">Para iniciar e</text:span>ste caso de uso <text:span text:style-name="T39">o</text:span> administrador deve está logado no sistema de acordo com o caso de uso Logar no Sistema.</text:p>
      <text:p text:style-name="P122"/>
      <text:p text:style-name="P29">Pós-condições</text:p>
      <text:p text:style-name="P112">Após o fim normal deste caso de uso o sistema deve ter: </text:p>
      <text:list xml:id="list4174217714833443625" text:style-name="L6">
        <text:list-item>
          <text:p text:style-name="P238">Criado o registro de um novo <text:span text:style-name="T31">médico</text:span>;</text:p>
        </text:list-item>
        <text:list-item>
          <text:p text:style-name="P238">Ou ter alterado o registro de um <text:span text:style-name="T31">médico</text:span> existente;</text:p>
        </text:list-item>
        <text:list-item>
          <text:p text:style-name="P238">Ou ter excluído o registro de um <text:span text:style-name="T31">médico</text:span> existente.</text:p>
          <text:p text:style-name="P239"/>
        </text:list-item>
      </text:list>
      <text:p text:style-name="P29">Fluxo Principal – <text:span text:style-name="T18">Listar Médicos</text:span></text:p>
      <text:p text:style-name="P4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62">Passo</text:p>
          </table:table-cell>
          <table:table-cell table:style-name="Tabela6.B1" office:value-type="string">
            <text:p text:style-name="P162">Descrição</text:p>
          </table:table-cell>
        </table:table-row>
        <table:table-row>
          <table:table-cell table:style-name="Tabela6.A2" office:value-type="string">
            <text:list xml:id="list2862483819952988489" text:style-name="L7">
              <text:list-item text:start-value="1">
                <text:p text:style-name="P284"/>
              </text:list-item>
            </text:list>
          </table:table-cell>
          <table:table-cell table:style-name="Tabela6.B2" office:value-type="string">
            <text:p text:style-name="P194">O fluxo principal inicia quando um <text:span text:style-name="T21">atendente</text:span> com papel de <text:span text:style-name="T3">A</text:span><text:span text:style-name="T4">dministrador</text:span> <text:span text:style-name="T21">realiza o login</text:span> no sistema e <text:span text:style-name="T21">em seguida</text:span> clica na opção <text:span text:style-name="T40">Gerenciar</text:span> <text:span text:style-name="T32">Médicos na tela principal do sistema.</text:span></text:p>
          </table:table-cell>
        </table:table-row>
        <table:table-row>
          <table:table-cell table:style-name="Tabela6.A2" office:value-type="string">
            <text:list xml:id="list144009604127728" text:continue-numbering="true" text:style-name="L7">
              <text:list-item>
                <text:p text:style-name="P284"/>
              </text:list-item>
            </text:list>
          </table:table-cell>
          <table:table-cell table:style-name="Tabela6.B2" office:value-type="string">
            <text:p text:style-name="P194">O sistema apresenta uma tela <text:span text:style-name="T21">com a lista de todos os médicos</text:span> cadastrados n<text:span text:style-name="T21">o sistema</text:span>.</text:p>
          </table:table-cell>
        </table:table-row>
        <table:table-row>
          <table:table-cell table:style-name="Tabela6.A2" office:value-type="string">
            <text:list xml:id="list144011447456850" text:continue-numbering="true" text:style-name="L7">
              <text:list-item>
                <text:p text:style-name="P284"/>
              </text:list-item>
            </text:list>
          </table:table-cell>
          <table:table-cell table:style-name="Tabela6.B2" office:value-type="string">
            <text:p text:style-name="P178">O caso de uso é encerrado.</text:p>
          </table:table-cell>
        </table:table-row>
      </table:table>
      <text:p text:style-name="P48"/>
      <text:p text:style-name="P29">Fluxo Alternativo – <text:span text:style-name="T19">Cadastrar Médicos</text:span></text:p>
      <text:p text:style-name="P4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2">Passo</text:p>
          </table:table-cell>
          <table:table-cell table:style-name="Tabela7.B1" office:value-type="string">
            <text:p text:style-name="P162">Descrição</text:p>
          </table:table-cell>
        </table:table-row>
        <table:table-row>
          <table:table-cell table:style-name="Tabela7.A2" office:value-type="string">
            <text:list xml:id="list144011119921223" text:continue-list="list144011447456850" text:style-name="L7">
              <text:list-item text:start-value="1">
                <text:p text:style-name="P284"/>
              </text:list-item>
            </text:list>
          </table:table-cell>
          <table:table-cell table:style-name="Tabela7.B2" office:value-type="string">
            <text:p text:style-name="P202">O Administrador clica na opção de Inserir Novo Registro.</text:p>
          </table:table-cell>
        </table:table-row>
        <text:soft-page-break/>
        <table:table-row>
          <table:table-cell table:style-name="Tabela7.A2" office:value-type="string">
            <text:list xml:id="list144010668696675" text:continue-numbering="true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202">O Administrador insere os dados nos seguintes campos: </text:p>
            <text:list xml:id="list8289927969110217145" text:style-name="L8">
              <text:list-item>
                <text:p text:style-name="P297">Nome;</text:p>
              </text:list-item>
              <text:list-item>
                <text:p text:style-name="P300">CPF;</text:p>
              </text:list-item>
              <text:list-item>
                <text:p text:style-name="P300">RG;</text:p>
              </text:list-item>
              <text:list-item>
                <text:p text:style-name="P300">Telefones;</text:p>
              </text:list-item>
              <text:list-item>
                <text:p text:style-name="P300">Data de nascimento;</text:p>
              </text:list-item>
              <text:list-item>
                <text:p text:style-name="P300">Nome do pai;</text:p>
              </text:list-item>
              <text:list-item>
                <text:p text:style-name="P300">Nome da mãe;</text:p>
              </text:list-item>
              <text:list-item>
                <text:p text:style-name="P300">E-mail;</text:p>
              </text:list-item>
              <text:list-item>
                <text:p text:style-name="P300">Endereço completo: UF, Cidade, Bairro, Rua, Número;</text:p>
              </text:list-item>
              <text:list-item>
                <text:p text:style-name="P300">Matrícula;</text:p>
              </text:list-item>
              <text:list-item>
                <text:p text:style-name="P300">Login;</text:p>
              </text:list-item>
              <text:list-item>
                <text:p text:style-name="P300">Senha;</text:p>
              </text:list-item>
              <text:list-item>
                <text:p text:style-name="P302">CRM;</text:p>
              </text:list-item>
              <text:list-item>
                <text:p text:style-name="P302">Especialidade;</text:p>
              </text:list-item>
            </text:list>
          </table:table-cell>
        </table:table-row>
        <table:table-row>
          <table:table-cell table:style-name="Tabela7.A2" office:value-type="string">
            <text:list xml:id="list144011015524821" text:continue-list="list144010668696675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195">O Sistema verifica se os dados estão válidos <text:span text:style-name="T3">(E01) (E02)</text:span>.</text:p>
          </table:table-cell>
        </table:table-row>
        <table:table-row>
          <table:table-cell table:style-name="Tabela7.A2" office:value-type="string">
            <text:list xml:id="list144010529112448" text:continue-numbering="true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173">O administrador clica em “<text:span text:style-name="T26">Cadastrar</text:span>”.</text:p>
          </table:table-cell>
        </table:table-row>
        <table:table-row>
          <table:table-cell table:style-name="Tabela7.A2" office:value-type="string">
            <text:list xml:id="list144011043092658" text:continue-numbering="true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194">O Sistema cadastra o <text:span text:style-name="T31">médico</text:span> na base de dados.</text:p>
          </table:table-cell>
        </table:table-row>
        <table:table-row>
          <table:table-cell table:style-name="Tabela7.A2" office:value-type="string">
            <text:list xml:id="list144010723376630" text:continue-numbering="true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209">O sistema exibe a mensagem <text:span text:style-name="T5">(M1)</text:span><text:span text:style-name="T28">.</text:span></text:p>
          </table:table-cell>
        </table:table-row>
        <table:table-row>
          <table:table-cell table:style-name="Tabela7.A2" office:value-type="string">
            <text:list xml:id="list144010085630198" text:continue-numbering="true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213">O administrador confirma a mensagem.</text:p>
          </table:table-cell>
        </table:table-row>
        <table:table-row>
          <table:table-cell table:style-name="Tabela7.A2" office:value-type="string">
            <text:list xml:id="list144010923417046" text:continue-numbering="true" text:style-name="L7">
              <text:list-item>
                <text:p text:style-name="P284"/>
              </text:list-item>
            </text:list>
          </table:table-cell>
          <table:table-cell table:style-name="Tabela7.B2" office:value-type="string">
            <text:p text:style-name="P195">O caso de uso é encerrado.</text:p>
          </table:table-cell>
        </table:table-row>
      </table:table>
      <text:p text:style-name="P48"/>
      <text:p text:style-name="P29">Fluxo Alternativo – <text:span text:style-name="T19">Editar Médico</text:span></text:p>
      <text:p text:style-name="P4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62">Passo</text:p>
          </table:table-cell>
          <table:table-cell table:style-name="Tabela8.B1" office:value-type="string">
            <text:p text:style-name="P162">Descrição</text:p>
          </table:table-cell>
        </table:table-row>
        <table:table-row>
          <table:table-cell table:style-name="Tabela8.A2" office:value-type="string">
            <text:list xml:id="list144011196852176" text:continue-list="list144010923417046" text:style-name="L7">
              <text:list-item text:start-value="1">
                <text:p text:style-name="P284"/>
              </text:list-item>
            </text:list>
          </table:table-cell>
          <table:table-cell table:style-name="Tabela8.B2" office:value-type="string">
            <text:p text:style-name="P173">O administrador seleciona um registro listado no DataGrid da tela “<text:span text:style-name="T24">Lista de Médicos</text:span>”.</text:p>
          </table:table-cell>
        </table:table-row>
        <table:table-row>
          <table:table-cell table:style-name="Tabela8.A2" office:value-type="string">
            <text:list xml:id="list144010774725443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174">O sistema habilita a opção de edição d<text:span text:style-name="T24">os dados do médico.</text:span></text:p>
          </table:table-cell>
        </table:table-row>
        <table:table-row>
          <table:table-cell table:style-name="Tabela8.A2" office:value-type="string">
            <text:list xml:id="list144011524327035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173">O administrador clica na opção “Editar <text:span text:style-name="T32">Médico”</text:span>.</text:p>
          </table:table-cell>
        </table:table-row>
        <table:table-row>
          <table:table-cell table:style-name="Tabela8.A2" office:value-type="string">
            <text:list xml:id="list144010750903105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218">O sistema apresenta a tela de cadastro de <text:span text:style-name="T31">médico</text:span>s com os dados do <text:span text:style-name="T31">médico</text:span> já preenchidos nos campos para que o administrador possa editá-los;</text:p>
          </table:table-cell>
        </table:table-row>
        <table:table-row>
          <table:table-cell table:style-name="Tabela8.A2" office:value-type="string">
            <text:list xml:id="list144010827478834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173">O administrador altera os dados necessários <text:span text:style-name="T3">(E01)</text:span>.</text:p>
          </table:table-cell>
        </table:table-row>
        <table:table-row>
          <table:table-cell table:style-name="Tabela8.A2" office:value-type="string">
            <text:list xml:id="list144010525884956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173">O administrador clica em “Alterar”.</text:p>
          </table:table-cell>
        </table:table-row>
        <table:table-row>
          <table:table-cell table:style-name="Tabela8.A2" office:value-type="string">
            <text:list xml:id="list144011336061068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173">O sistema altera os dados na base de dados <text:span text:style-name="T3">(E01)</text:span>.</text:p>
          </table:table-cell>
        </table:table-row>
        <table:table-row>
          <table:table-cell table:style-name="Tabela8.A2" office:value-type="string">
            <text:list xml:id="list144009852505023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209">O sistema exibe a mensagem <text:span text:style-name="T6">(M2)</text:span><text:span text:style-name="T29">.</text:span></text:p>
          </table:table-cell>
        </table:table-row>
        <table:table-row>
          <table:table-cell table:style-name="Tabela8.A2" office:value-type="string">
            <text:list xml:id="list144011291218183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213">O administrador confirma a mensagem.</text:p>
          </table:table-cell>
        </table:table-row>
        <table:table-row>
          <table:table-cell table:style-name="Tabela8.A2" office:value-type="string">
            <text:list xml:id="list144011038503560" text:continue-numbering="true" text:style-name="L7">
              <text:list-item>
                <text:p text:style-name="P284"/>
              </text:list-item>
            </text:list>
          </table:table-cell>
          <table:table-cell table:style-name="Tabela8.B2" office:value-type="string">
            <text:p text:style-name="P173">O caso de uso é encerrado.</text:p>
          </table:table-cell>
        </table:table-row>
      </table:table>
      <text:p text:style-name="P137"/>
      <text:p text:style-name="P48"><text:span text:style-name="T3">Fluxo Alternativo – </text:span><text:span text:style-name="T14">Excluir Médico</text:span></text:p>
      <text:p text:style-name="P26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62">Passo</text:p>
          </table:table-cell>
          <table:table-cell table:style-name="Tabela9.B1" office:value-type="string">
            <text:p text:style-name="P162">Descrição</text:p>
          </table:table-cell>
        </table:table-row>
        <text:soft-page-break/>
        <table:table-row>
          <table:table-cell table:style-name="Tabela9.A2" office:value-type="string">
            <text:list xml:id="list144009791878484" text:continue-list="list144011038503560" text:style-name="L7">
              <text:list-item text:start-value="1">
                <text:p text:style-name="P284"/>
              </text:list-item>
            </text:list>
          </table:table-cell>
          <table:table-cell table:style-name="Tabela9.B2" office:value-type="string">
            <text:p text:style-name="P173">O administrador seleciona <text:span text:style-name="T32">o</text:span> registros listado no DataGrid da tela “<text:span text:style-name="T25">Lista de Atendentes</text:span>”.</text:p>
          </table:table-cell>
        </table:table-row>
        <table:table-row>
          <table:table-cell table:style-name="Tabela9.A2" office:value-type="string">
            <text:list xml:id="list144010008180273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4">O sistema habilita a opção de exclusão de <text:span text:style-name="T31">médicos.</text:span></text:p>
          </table:table-cell>
        </table:table-row>
        <table:table-row>
          <table:table-cell table:style-name="Tabela9.A2" office:value-type="string">
            <text:list xml:id="list144009644556658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3">O administrador clica na opção “Excluir <text:span text:style-name="T32">Médico</text:span>”<text:span text:style-name="T25">.</text:span></text:p>
          </table:table-cell>
        </table:table-row>
        <table:table-row>
          <table:table-cell table:style-name="Tabela9.A2" office:value-type="string">
            <text:list xml:id="list144011155914585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3">O sistema verifica se o <text:span text:style-name="T32">médico</text:span> pode ser excluído <text:span text:style-name="T3">(E03)</text:span>.</text:p>
          </table:table-cell>
        </table:table-row>
        <table:table-row>
          <table:table-cell table:style-name="Tabela9.A2" office:value-type="string">
            <text:list xml:id="list144010890006992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3">O sistema solicita a confirmação da operação com a mensagem <text:span text:style-name="T35">(M4)</text:span><text:span text:style-name="T36">.</text:span></text:p>
          </table:table-cell>
        </table:table-row>
        <table:table-row>
          <table:table-cell table:style-name="Tabela9.A2" office:value-type="string">
            <text:list xml:id="list144010078907957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3">O <text:span text:style-name="T27">administrador</text:span> confirma a operação.</text:p>
          </table:table-cell>
        </table:table-row>
        <table:table-row>
          <table:table-cell table:style-name="Tabela9.A2" office:value-type="string">
            <text:list xml:id="list144011083246861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3">O sistema remove o registro selecionado.</text:p>
          </table:table-cell>
        </table:table-row>
        <table:table-row>
          <table:table-cell table:style-name="Tabela9.A2" office:value-type="string">
            <text:list xml:id="list144010166969193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213">O sistema exibe a mensagem <text:span text:style-name="T3">(M3)</text:span>.</text:p>
          </table:table-cell>
        </table:table-row>
        <table:table-row>
          <table:table-cell table:style-name="Tabela9.A2" office:value-type="string">
            <text:list xml:id="list144011201250251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213">O atendente confirma a mensagem.</text:p>
          </table:table-cell>
        </table:table-row>
        <table:table-row>
          <table:table-cell table:style-name="Tabela9.A2" office:value-type="string">
            <text:list xml:id="list144009688959193" text:continue-numbering="true" text:style-name="L7">
              <text:list-item>
                <text:p text:style-name="P284"/>
              </text:list-item>
            </text:list>
          </table:table-cell>
          <table:table-cell table:style-name="Tabela9.B2" office:value-type="string">
            <text:p text:style-name="P173">O caso de uso é encerrado.</text:p>
          </table:table-cell>
        </table:table-row>
      </table:table>
      <text:p text:style-name="P137"/>
      <text:p text:style-name="P29">Fluxo Alternativo – <text:span text:style-name="T19">Buscar Atendente</text:span></text:p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62">Passo</text:p>
          </table:table-cell>
          <table:table-cell table:style-name="Tabela10.B1" office:value-type="string">
            <text:p text:style-name="P162">Descrição</text:p>
          </table:table-cell>
        </table:table-row>
        <table:table-row>
          <table:table-cell table:style-name="Tabela10.A2" office:value-type="string">
            <text:list xml:id="list144011029764155" text:continue-list="list144009688959193" text:style-name="L7">
              <text:list-item text:start-value="1">
                <text:p text:style-name="P284"/>
              </text:list-item>
            </text:list>
          </table:table-cell>
          <table:table-cell table:style-name="Tabela10.B2" office:value-type="string">
            <text:p text:style-name="P174">O administrador <text:span text:style-name="T30">digita no o nome do médico a ser buscado no campo de texto de busca da Tela de Lista de Médicos.</text:span></text:p>
          </table:table-cell>
        </table:table-row>
        <table:table-row>
          <table:table-cell table:style-name="Tabela10.A2" office:value-type="string">
            <text:list xml:id="list144010395136464" text:continue-numbering="true" text:style-name="L7">
              <text:list-item>
                <text:p text:style-name="P284"/>
              </text:list-item>
            </text:list>
          </table:table-cell>
          <table:table-cell table:style-name="Tabela10.B2" office:value-type="string">
            <text:p text:style-name="P173">O administrador <text:span text:style-name="T30">clica na opção “Buscar”.</text:span></text:p>
          </table:table-cell>
        </table:table-row>
        <table:table-row>
          <table:table-cell table:style-name="Tabela10.A2" office:value-type="string">
            <text:list xml:id="list144011220557814" text:continue-numbering="true" text:style-name="L7">
              <text:list-item>
                <text:p text:style-name="P284"/>
              </text:list-item>
            </text:list>
          </table:table-cell>
          <table:table-cell table:style-name="Tabela10.B2" office:value-type="string">
            <text:p text:style-name="P174">O sistema <text:span text:style-name="T30">exibe a lista de médicos conforme</text:span> o texto <text:span text:style-name="T30">digitado no campo de</text:span> busca.</text:p>
          </table:table-cell>
        </table:table-row>
        <table:table-row>
          <table:table-cell table:style-name="Tabela10.A2" office:value-type="string">
            <text:list xml:id="list144010688511238" text:continue-numbering="true" text:style-name="L7">
              <text:list-item>
                <text:p text:style-name="P284"/>
              </text:list-item>
            </text:list>
          </table:table-cell>
          <table:table-cell table:style-name="Tabela10.B2" office:value-type="string">
            <text:p text:style-name="P178">O caso de uso é encerrado.</text:p>
          </table:table-cell>
        </table:table-row>
      </table:table>
      <text:p text:style-name="P137"/>
      <text:p text:style-name="P5">F<text:span text:style-name="T20">l</text:span>uxo <text:span text:style-name="T20">de Exceção E01 – Dados Inválidos</text:span></text:p>
      <text:p text:style-name="P5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62">Passo</text:p>
          </table:table-cell>
          <table:table-cell table:style-name="Tabela11.B1" office:value-type="string">
            <text:p text:style-name="P162">Descrição</text:p>
          </table:table-cell>
        </table:table-row>
        <table:table-row>
          <table:table-cell table:style-name="Tabela11.A2" office:value-type="string">
            <text:list xml:id="list144011698424090" text:continue-list="list144010688511238" text:style-name="L7">
              <text:list-item text:start-value="1">
                <text:p text:style-name="P284"/>
              </text:list-item>
            </text:list>
          </table:table-cell>
          <table:table-cell table:style-name="Tabela11.B2" office:value-type="string">
            <text:p text:style-name="P183">Se algum dos campos com asterisco (*), que indica obrigatoriedade, não for preenchido, exibe a mensagem <text:span text:style-name="T11">(M6)</text:span> e volta ao estágio em que estava aguardando o preenchimento.</text:p>
          </table:table-cell>
        </table:table-row>
      </table:table>
      <text:p text:style-name="P137"/>
      <text:p text:style-name="P5">F<text:span text:style-name="T20">l</text:span>uxo <text:span text:style-name="T20">de Exceção E02 – Atendente Existente</text:span></text:p>
      <text:p text:style-name="P5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62">Passo</text:p>
          </table:table-cell>
          <table:table-cell table:style-name="Tabela12.B1" office:value-type="string">
            <text:p text:style-name="P162">Descrição</text:p>
          </table:table-cell>
        </table:table-row>
        <table:table-row>
          <table:table-cell table:style-name="Tabela12.A2" office:value-type="string">
            <text:list xml:id="list144010191789824" text:continue-list="list144011698424090" text:style-name="L7">
              <text:list-item text:start-value="1">
                <text:p text:style-name="P284"/>
              </text:list-item>
            </text:list>
          </table:table-cell>
          <table:table-cell table:style-name="Tabela12.B2" office:value-type="string">
            <text:p text:style-name="P190"><text:s/>Caso o <text:span text:style-name="T32">médico</text:span> já tenha sido cadastrado com mesmo <text:span text:style-name="T22">CPF, e-mail, CRM ou matrícula, deve-se exibir a mensagem </text:span><text:span text:style-name="T8">(M5)</text:span><text:span text:style-name="T22">.</text:span></text:p>
          </table:table-cell>
        </table:table-row>
      </table:table>
      <text:p text:style-name="P137"/>
      <text:p text:style-name="P13">Mensagens</text:p>
      <text:p text:style-name="P128"/>
      <text:list xml:id="list4235093460417416191" text:style-name="L9">
        <text:list-item>
          <text:p text:style-name="P247">“Cadastrado realizado com sucesso!”</text:p>
        </text:list-item>
        <text:list-item>
          <text:p text:style-name="P247">“Alteração realizada com sucesso!”</text:p>
        </text:list-item>
        <text:list-item>
          <text:p text:style-name="P247">“Exclusão realizada com sucesso!”</text:p>
        </text:list-item>
        <text:list-item>
          <text:p text:style-name="P247">“Tem certeza que quer excluir o atendente?”</text:p>
        </text:list-item>
        <text:list-item>
          <text:p text:style-name="P248">“<text:span text:style-name="T32">Esse médico já foi cadastrado no sistema!</text:span>”</text:p>
        </text:list-item>
        <text:list-item>
          <text:p text:style-name="P254">“Os campos com (*) devem ser preenchidos obrigatoriamente!”.</text:p>
        </text:list-item>
      </text:list>
      <text:p text:style-name="P134"><text:soft-page-break/></text:p>
      <text:p text:style-name="P134"/>
      <text:p text:style-name="P134"/>
      <text:p text:style-name="P14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table:number-columns-spanned="4" office:value-type="string">
            <text:p text:style-name="P69">ESPECIFICAÇÃO DE CASO DE USO</text:p>
            <text:p text:style-name="P77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92">Fabricante:</text:p>
          </table:table-cell>
          <table:table-cell table:style-name="Tabela13.B2" table:number-columns-spanned="3" office:value-type="string">
            <text:p text:style-name="P86">Valkaria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92">Cliente:</text:p>
          </table:table-cell>
          <table:table-cell table:style-name="Tabela13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92">Sigla Sistema:</text:p>
          </table:table-cell>
          <table:table-cell table:style-name="Tabela13.A2" office:value-type="string">
            <text:p text:style-name="P276"><text:span text:style-name="T70">Medina</text:span></text:p>
          </table:table-cell>
          <table:table-cell table:style-name="Tabela13.A2" office:value-type="string">
            <text:p text:style-name="P92">Sistema:</text:p>
          </table:table-cell>
          <table:table-cell table:style-name="Tabela13.B2" office:value-type="string">
            <text:p text:style-name="P277"><text:span text:style-name="T70">Medina</text:span> – Sistema para <text:span text:style-name="T2">Clínicas Médicas</text:span></text:p>
          </table:table-cell>
        </table:table-row>
        <table:table-row>
          <table:table-cell table:style-name="Tabela13.A2" office:value-type="string">
            <text:p text:style-name="P92">Cód. Use Case:</text:p>
          </table:table-cell>
          <table:table-cell table:style-name="Tabela13.A2" office:value-type="string">
            <text:p text:style-name="P92">UC00<text:span text:style-name="T37">3</text:span></text:p>
          </table:table-cell>
          <table:table-cell table:style-name="Tabela13.A2" office:value-type="string">
            <text:p text:style-name="P92">Use Case:</text:p>
          </table:table-cell>
          <table:table-cell table:style-name="Tabela13.B2" office:value-type="string">
            <text:p text:style-name="P92">Manter <text:span text:style-name="T37">Pacientes</text:span></text:p>
          </table:table-cell>
        </table:table-row>
        <table:table-row>
          <table:table-cell table:style-name="Tabela13.A2" office:value-type="string">
            <text:p text:style-name="P92">Identificação:</text:p>
          </table:table-cell>
          <table:table-cell table:style-name="Tabela13.B2" table:number-columns-spanned="3" office:value-type="string">
            <text:p text:style-name="P92">UC00<text:span text:style-name="T37">3</text:span>_<text:span text:style-name="T1">MANTER_PACIENTES</text:span></text:p>
          </table:table-cell>
          <table:covered-table-cell/>
          <table:covered-table-cell/>
        </table:table-row>
      </table:table>
      <text:p text:style-name="P65"/>
      <text:p text:style-name="P20">[<text:span text:style-name="T45">UC00</text:span><text:span text:style-name="T49">3</text:span><text:span text:style-name="T45">_</text:span><text:span text:style-name="T47">MANTER_</text:span><text:span text:style-name="T50">PACIENTES</text:span>]</text:p>
      <text:p text:style-name="P39"/>
      <text:p text:style-name="P30">Descrição Sucinta</text:p>
      <text:p text:style-name="P105">Este caso de uso descreve as funcionalidades de manutenção de um <text:span text:style-name="T37">paciente</text:span> (cadastrar um novo <text:span text:style-name="T37">paciente</text:span>, consultar, alterar, remover e buscar dados de <text:span text:style-name="T37">pacientes</text:span> existentes).</text:p>
      <text:p text:style-name="P49"/>
      <text:p text:style-name="P30">Atores</text:p>
      <text:list xml:id="list144009758706553" text:continue-list="list144009805616236" text:style-name="L1">
        <text:list-item>
          <text:p text:style-name="P262">Atendente</text:p>
        </text:list-item>
        <text:list-item>
          <text:p text:style-name="P262">Administrador</text:p>
          <text:p text:style-name="P231"/>
        </text:list-item>
      </text:list>
      <text:p text:style-name="P30">Pré-condições</text:p>
      <text:p text:style-name="P113"><text:span text:style-name="T39">Para iniciar e</text:span>ste caso de uso <text:span text:style-name="T39">o</text:span> <text:span text:style-name="T39">atendente ou </text:span>administrador deve está logado no sistema de acordo com o caso de uso Logar no Sistema.</text:p>
      <text:p text:style-name="P123"/>
      <text:p text:style-name="P30">Pós-condições</text:p>
      <text:p text:style-name="P114">Após o fim normal deste caso de uso o sistema deve ter: </text:p>
      <text:list xml:id="list7147215043265280445" text:style-name="L10">
        <text:list-item>
          <text:p text:style-name="P240">Criado o registro de um novo <text:span text:style-name="T37">paciente</text:span>;</text:p>
        </text:list-item>
        <text:list-item>
          <text:p text:style-name="P240">Ou ter alterado o registro de um <text:span text:style-name="T37">paciente</text:span> existente;</text:p>
        </text:list-item>
        <text:list-item>
          <text:p text:style-name="P240">Ou ter excluído o registro de um <text:span text:style-name="T37">paciente</text:span> existente.</text:p>
          <text:p text:style-name="P240"/>
        </text:list-item>
      </text:list>
      <text:p text:style-name="P30">Fluxo Principal – <text:span text:style-name="T18">Listar Pacientes</text:span></text:p>
      <text:p text:style-name="P4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56">Passo</text:p>
          </table:table-cell>
          <table:table-cell table:style-name="Tabela14.B1" office:value-type="string">
            <text:p text:style-name="P156">Descrição</text:p>
          </table:table-cell>
        </table:table-row>
        <table:table-row>
          <table:table-cell table:style-name="Tabela14.A2" office:value-type="string">
            <text:list xml:id="list2798432436694467466" text:style-name="L11">
              <text:list-item text:start-value="1">
                <text:p text:style-name="P285"/>
              </text:list-item>
            </text:list>
          </table:table-cell>
          <table:table-cell table:style-name="Tabela14.B2" office:value-type="string">
            <text:p text:style-name="P196">O fluxo principal inicia quando um <text:span text:style-name="T21">atendente</text:span> <text:span text:style-name="T21">realiza o login</text:span> no sistema e <text:span text:style-name="T21">em seguida</text:span> clica na opção <text:span text:style-name="T40">Gerenciar</text:span> <text:span text:style-name="T37">Pacientes na tela principal do sistema.</text:span></text:p>
          </table:table-cell>
        </table:table-row>
        <table:table-row>
          <table:table-cell table:style-name="Tabela14.A2" office:value-type="string">
            <text:list xml:id="list144010370646261" text:continue-numbering="true" text:style-name="L11">
              <text:list-item>
                <text:p text:style-name="P285"/>
              </text:list-item>
            </text:list>
          </table:table-cell>
          <table:table-cell table:style-name="Tabela14.B2" office:value-type="string">
            <text:p text:style-name="P196">O sistema apresenta uma tela <text:span text:style-name="T21">com a lista de todos os pacientes</text:span> cadastrados n<text:span text:style-name="T21">o sistema</text:span>.</text:p>
          </table:table-cell>
        </table:table-row>
        <table:table-row>
          <table:table-cell table:style-name="Tabela14.A2" office:value-type="string">
            <text:list xml:id="list144011684654278" text:continue-numbering="true" text:style-name="L11">
              <text:list-item>
                <text:p text:style-name="P285"/>
              </text:list-item>
            </text:list>
          </table:table-cell>
          <table:table-cell table:style-name="Tabela14.B2" office:value-type="string">
            <text:p text:style-name="P178">O caso de uso é encerrado.</text:p>
          </table:table-cell>
        </table:table-row>
      </table:table>
      <text:p text:style-name="P49"/>
      <text:p text:style-name="P30">Fluxo Alternativo – <text:span text:style-name="T19">Cadastrar Paciente</text:span></text:p>
      <text:p text:style-name="P4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56">Passo</text:p>
          </table:table-cell>
          <table:table-cell table:style-name="Tabela15.B1" office:value-type="string">
            <text:p text:style-name="P156">Descrição</text:p>
          </table:table-cell>
        </table:table-row>
        <text:soft-page-break/>
        <table:table-row>
          <table:table-cell table:style-name="Tabela15.A2" office:value-type="string">
            <text:list xml:id="list144009984669940" text:continue-list="list144011684654278" text:style-name="L11">
              <text:list-item text:start-value="1">
                <text:p text:style-name="P285"/>
              </text:list-item>
            </text:list>
          </table:table-cell>
          <table:table-cell table:style-name="Tabela15.B2" office:value-type="string">
            <text:p text:style-name="P203">O <text:span text:style-name="T41">atendente </text:span>clica na opção de Inserir Novo Registro.</text:p>
          </table:table-cell>
        </table:table-row>
        <table:table-row>
          <table:table-cell table:style-name="Tabela15.A2" office:value-type="string">
            <text:list xml:id="list144011523906220" text:continue-numbering="true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204">O <text:span text:style-name="T41">atendente</text:span> insere os dados nos seguintes campos: </text:p>
            <text:list xml:id="list3401517149657535460" text:style-name="L12">
              <text:list-item>
                <text:p text:style-name="P298">Nome;</text:p>
              </text:list-item>
              <text:list-item>
                <text:p text:style-name="P301">CPF;</text:p>
              </text:list-item>
              <text:list-item>
                <text:p text:style-name="P301">RG;</text:p>
              </text:list-item>
              <text:list-item>
                <text:p text:style-name="P301">Telefones;</text:p>
              </text:list-item>
              <text:list-item>
                <text:p text:style-name="P301">Data de nascimento;</text:p>
              </text:list-item>
              <text:list-item>
                <text:p text:style-name="P301">Nome do pai;</text:p>
              </text:list-item>
              <text:list-item>
                <text:p text:style-name="P301">Nome da mãe;</text:p>
              </text:list-item>
              <text:list-item>
                <text:p text:style-name="P301">E-mail;</text:p>
              </text:list-item>
              <text:list-item>
                <text:p text:style-name="P301">Endereço completo: UF, Cidade, Bairro, Rua, Número;</text:p>
              </text:list-item>
            </text:list>
          </table:table-cell>
        </table:table-row>
        <table:table-row>
          <table:table-cell table:style-name="Tabela15.A2" office:value-type="string">
            <text:list xml:id="list144009728323836" text:continue-list="list144011523906220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196">O Sistema verifica se os dados estão válidos <text:span text:style-name="T3">(E01) (E02)</text:span>.</text:p>
          </table:table-cell>
        </table:table-row>
        <table:table-row>
          <table:table-cell table:style-name="Tabela15.A2" office:value-type="string">
            <text:list xml:id="list144010228705181" text:continue-numbering="true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170">O <text:span text:style-name="T41">atendente</text:span> clica em “<text:span text:style-name="T26">Cadastrar</text:span>”.</text:p>
          </table:table-cell>
        </table:table-row>
        <table:table-row>
          <table:table-cell table:style-name="Tabela15.A2" office:value-type="string">
            <text:list xml:id="list144010620443392" text:continue-numbering="true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196">O Sistema cadastra o <text:span text:style-name="T43">paciente</text:span> na base de dados.</text:p>
          </table:table-cell>
        </table:table-row>
        <table:table-row>
          <table:table-cell table:style-name="Tabela15.A2" office:value-type="string">
            <text:list xml:id="list144010302102416" text:continue-numbering="true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210">O sistema exibe a mensagem <text:span text:style-name="T5">(M1)</text:span><text:span text:style-name="T28">.</text:span></text:p>
          </table:table-cell>
        </table:table-row>
        <table:table-row>
          <table:table-cell table:style-name="Tabela15.A2" office:value-type="string">
            <text:list xml:id="list144010721941567" text:continue-numbering="true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214">O <text:span text:style-name="T41">atendente</text:span> confirma a mensagem.</text:p>
          </table:table-cell>
        </table:table-row>
        <table:table-row>
          <table:table-cell table:style-name="Tabela15.A2" office:value-type="string">
            <text:list xml:id="list144010566626729" text:continue-numbering="true" text:style-name="L11">
              <text:list-item>
                <text:p text:style-name="P285"/>
              </text:list-item>
            </text:list>
          </table:table-cell>
          <table:table-cell table:style-name="Tabela15.B2" office:value-type="string">
            <text:p text:style-name="P196">O caso de uso é encerrado.</text:p>
          </table:table-cell>
        </table:table-row>
      </table:table>
      <text:p text:style-name="P49"/>
      <text:p text:style-name="P30">Fluxo Alternativo – <text:span text:style-name="T19">Editar Paciente</text:span></text:p>
      <text:p text:style-name="P4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56">Passo</text:p>
          </table:table-cell>
          <table:table-cell table:style-name="Tabela16.B1" office:value-type="string">
            <text:p text:style-name="P156">Descrição</text:p>
          </table:table-cell>
        </table:table-row>
        <table:table-row>
          <table:table-cell table:style-name="Tabela16.A2" office:value-type="string">
            <text:list xml:id="list144011270990263" text:continue-list="list144010566626729" text:style-name="L11">
              <text:list-item text:start-value="1">
                <text:p text:style-name="P285"/>
              </text:list-item>
            </text:list>
          </table:table-cell>
          <table:table-cell table:style-name="Tabela16.B2" office:value-type="string">
            <text:p text:style-name="P170">O <text:span text:style-name="T41">atendente</text:span> seleciona um registro listado no DataGrid da tela “<text:span text:style-name="T24">Lista de Pacientes</text:span>”.</text:p>
          </table:table-cell>
        </table:table-row>
        <table:table-row>
          <table:table-cell table:style-name="Tabela16.A2" office:value-type="string">
            <text:list xml:id="list144011240265352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175">O sistema habilita a opção de edição d<text:span text:style-name="T24">os dados do paciente.</text:span></text:p>
          </table:table-cell>
        </table:table-row>
        <table:table-row>
          <table:table-cell table:style-name="Tabela16.A2" office:value-type="string">
            <text:list xml:id="list144010314409179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170">O <text:span text:style-name="T41">atendente</text:span> clica na opção “Editar <text:span text:style-name="T37">Paciente”</text:span>.</text:p>
          </table:table-cell>
        </table:table-row>
        <table:table-row>
          <table:table-cell table:style-name="Tabela16.A2" office:value-type="string">
            <text:list xml:id="list144011548082613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219">O sistema apresenta a tela de cadastro de <text:span text:style-name="T37">paciente</text:span>s com os dados do <text:span text:style-name="T37">paciente</text:span> já preenchidos nos campos para que o administrador possa editá-los;</text:p>
          </table:table-cell>
        </table:table-row>
        <table:table-row>
          <table:table-cell table:style-name="Tabela16.A2" office:value-type="string">
            <text:list xml:id="list144010297700667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170">O <text:span text:style-name="T41">atendente</text:span> altera os dados necessários <text:span text:style-name="T3">(E01)</text:span>.</text:p>
          </table:table-cell>
        </table:table-row>
        <table:table-row>
          <table:table-cell table:style-name="Tabela16.A2" office:value-type="string">
            <text:list xml:id="list144011603076888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170">O <text:span text:style-name="T41">atendente</text:span> clica em “Alterar”.</text:p>
          </table:table-cell>
        </table:table-row>
        <table:table-row>
          <table:table-cell table:style-name="Tabela16.A2" office:value-type="string">
            <text:list xml:id="list144010219417785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175">O sistema altera os dados na base de dados <text:span text:style-name="T3">(E01)</text:span>.</text:p>
          </table:table-cell>
        </table:table-row>
        <table:table-row>
          <table:table-cell table:style-name="Tabela16.A2" office:value-type="string">
            <text:list xml:id="list144009668335032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210">O sistema exibe a mensagem <text:span text:style-name="T6">(M2)</text:span><text:span text:style-name="T29">.</text:span></text:p>
          </table:table-cell>
        </table:table-row>
        <table:table-row>
          <table:table-cell table:style-name="Tabela16.A2" office:value-type="string">
            <text:list xml:id="list144010290783485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214">O <text:span text:style-name="T41">atendente</text:span> confirma a mensagem.</text:p>
          </table:table-cell>
        </table:table-row>
        <table:table-row>
          <table:table-cell table:style-name="Tabela16.A2" office:value-type="string">
            <text:list xml:id="list144011609183753" text:continue-numbering="true" text:style-name="L11">
              <text:list-item>
                <text:p text:style-name="P285"/>
              </text:list-item>
            </text:list>
          </table:table-cell>
          <table:table-cell table:style-name="Tabela16.B2" office:value-type="string">
            <text:p text:style-name="P175">O caso de uso é encerrado.</text:p>
          </table:table-cell>
        </table:table-row>
      </table:table>
      <text:p text:style-name="P65"/>
      <text:p text:style-name="P30">Fluxo Alternativo – <text:span text:style-name="T19">Excluir Paciente</text:span></text:p>
      <text:p text:style-name="P49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56">Passo</text:p>
          </table:table-cell>
          <table:table-cell table:style-name="Tabela17.B1" office:value-type="string">
            <text:p text:style-name="P156">Descrição</text:p>
          </table:table-cell>
        </table:table-row>
        <table:table-row>
          <table:table-cell table:style-name="Tabela17.A2" office:value-type="string">
            <text:list xml:id="list144011630597574" text:continue-list="list144011609183753" text:style-name="L11">
              <text:list-item text:start-value="1">
                <text:p text:style-name="P285"/>
              </text:list-item>
            </text:list>
          </table:table-cell>
          <table:table-cell table:style-name="Tabela17.B2" office:value-type="string">
            <text:p text:style-name="P170">O <text:span text:style-name="T41">atendente</text:span> seleciona um registro listado no DataGrid da tela “<text:span text:style-name="T25">Lista de Pacientes</text:span>”.</text:p>
          </table:table-cell>
        </table:table-row>
        <table:table-row>
          <table:table-cell table:style-name="Tabela17.A2" office:value-type="string">
            <text:list xml:id="list144009764758505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5">O sistema habilita a opção de exclusão de <text:span text:style-name="T37">pacientes.</text:span></text:p>
          </table:table-cell>
        </table:table-row>
        <text:soft-page-break/>
        <table:table-row>
          <table:table-cell table:style-name="Tabela17.A2" office:value-type="string">
            <text:list xml:id="list144010199624041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0">O <text:span text:style-name="T41">atendente</text:span> clica na opção “Excluir <text:span text:style-name="T37">Paciente</text:span>”<text:span text:style-name="T25">.</text:span></text:p>
          </table:table-cell>
        </table:table-row>
        <table:table-row>
          <table:table-cell table:style-name="Tabela17.A2" office:value-type="string">
            <text:list xml:id="list144009810727444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5">O sistema verifica se o <text:span text:style-name="T37">paciente</text:span> pode ser excluído <text:span text:style-name="T3">(E03)</text:span>.</text:p>
          </table:table-cell>
        </table:table-row>
        <table:table-row>
          <table:table-cell table:style-name="Tabela17.A2" office:value-type="string">
            <text:list xml:id="list144010159641414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5">O sistema solicita a confirmação da operação com a mensagem <text:span text:style-name="T7">(M4)</text:span><text:span text:style-name="T33">.</text:span></text:p>
          </table:table-cell>
        </table:table-row>
        <table:table-row>
          <table:table-cell table:style-name="Tabela17.A2" office:value-type="string">
            <text:list xml:id="list144010643227842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0">O <text:span text:style-name="T41">atendente</text:span> confirma a operação.</text:p>
          </table:table-cell>
        </table:table-row>
        <table:table-row>
          <table:table-cell table:style-name="Tabela17.A2" office:value-type="string">
            <text:list xml:id="list144010044598881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5">O sistema remove o registro selecionado.</text:p>
          </table:table-cell>
        </table:table-row>
        <table:table-row>
          <table:table-cell table:style-name="Tabela17.A2" office:value-type="string">
            <text:list xml:id="list144011199756763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215">O sistema exibe a mensagem <text:span text:style-name="T3">(M3)</text:span>.</text:p>
          </table:table-cell>
        </table:table-row>
        <table:table-row>
          <table:table-cell table:style-name="Tabela17.A2" office:value-type="string">
            <text:list xml:id="list144011603153658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215">O atendente confirma a mensagem.</text:p>
          </table:table-cell>
        </table:table-row>
        <table:table-row>
          <table:table-cell table:style-name="Tabela17.A2" office:value-type="string">
            <text:list xml:id="list144010150654459" text:continue-numbering="true" text:style-name="L11">
              <text:list-item>
                <text:p text:style-name="P285"/>
              </text:list-item>
            </text:list>
          </table:table-cell>
          <table:table-cell table:style-name="Tabela17.B2" office:value-type="string">
            <text:p text:style-name="P175">O caso de uso é encerrado.</text:p>
          </table:table-cell>
        </table:table-row>
      </table:table>
      <text:p text:style-name="P65"/>
      <text:p text:style-name="P30">Fluxo Alternativo – <text:span text:style-name="T19">Buscar Paciente</text:span></text:p>
      <text:p text:style-name="P49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56">Passo</text:p>
          </table:table-cell>
          <table:table-cell table:style-name="Tabela18.B1" office:value-type="string">
            <text:p text:style-name="P156">Descrição</text:p>
          </table:table-cell>
        </table:table-row>
        <table:table-row>
          <table:table-cell table:style-name="Tabela18.A2" office:value-type="string">
            <text:list xml:id="list144010953898440" text:continue-list="list144010150654459" text:style-name="L11">
              <text:list-item text:start-value="1">
                <text:p text:style-name="P285"/>
              </text:list-item>
            </text:list>
          </table:table-cell>
          <table:table-cell table:style-name="Tabela18.B2" office:value-type="string">
            <text:p text:style-name="P170">O <text:span text:style-name="T41">atendente</text:span> <text:span text:style-name="T30">digita no o nome do paciente a ser buscado no campo de texto de busca da Tela de Lista de Pacientes.</text:span></text:p>
          </table:table-cell>
        </table:table-row>
        <table:table-row>
          <table:table-cell table:style-name="Tabela18.A2" office:value-type="string">
            <text:list xml:id="list144010283954562" text:continue-numbering="true" text:style-name="L11">
              <text:list-item>
                <text:p text:style-name="P285"/>
              </text:list-item>
            </text:list>
          </table:table-cell>
          <table:table-cell table:style-name="Tabela18.B2" office:value-type="string">
            <text:p text:style-name="P170">O <text:span text:style-name="T41">atendente</text:span> <text:span text:style-name="T30">clica na opção “Buscar”.</text:span></text:p>
          </table:table-cell>
        </table:table-row>
        <table:table-row>
          <table:table-cell table:style-name="Tabela18.A2" office:value-type="string">
            <text:list xml:id="list144009790196371" text:continue-numbering="true" text:style-name="L11">
              <text:list-item>
                <text:p text:style-name="P285"/>
              </text:list-item>
            </text:list>
          </table:table-cell>
          <table:table-cell table:style-name="Tabela18.B2" office:value-type="string">
            <text:p text:style-name="P175">O sistema <text:span text:style-name="T30">exibe a lista de pacientes conforme</text:span> o texto <text:span text:style-name="T30">digitado no campo de</text:span> busca.</text:p>
          </table:table-cell>
        </table:table-row>
        <table:table-row>
          <table:table-cell table:style-name="Tabela18.A2" office:value-type="string">
            <text:list xml:id="list144010633866131" text:continue-numbering="true" text:style-name="L11">
              <text:list-item>
                <text:p text:style-name="P285"/>
              </text:list-item>
            </text:list>
          </table:table-cell>
          <table:table-cell table:style-name="Tabela18.B2" office:value-type="string">
            <text:p text:style-name="P177">O caso de uso é encerrado.</text:p>
          </table:table-cell>
        </table:table-row>
      </table:table>
      <text:p text:style-name="P65"/>
      <text:p text:style-name="P1">Fluxo Alternativo – Consultar Paciente</text:p>
      <text:p text:style-name="P36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55">Passo</text:p>
          </table:table-cell>
          <table:table-cell table:style-name="Tabela24.B1" office:value-type="string">
            <text:p text:style-name="P155">Descrição</text:p>
          </table:table-cell>
        </table:table-row>
        <table:table-row>
          <table:table-cell table:style-name="Tabela24.A2" office:value-type="string">
            <text:list xml:id="list144010833263200" text:continue-list="list144010633866131" text:style-name="L11">
              <text:list-item text:start-value="1">
                <text:p text:style-name="P286"/>
              </text:list-item>
            </text:list>
          </table:table-cell>
          <table:table-cell table:style-name="Tabela24.B2" office:value-type="string">
            <text:p text:style-name="P191">Após o passo 3 do fluxo alternativo “Buscar Paciente”, o<text:span text:style-name="T19"> atendente seleciona um registro listado no DataGrid da tela “Lista de Pacientes”.</text:span></text:p>
          </table:table-cell>
        </table:table-row>
        <table:table-row>
          <table:table-cell table:style-name="Tabela24.A2" office:value-type="string">
            <text:list xml:id="list144011160852523" text:continue-numbering="true" text:style-name="L11">
              <text:list-item>
                <text:p text:style-name="P286"/>
              </text:list-item>
            </text:list>
          </table:table-cell>
          <table:table-cell table:style-name="Tabela24.B2" office:value-type="string">
            <text:p text:style-name="P175">O sistema habilita a opção de <text:span text:style-name="T42">detalhamento</text:span> de <text:span text:style-name="T37">paciente.</text:span></text:p>
          </table:table-cell>
        </table:table-row>
        <table:table-row>
          <table:table-cell table:style-name="Tabela24.A2" office:value-type="string">
            <text:list xml:id="list144009779957123" text:continue-numbering="true" text:style-name="L11">
              <text:list-item>
                <text:p text:style-name="P286"/>
              </text:list-item>
            </text:list>
          </table:table-cell>
          <table:table-cell table:style-name="Tabela24.B2" office:value-type="string">
            <text:p text:style-name="P169">O <text:span text:style-name="T41">atendente</text:span> clica na opção “<text:span text:style-name="T42">Detalha</text:span>r <text:span text:style-name="T37">Paciente</text:span>”<text:span text:style-name="T25">.</text:span></text:p>
          </table:table-cell>
        </table:table-row>
        <table:table-row>
          <table:table-cell table:style-name="Tabela24.A2" office:value-type="string">
            <text:list xml:id="list144009707262095" text:continue-numbering="true" text:style-name="L11">
              <text:list-item>
                <text:p text:style-name="P286"/>
              </text:list-item>
            </text:list>
          </table:table-cell>
          <table:table-cell table:style-name="Tabela24.B2" office:value-type="string">
            <text:p text:style-name="P191">O sistema exibe uma tela com os dados do paciente e com a lista de consultas do paciente.</text:p>
          </table:table-cell>
        </table:table-row>
        <table:table-row>
          <table:table-cell table:style-name="Tabela24.A2" office:value-type="string">
            <text:list xml:id="list144010192426965" text:continue-numbering="true" text:style-name="L11">
              <text:list-item>
                <text:p text:style-name="P286"/>
              </text:list-item>
            </text:list>
          </table:table-cell>
          <table:table-cell table:style-name="Tabela24.B2" office:value-type="string">
            <text:p text:style-name="P177">O caso de uso é encerrado.</text:p>
          </table:table-cell>
        </table:table-row>
      </table:table>
      <text:p text:style-name="P55"/>
      <text:p text:style-name="P2">F<text:span text:style-name="T20">l</text:span>uxo <text:span text:style-name="T20">de Exceção E01 – Dados Inválidos</text:span></text:p>
      <text:p text:style-name="P56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6">Passo</text:p>
          </table:table-cell>
          <table:table-cell table:style-name="Tabela19.B1" office:value-type="string">
            <text:p text:style-name="P156">Descrição</text:p>
          </table:table-cell>
        </table:table-row>
        <table:table-row>
          <table:table-cell table:style-name="Tabela19.A2" office:value-type="string">
            <text:list xml:id="list144010544326875" text:continue-list="list144010192426965" text:style-name="L11">
              <text:list-item text:start-value="1">
                <text:p text:style-name="P285"/>
              </text:list-item>
            </text:list>
          </table:table-cell>
          <table:table-cell table:style-name="Tabela19.B2" office:value-type="string">
            <text:p text:style-name="P181">Se algum dos campos com asterisco (*), que indica obrigatoriedade, não for preenchido, exibe a mensagem <text:span text:style-name="T11">(M6)</text:span> e volta ao estágio em que estava aguardando o preenchimento.</text:p>
          </table:table-cell>
        </table:table-row>
      </table:table>
      <text:p text:style-name="P65"/>
      <text:p text:style-name="P2">F<text:span text:style-name="T20">l</text:span>uxo <text:span text:style-name="T20">de Exceção E02 – Paciente Existente</text:span></text:p>
      <text:p text:style-name="P56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56">Passo</text:p>
          </table:table-cell>
          <table:table-cell table:style-name="Tabela20.B1" office:value-type="string">
            <text:p text:style-name="P156">Descrição</text:p>
          </table:table-cell>
        </table:table-row>
        <table:table-row>
          <table:table-cell table:style-name="Tabela20.A2" office:value-type="string">
            <text:list xml:id="list144011402669705" text:continue-list="list144010544326875" text:style-name="L11">
              <text:list-item text:start-value="1">
                <text:p text:style-name="P285"/>
              </text:list-item>
            </text:list>
          </table:table-cell>
          <table:table-cell table:style-name="Tabela20.B2" office:value-type="string">
            <text:p text:style-name="P188"><text:s/>Caso o <text:span text:style-name="T37">paciente</text:span> já tenha sido cadastrado com mesmo <text:span text:style-name="T22">CPF deve-se exibir a mensagem </text:span><text:span text:style-name="T8">(M5)</text:span><text:span text:style-name="T22">.</text:span></text:p>
          </table:table-cell>
        </table:table-row>
      </table:table>
      <text:p text:style-name="P65"><text:soft-page-break/></text:p>
      <text:p text:style-name="P11">Mensagens</text:p>
      <text:p text:style-name="P129"/>
      <text:list xml:id="list7497600635354195944" text:style-name="L13">
        <text:list-item>
          <text:p text:style-name="P249">“Cadastrado realizado com sucesso!”</text:p>
        </text:list-item>
        <text:list-item>
          <text:p text:style-name="P249">“Alteração realizada com sucesso!”</text:p>
        </text:list-item>
        <text:list-item>
          <text:p text:style-name="P249">“Exclusão realizada com sucesso!”</text:p>
        </text:list-item>
        <text:list-item>
          <text:p text:style-name="P249">“Tem certeza que quer excluir o atendente?”</text:p>
        </text:list-item>
        <text:list-item>
          <text:p text:style-name="P249">“<text:span text:style-name="T32">Esse paciente já foi cadastrado no sistema!</text:span>”</text:p>
        </text:list-item>
        <text:list-item>
          <text:p text:style-name="P255">“Os campos com (*) devem ser preenchidos obrigatoriamente!”.</text:p>
        </text:list-item>
      </text:list>
      <text:p text:style-name="P138"/>
      <text:p text:style-name="P138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table:number-columns-spanned="4" office:value-type="string">
            <text:p text:style-name="P70">ESPECIFICAÇÃO DE CASO DE USO</text:p>
            <text:p text:style-name="P78"/>
            <text:p text:style-name="P78">Si<text:span text:style-name="T2">sMed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93">Fabricante:</text:p>
          </table:table-cell>
          <table:table-cell table:style-name="Tabela21.B2" table:number-columns-spanned="3" office:value-type="string">
            <text:p text:style-name="P275"><text:span text:style-name="T70">Medina</text:span></text:p>
          </table:table-cell>
          <table:covered-table-cell/>
          <table:covered-table-cell/>
        </table:table-row>
        <table:table-row>
          <table:table-cell table:style-name="Tabela21.A2" office:value-type="string">
            <text:p text:style-name="P93">Cliente:</text:p>
          </table:table-cell>
          <table:table-cell table:style-name="Tabela21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21.A2" office:value-type="string">
            <text:p text:style-name="P93">Sigla Sistema:</text:p>
          </table:table-cell>
          <table:table-cell table:style-name="Tabela21.A2" office:value-type="string">
            <text:p text:style-name="P276"><text:span text:style-name="T70">Medina</text:span></text:p>
          </table:table-cell>
          <table:table-cell table:style-name="Tabela21.A2" office:value-type="string">
            <text:p text:style-name="P93">Sistema:</text:p>
          </table:table-cell>
          <table:table-cell table:style-name="Tabela21.B2" office:value-type="string">
            <text:p text:style-name="P277"><text:span text:style-name="T70">Medina</text:span> – Sistema para <text:span text:style-name="T2">Clínicas Médicas</text:span></text:p>
          </table:table-cell>
        </table:table-row>
        <table:table-row>
          <table:table-cell table:style-name="Tabela21.A2" office:value-type="string">
            <text:p text:style-name="P93">Cód. Use Case:</text:p>
          </table:table-cell>
          <table:table-cell table:style-name="Tabela21.A2" office:value-type="string">
            <text:p text:style-name="P93">UC00<text:span text:style-name="T38">4</text:span></text:p>
          </table:table-cell>
          <table:table-cell table:style-name="Tabela21.A2" office:value-type="string">
            <text:p text:style-name="P93">Use Case:</text:p>
          </table:table-cell>
          <table:table-cell table:style-name="Tabela21.B2" office:value-type="string">
            <text:p text:style-name="P94">Agendar Consulta</text:p>
          </table:table-cell>
        </table:table-row>
        <table:table-row>
          <table:table-cell table:style-name="Tabela21.A2" office:value-type="string">
            <text:p text:style-name="P93">Identificação:</text:p>
          </table:table-cell>
          <table:table-cell table:style-name="Tabela21.B2" table:number-columns-spanned="3" office:value-type="string">
            <text:p text:style-name="P93">UC00<text:span text:style-name="T38">4</text:span>_<text:span text:style-name="T38">AGENDAR_CONSULTA</text:span></text:p>
          </table:table-cell>
          <table:covered-table-cell/>
          <table:covered-table-cell/>
        </table:table-row>
      </table:table>
      <text:p text:style-name="P138"/>
      <text:p text:style-name="P21">[<text:span text:style-name="T45">UC00</text:span><text:span text:style-name="T51">4</text:span><text:span text:style-name="T45">_</text:span><text:span text:style-name="T51">AGENDAR_CONSULTA</text:span>]</text:p>
      <text:p text:style-name="P40"/>
      <text:p text:style-name="P31">Descrição Sucinta</text:p>
      <text:p text:style-name="P106">Este caso de uso descreve as funcionalidades de <text:span text:style-name="T38">agendamento de uma consulta. O atendente agendará a consulta de um paciente com um médico.</text:span></text:p>
      <text:p text:style-name="P50"/>
      <text:p text:style-name="P31">Atores</text:p>
      <text:list xml:id="list144010313294428" text:continue-list="list144009758706553" text:style-name="L1">
        <text:list-item>
          <text:p text:style-name="P263">Atendente</text:p>
        </text:list-item>
        <text:list-item>
          <text:p text:style-name="P263">Administrador</text:p>
          <text:p text:style-name="P232"/>
        </text:list-item>
      </text:list>
      <text:p text:style-name="P31">Pré-condições</text:p>
      <text:p text:style-name="P115"><text:span text:style-name="T39">Para iniciar e</text:span>ste caso de uso <text:span text:style-name="T39">o</text:span> <text:span text:style-name="T39">atendente ou </text:span>administrador deve está logado no sistema de acordo com o caso de uso Logar no Sistema.</text:p>
      <text:p text:style-name="P115"/>
      <text:p text:style-name="P31">Pós-condições</text:p>
      <text:p text:style-name="P116">Após o fim normal deste caso de uso o sistema deve ter: </text:p>
      <text:list xml:id="list5227865010316911289" text:style-name="L14">
        <text:list-item>
          <text:p text:style-name="P265">Agendado uma consulta.</text:p>
        </text:list-item>
        <text:list-item>
          <text:p text:style-name="P256">Cancelado uma consulta.</text:p>
          <text:p text:style-name="P241"/>
        </text:list-item>
      </text:list>
      <text:p text:style-name="P31">Fluxo Principal – <text:span text:style-name="T18">Listar Consultas</text:span></text:p>
      <text:p text:style-name="P50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63">Passo</text:p>
          </table:table-cell>
          <table:table-cell table:style-name="Tabela22.B1" office:value-type="string">
            <text:p text:style-name="P163">Descrição</text:p>
          </table:table-cell>
        </table:table-row>
        <table:table-row>
          <table:table-cell table:style-name="Tabela22.A2" office:value-type="string">
            <text:list xml:id="list3995069203427671946" text:style-name="L15">
              <text:list-item text:start-value="1">
                <text:p text:style-name="P287"/>
              </text:list-item>
            </text:list>
          </table:table-cell>
          <table:table-cell table:style-name="Tabela22.B2" office:value-type="string">
            <text:p text:style-name="P197">O fluxo principal inicia quando um <text:span text:style-name="T21">atendente</text:span> <text:span text:style-name="T21">realiza o login</text:span> no sistema e <text:span text:style-name="T21">em seguida</text:span> clica na opção <text:span text:style-name="T41">Gerenciar Consultas na tela principal do sistema.</text:span></text:p>
          </table:table-cell>
        </table:table-row>
        <table:table-row>
          <table:table-cell table:style-name="Tabela22.A2" office:value-type="string">
            <text:list xml:id="list144009709565739" text:continue-numbering="true" text:style-name="L15">
              <text:list-item>
                <text:p text:style-name="P287"/>
              </text:list-item>
            </text:list>
          </table:table-cell>
          <table:table-cell table:style-name="Tabela22.B2" office:value-type="string">
            <text:p text:style-name="P197">O sistema apresenta uma tela <text:span text:style-name="T21">com a lista de todas as consultas</text:span> <text:span text:style-name="T41">agendadas</text:span> n<text:span text:style-name="T21">o sistema</text:span>.</text:p>
          </table:table-cell>
        </table:table-row>
        <text:soft-page-break/>
        <table:table-row>
          <table:table-cell table:style-name="Tabela22.A2" office:value-type="string">
            <text:list xml:id="list144010410110832" text:continue-numbering="true" text:style-name="L15">
              <text:list-item>
                <text:p text:style-name="P287"/>
              </text:list-item>
            </text:list>
          </table:table-cell>
          <table:table-cell table:style-name="Tabela22.B2" office:value-type="string">
            <text:p text:style-name="P177">O caso de uso é encerrado.</text:p>
          </table:table-cell>
        </table:table-row>
      </table:table>
      <text:p text:style-name="P50"/>
      <text:p text:style-name="P31">Fluxo Alternativo – <text:span text:style-name="T41">Agendar Consulta</text:span></text:p>
      <text:p text:style-name="P50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63">Passo</text:p>
          </table:table-cell>
          <table:table-cell table:style-name="Tabela23.B1" office:value-type="string">
            <text:p text:style-name="P163">Descrição</text:p>
          </table:table-cell>
        </table:table-row>
        <table:table-row>
          <table:table-cell table:style-name="Tabela23.A2" office:value-type="string">
            <text:list xml:id="list144010014312887" text:continue-list="list144010410110832" text:style-name="L15">
              <text:list-item text:start-value="1">
                <text:p text:style-name="P287"/>
              </text:list-item>
            </text:list>
          </table:table-cell>
          <table:table-cell table:style-name="Tabela23.B2" office:value-type="string">
            <text:p text:style-name="P192">Após o passo <text:span text:style-name="T43">4</text:span> do fluxo alternativo “<text:span text:style-name="T43">Consultar</text:span> Paciente” <text:span text:style-name="T43">do caso de uso “Manter Paciente”</text:span>, o<text:span text:style-name="T19"> atendente seleciona a opção “Agendar Nova Consulta”.</text:span></text:p>
          </table:table-cell>
        </table:table-row>
        <table:table-row>
          <table:table-cell table:style-name="Tabela23.A2" office:value-type="string">
            <text:list xml:id="list144009921884351" text:continue-numbering="true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204">O <text:span text:style-name="T41">atendente</text:span> insere os dados nos seguintes campos: </text:p>
            <text:list xml:id="list8455494982953741883" text:style-name="L16">
              <text:list-item>
                <text:p text:style-name="P303">Tipo de consulta;</text:p>
              </text:list-item>
              <text:list-item>
                <text:p text:style-name="P303">Data;</text:p>
              </text:list-item>
              <text:list-item>
                <text:p text:style-name="P303">Hora;</text:p>
              </text:list-item>
              <text:list-item>
                <text:p text:style-name="P303">Valor;</text:p>
              </text:list-item>
              <text:list-item>
                <text:p text:style-name="P303">Retorno (Sim ou Não);</text:p>
              </text:list-item>
              <text:list-item>
                <text:p text:style-name="P303">Convênio;</text:p>
              </text:list-item>
              <text:list-item>
                <text:p text:style-name="P303">Status;</text:p>
              </text:list-item>
              <text:list-item>
                <text:p text:style-name="P303">Médico;</text:p>
              </text:list-item>
            </text:list>
          </table:table-cell>
        </table:table-row>
        <table:table-row>
          <table:table-cell table:style-name="Tabela23.A2" office:value-type="string">
            <text:list xml:id="list144010677565187" text:continue-list="list144009921884351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197">O Sistema verifica se os dados estão válidos <text:span text:style-name="T3">(E01)</text:span>.</text:p>
          </table:table-cell>
        </table:table-row>
        <table:table-row>
          <table:table-cell table:style-name="Tabela23.A2" office:value-type="string">
            <text:list xml:id="list144010798315803" text:continue-numbering="true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176">O administrador clica em “<text:span text:style-name="T26">Cadastrar</text:span>”.</text:p>
          </table:table-cell>
        </table:table-row>
        <table:table-row>
          <table:table-cell table:style-name="Tabela23.A2" office:value-type="string">
            <text:list xml:id="list144010817246584" text:continue-numbering="true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197">O Sistema cadastra <text:span text:style-name="T43">a consulta</text:span> na base de dados.</text:p>
          </table:table-cell>
        </table:table-row>
        <table:table-row>
          <table:table-cell table:style-name="Tabela23.A2" office:value-type="string">
            <text:list xml:id="list144010217479503" text:continue-numbering="true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211">O sistema exibe a mensagem <text:span text:style-name="T5">(M1)</text:span><text:span text:style-name="T28">.</text:span></text:p>
          </table:table-cell>
        </table:table-row>
        <table:table-row>
          <table:table-cell table:style-name="Tabela23.A2" office:value-type="string">
            <text:list xml:id="list144009776063328" text:continue-numbering="true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216">O administrador confirma a mensagem.</text:p>
          </table:table-cell>
        </table:table-row>
        <table:table-row>
          <table:table-cell table:style-name="Tabela23.A2" office:value-type="string">
            <text:list xml:id="list144010534045929" text:continue-numbering="true" text:style-name="L15">
              <text:list-item>
                <text:p text:style-name="P287"/>
              </text:list-item>
            </text:list>
          </table:table-cell>
          <table:table-cell table:style-name="Tabela23.B2" office:value-type="string">
            <text:p text:style-name="P197">O caso de uso é encerrado.</text:p>
          </table:table-cell>
        </table:table-row>
      </table:table>
      <text:p text:style-name="P139"/>
      <text:p text:style-name="P31">Fluxo Alternativo – <text:span text:style-name="T43">Cancelar Consulta</text:span></text:p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163">Passo</text:p>
          </table:table-cell>
          <table:table-cell table:style-name="Tabela29.B1" office:value-type="string">
            <text:p text:style-name="P163">Descrição</text:p>
          </table:table-cell>
        </table:table-row>
        <table:table-row>
          <table:table-cell table:style-name="Tabela29.A2" office:value-type="string">
            <text:list xml:id="list144009958734542" text:continue-list="list144010534045929" text:style-name="L15">
              <text:list-item text:start-value="1">
                <text:p text:style-name="P287"/>
              </text:list-item>
            </text:list>
          </table:table-cell>
          <table:table-cell table:style-name="Tabela29.B2" office:value-type="string">
            <text:p text:style-name="P192">Após o passo <text:span text:style-name="T43">4</text:span> do fluxo alternativo “<text:span text:style-name="T43">Consultar</text:span> Paciente” <text:span text:style-name="T43">do caso de uso “Manter Paciente”</text:span>,<text:span text:style-name="T19"> o atendente seleciona o registro de uma consulta do paciente.</text:span></text:p>
          </table:table-cell>
        </table:table-row>
        <table:table-row>
          <table:table-cell table:style-name="Tabela29.A2" office:value-type="string">
            <text:list xml:id="list144010692348894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176">O sistema habilita a opção de <text:span text:style-name="T44">cancelamento da consulta.</text:span></text:p>
          </table:table-cell>
        </table:table-row>
        <table:table-row>
          <table:table-cell table:style-name="Tabela29.A2" office:value-type="string">
            <text:list xml:id="list144009834247685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176">O <text:span text:style-name="T44">atendente</text:span> clica na opção “<text:span text:style-name="T44">Cancelar Consulta</text:span>”<text:span text:style-name="T25">.</text:span></text:p>
          </table:table-cell>
        </table:table-row>
        <table:table-row>
          <table:table-cell table:style-name="Tabela29.A2" office:value-type="string">
            <text:list xml:id="list144009813480422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176">O sistema solicita a confirmação da operação com a mensagem <text:span text:style-name="T7">(M</text:span><text:span text:style-name="T10">3</text:span><text:span text:style-name="T7">)</text:span><text:span text:style-name="T33">.</text:span></text:p>
          </table:table-cell>
        </table:table-row>
        <table:table-row>
          <table:table-cell table:style-name="Tabela29.A2" office:value-type="string">
            <text:list xml:id="list144010062012157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176">O <text:span text:style-name="T44">atendente</text:span> confirma a operação.</text:p>
          </table:table-cell>
        </table:table-row>
        <table:table-row>
          <table:table-cell table:style-name="Tabela29.A2" office:value-type="string">
            <text:list xml:id="list144010638933612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176">O sistema remove o registro selecionado.</text:p>
          </table:table-cell>
        </table:table-row>
        <table:table-row>
          <table:table-cell table:style-name="Tabela29.A2" office:value-type="string">
            <text:list xml:id="list144010740501293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216">O sistema exibe a mensagem <text:span text:style-name="T3">(M</text:span><text:span text:style-name="T10">2</text:span><text:span text:style-name="T3">)</text:span>.</text:p>
          </table:table-cell>
        </table:table-row>
        <table:table-row>
          <table:table-cell table:style-name="Tabela29.A2" office:value-type="string">
            <text:list xml:id="list144010369588734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216">O atendente confirma a mensagem.</text:p>
          </table:table-cell>
        </table:table-row>
        <table:table-row>
          <table:table-cell table:style-name="Tabela29.A2" office:value-type="string">
            <text:list xml:id="list144009679779118" text:continue-numbering="true" text:style-name="L15">
              <text:list-item>
                <text:p text:style-name="P287"/>
              </text:list-item>
            </text:list>
          </table:table-cell>
          <table:table-cell table:style-name="Tabela29.B2" office:value-type="string">
            <text:p text:style-name="P176">O caso de uso é encerrado.</text:p>
          </table:table-cell>
        </table:table-row>
      </table:table>
      <text:p text:style-name="P138"/>
      <text:p text:style-name="P6">F<text:span text:style-name="T20">l</text:span>uxo <text:span text:style-name="T20">de Exceção E01 – Dados Inválidos</text:span></text:p>
      <text:p text:style-name="P60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163">Passo</text:p>
          </table:table-cell>
          <table:table-cell table:style-name="Tabela31.B1" office:value-type="string">
            <text:p text:style-name="P163">Descrição</text:p>
          </table:table-cell>
        </table:table-row>
        <text:soft-page-break/>
        <table:table-row>
          <table:table-cell table:style-name="Tabela31.A2" office:value-type="string">
            <text:list xml:id="list144010654948476" text:continue-list="list144009679779118" text:style-name="L15">
              <text:list-item text:start-value="1">
                <text:p text:style-name="P287"/>
              </text:list-item>
            </text:list>
          </table:table-cell>
          <table:table-cell table:style-name="Tabela31.B2" office:value-type="string">
            <text:p text:style-name="P184">Se algum dos campos com asterisco (*), que indica obrigatoriedade, não for preenchido, exibe a mensagem <text:span text:style-name="T11">(M6)</text:span> e volta ao estágio em que estava aguardando o preenchimento.</text:p>
          </table:table-cell>
        </table:table-row>
      </table:table>
      <text:p text:style-name="P138"/>
      <text:p text:style-name="P14">Mensagens</text:p>
      <text:p text:style-name="P130"/>
      <text:list xml:id="list4078294084827179303" text:style-name="L17">
        <text:list-item>
          <text:p text:style-name="P250">“<text:span text:style-name="T44">Agendamento</text:span> realizado com sucesso!”</text:p>
        </text:list-item>
        <text:list-item>
          <text:p text:style-name="P250">“<text:span text:style-name="T44">Consulta cancelada!</text:span>”</text:p>
        </text:list-item>
        <text:list-item>
          <text:p text:style-name="P250">“Tem certeza que quer <text:span text:style-name="T44">cancelar a consulta</text:span>?”</text:p>
        </text:list-item>
        <text:list-item>
          <text:p text:style-name="P260">“Os campos com (*) devem ser preenchidos obrigatoriamente!”.</text:p>
        </text:list-item>
      </text:list>
      <text:p text:style-name="P142"/>
      <text:p text:style-name="P142"/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row>
          <table:table-cell table:style-name="Tabela30.A1" table:number-columns-spanned="4" office:value-type="string">
            <text:p text:style-name="P71">ESPECIFICAÇÃO DE CASO DE USO</text:p>
            <text:p text:style-name="P79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30.A2" office:value-type="string">
            <text:p text:style-name="P95">Fabricante:</text:p>
          </table:table-cell>
          <table:table-cell table:style-name="Tabela30.B2" table:number-columns-spanned="3" office:value-type="string">
            <text:p text:style-name="P87">Valkaria</text:p>
          </table:table-cell>
          <table:covered-table-cell/>
          <table:covered-table-cell/>
        </table:table-row>
        <table:table-row>
          <table:table-cell table:style-name="Tabela30.A2" office:value-type="string">
            <text:p text:style-name="P95">Cliente:</text:p>
          </table:table-cell>
          <table:table-cell table:style-name="Tabela30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30.A2" office:value-type="string">
            <text:p text:style-name="P95">Sigla Sistema:</text:p>
          </table:table-cell>
          <table:table-cell table:style-name="Tabela30.A2" office:value-type="string">
            <text:p text:style-name="P276"><text:span text:style-name="T70">Medina</text:span></text:p>
          </table:table-cell>
          <table:table-cell table:style-name="Tabela30.A2" office:value-type="string">
            <text:p text:style-name="P95">Sistema:</text:p>
          </table:table-cell>
          <table:table-cell table:style-name="Tabela30.B2" office:value-type="string">
            <text:p text:style-name="P277"><text:span text:style-name="T70">Medina </text:span>– Sistema para <text:span text:style-name="T2">Clínicas Médicas</text:span></text:p>
          </table:table-cell>
        </table:table-row>
        <table:table-row>
          <table:table-cell table:style-name="Tabela30.A2" office:value-type="string">
            <text:p text:style-name="P95">Cód. Use Case:</text:p>
          </table:table-cell>
          <table:table-cell table:style-name="Tabela30.A2" office:value-type="string">
            <text:p text:style-name="P95">UC00<text:span text:style-name="T56">5</text:span></text:p>
          </table:table-cell>
          <table:table-cell table:style-name="Tabela30.A2" office:value-type="string">
            <text:p text:style-name="P95">Use Case:</text:p>
          </table:table-cell>
          <table:table-cell table:style-name="Tabela30.B2" office:value-type="string">
            <text:p text:style-name="P96">Logar no Si<text:span text:style-name="T65">ste</text:span>ma</text:p>
          </table:table-cell>
        </table:table-row>
        <table:table-row>
          <table:table-cell table:style-name="Tabela30.A2" office:value-type="string">
            <text:p text:style-name="P95">Identificação:</text:p>
          </table:table-cell>
          <table:table-cell table:style-name="Tabela30.B2" table:number-columns-spanned="3" office:value-type="string">
            <text:p text:style-name="P95">UC00<text:span text:style-name="T56">5</text:span>_<text:span text:style-name="T56">LOGAR_NO_SISTEMA</text:span></text:p>
          </table:table-cell>
          <table:covered-table-cell/>
          <table:covered-table-cell/>
        </table:table-row>
      </table:table>
      <text:p text:style-name="P140"/>
      <text:p text:style-name="P22">[<text:span text:style-name="T45">UC00</text:span><text:span text:style-name="T52">5</text:span><text:span text:style-name="T45">_</text:span><text:span text:style-name="T52">LOGAR_NO_SISTEMA</text:span>]</text:p>
      <text:p text:style-name="P41"/>
      <text:p text:style-name="P32">Descrição Sucinta</text:p>
      <text:p text:style-name="P107">Este caso de uso <text:span text:style-name="T56">permite ao usuário do sistema, seja ele administrador, atendente ou médico, realizar o seu login no sistema.</text:span></text:p>
      <text:p text:style-name="P51"/>
      <text:p text:style-name="P32">Atores</text:p>
      <text:list xml:id="list144010337858864" text:continue-list="list144010313294428" text:style-name="L1">
        <text:list-item>
          <text:p text:style-name="P264">Atendente</text:p>
        </text:list-item>
        <text:list-item>
          <text:p text:style-name="P264">Administrador</text:p>
        </text:list-item>
        <text:list-item>
          <text:p text:style-name="P268"><text:span text:style-name="T9">M</text:span><text:span text:style-name="T3">édico</text:span></text:p>
          <text:p text:style-name="P233"/>
        </text:list-item>
      </text:list>
      <text:p text:style-name="P32">Pré-condições</text:p>
      <text:p text:style-name="P147">Este caso de uso somente poderá iniciar se o usuário estiver cadastrado no sistema.</text:p>
      <text:p text:style-name="P117"/>
      <text:p text:style-name="P32">Pós-condições</text:p>
      <text:p text:style-name="P117">Após o fim normal deste caso de uso o sistema deve ter: </text:p>
      <text:list xml:id="list4473377487412355788" text:style-name="L18">
        <text:list-item>
          <text:p text:style-name="P269">Logado o usuário no sistema.</text:p>
          <text:p text:style-name="P242"/>
        </text:list-item>
      </text:list>
      <text:p text:style-name="P32">Fluxo Principal – <text:span text:style-name="T65">Logar no Sistema</text:span></text:p>
      <text:p text:style-name="P51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64">Passo</text:p>
          </table:table-cell>
          <table:table-cell table:style-name="Tabela32.B1" office:value-type="string">
            <text:p text:style-name="P164">Descrição</text:p>
          </table:table-cell>
        </table:table-row>
        <table:table-row>
          <table:table-cell table:style-name="Tabela32.A2" office:value-type="string">
            <text:list xml:id="list3113737119260356997" text:style-name="L19">
              <text:list-item text:start-value="1">
                <text:p text:style-name="P292"/>
              </text:list-item>
            </text:list>
          </table:table-cell>
          <table:table-cell table:style-name="Tabela32.B2" office:value-type="string">
            <text:p text:style-name="P220">O sistema disponibiliza tela para o usuário informar os dados do login;</text:p>
          </table:table-cell>
        </table:table-row>
        <table:table-row>
          <table:table-cell table:style-name="Tabela32.A2" office:value-type="string">
            <text:list xml:id="list144009768760518" text:continue-numbering="true" text:style-name="L19">
              <text:list-item>
                <text:p text:style-name="P292"/>
              </text:list-item>
            </text:list>
          </table:table-cell>
          <table:table-cell table:style-name="Tabela32.B2" office:value-type="string">
            <text:p text:style-name="P220">O usuário informa os dados de entrada (usuário e senha);</text:p>
          </table:table-cell>
        </table:table-row>
        <table:table-row>
          <table:table-cell table:style-name="Tabela32.A2" office:value-type="string">
            <text:list xml:id="list144010246686962" text:continue-numbering="true" text:style-name="L19">
              <text:list-item>
                <text:p text:style-name="P292"/>
              </text:list-item>
            </text:list>
          </table:table-cell>
          <table:table-cell table:style-name="Tabela32.B2" office:value-type="string">
            <text:p text:style-name="P220">O usuário seleciona a opção “Entrar”;</text:p>
          </table:table-cell>
        </table:table-row>
        <text:soft-page-break/>
        <table:table-row>
          <table:table-cell table:style-name="Tabela32.A2" office:value-type="string">
            <text:list xml:id="list144011673842597" text:continue-numbering="true" text:style-name="L19">
              <text:list-item>
                <text:p text:style-name="P292"/>
              </text:list-item>
            </text:list>
          </table:table-cell>
          <table:table-cell table:style-name="Tabela32.B2" office:value-type="string">
            <text:p text:style-name="P220">O sistema valida os dados informados;</text:p>
          </table:table-cell>
        </table:table-row>
        <table:table-row>
          <table:table-cell table:style-name="Tabela32.A2" office:value-type="string">
            <text:list xml:id="list144010009601956" text:continue-numbering="true" text:style-name="L19">
              <text:list-item>
                <text:p text:style-name="P292"/>
              </text:list-item>
            </text:list>
          </table:table-cell>
          <table:table-cell table:style-name="Tabela32.B2" office:value-type="string">
            <text:p text:style-name="P220">O sistema processa as informações do usuário;</text:p>
          </table:table-cell>
        </table:table-row>
        <table:table-row>
          <table:table-cell table:style-name="Tabela32.A2" office:value-type="string">
            <text:list xml:id="list144010630387261" text:continue-numbering="true" text:style-name="L19">
              <text:list-item>
                <text:p text:style-name="P292"/>
              </text:list-item>
            </text:list>
          </table:table-cell>
          <table:table-cell table:style-name="Tabela32.B2" office:value-type="string">
            <text:p text:style-name="P220">O sistema exibe a tela inicial do sistema;</text:p>
          </table:table-cell>
        </table:table-row>
        <table:table-row>
          <table:table-cell table:style-name="Tabela32.A2" office:value-type="string">
            <text:list xml:id="list144011520477427" text:continue-numbering="true" text:style-name="L19">
              <text:list-item>
                <text:p text:style-name="P292"/>
              </text:list-item>
            </text:list>
          </table:table-cell>
          <table:table-cell table:style-name="Tabela32.B2" office:value-type="string">
            <text:p text:style-name="P220">O caso de uso é encerrado.</text:p>
          </table:table-cell>
        </table:table-row>
      </table:table>
      <text:p text:style-name="P51"/>
      <text:p text:style-name="P7">F<text:span text:style-name="T20">l</text:span>uxo <text:span text:style-name="T20">de Exceção E01 – Dados Inválidos</text:span></text:p>
      <text:p text:style-name="P61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164">Passo</text:p>
          </table:table-cell>
          <table:table-cell table:style-name="Tabela33.B1" office:value-type="string">
            <text:p text:style-name="P164">Descrição</text:p>
          </table:table-cell>
        </table:table-row>
        <table:table-row>
          <table:table-cell table:style-name="Tabela33.A2" office:value-type="string">
            <text:list xml:id="list144010259913099" text:continue-list="list144010654948476" text:style-name="L15">
              <text:list-item text:start-value="1">
                <text:p text:style-name="P288"/>
              </text:list-item>
            </text:list>
          </table:table-cell>
          <table:table-cell table:style-name="Tabela33.B2" office:value-type="string">
            <text:p text:style-name="P154"><text:span text:style-name="T61">O sistema informa a mensagem </text:span><text:span text:style-name="T58">(M1)</text:span><text:span text:style-name="T61">.</text:span></text:p>
          </table:table-cell>
        </table:table-row>
        <table:table-row>
          <table:table-cell table:style-name="Tabela33.A2" office:value-type="string">
            <text:list xml:id="list144009734316249" text:continue-numbering="true" text:style-name="L15">
              <text:list-item>
                <text:p text:style-name="P288"/>
              </text:list-item>
            </text:list>
          </table:table-cell>
          <table:table-cell table:style-name="Tabela33.B2" office:value-type="string">
            <text:p text:style-name="P221">O caso de uso retorna para o passo P1 do fluxo principal;</text:p>
          </table:table-cell>
        </table:table-row>
      </table:table>
      <text:p text:style-name="P135"/>
      <text:p text:style-name="P8">F<text:span text:style-name="T20">l</text:span>uxo <text:span text:style-name="T20">de Exceção E02 – Dados Inválidos</text:span></text:p>
      <text:p text:style-name="P62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165">Passo</text:p>
          </table:table-cell>
          <table:table-cell table:style-name="Tabela34.B1" office:value-type="string">
            <text:p text:style-name="P165">Descrição</text:p>
          </table:table-cell>
        </table:table-row>
        <table:table-row>
          <table:table-cell table:style-name="Tabela34.A2" office:value-type="string">
            <text:list xml:id="list144010526269016" text:continue-list="list144009734316249" text:style-name="L15">
              <text:list-item text:start-value="1">
                <text:p text:style-name="P289"/>
              </text:list-item>
            </text:list>
          </table:table-cell>
          <table:table-cell table:style-name="Tabela34.B2" office:value-type="string">
            <text:p text:style-name="P185">Se algum dos campos com asterisco (*), que indica obrigatoriedade, não for preenchido, exibe <text:span text:style-name="T64">a</text:span> mensagem <text:span text:style-name="T11">(M6)</text:span> e volta ao estágio em que estava aguardando o preenchimento.</text:p>
          </table:table-cell>
        </table:table-row>
      </table:table>
      <text:p text:style-name="P136"/>
      <text:p text:style-name="P15">Mensagens</text:p>
      <text:p text:style-name="P131"/>
      <text:list xml:id="list144009805986509" text:continue-list="list4078294084827179303" text:style-name="L17">
        <text:list-item text:start-value="1">
          <text:p text:style-name="P257">“Usuário e senha incorretos!” </text:p>
        </text:list-item>
        <text:list-item>
          <text:p text:style-name="P257">“Os campos com (*) devem ser preenchidos obrigatoriamente!”.</text:p>
        </text:list-item>
      </text:list>
      <text:p text:style-name="P143"/>
      <text:p text:style-name="P143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row>
          <table:table-cell table:style-name="Tabela35.A1" table:number-columns-spanned="4" office:value-type="string">
            <text:p text:style-name="P72">ESPECIFICAÇÃO DE CASO DE USO</text:p>
            <text:p text:style-name="P80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35.A2" office:value-type="string">
            <text:p text:style-name="P97">Fabricante:</text:p>
          </table:table-cell>
          <table:table-cell table:style-name="Tabela35.B2" table:number-columns-spanned="3" office:value-type="string">
            <text:p text:style-name="P88">Valkaria</text:p>
          </table:table-cell>
          <table:covered-table-cell/>
          <table:covered-table-cell/>
        </table:table-row>
        <table:table-row>
          <table:table-cell table:style-name="Tabela35.A2" office:value-type="string">
            <text:p text:style-name="P97">Cliente:</text:p>
          </table:table-cell>
          <table:table-cell table:style-name="Tabela35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35.A2" office:value-type="string">
            <text:p text:style-name="P97">Sigla Sistema:</text:p>
          </table:table-cell>
          <table:table-cell table:style-name="Tabela35.A2" office:value-type="string">
            <text:p text:style-name="P276"><text:span text:style-name="T70">Medina</text:span></text:p>
          </table:table-cell>
          <table:table-cell table:style-name="Tabela35.A2" office:value-type="string">
            <text:p text:style-name="P97">Sistema:</text:p>
          </table:table-cell>
          <table:table-cell table:style-name="Tabela35.B2" office:value-type="string">
            <text:p text:style-name="P277"><text:span text:style-name="T70">Medina</text:span> – Sistema para <text:span text:style-name="T2">Clínicas Médicas</text:span></text:p>
          </table:table-cell>
        </table:table-row>
        <table:table-row>
          <table:table-cell table:style-name="Tabela35.A2" office:value-type="string">
            <text:p text:style-name="P97">Cód. Use Case:</text:p>
          </table:table-cell>
          <table:table-cell table:style-name="Tabela35.A2" office:value-type="string">
            <text:p text:style-name="P97">UC00<text:span text:style-name="T65">6</text:span></text:p>
          </table:table-cell>
          <table:table-cell table:style-name="Tabela35.A2" office:value-type="string">
            <text:p text:style-name="P97">Use Case:</text:p>
          </table:table-cell>
          <table:table-cell table:style-name="Tabela35.B2" office:value-type="string">
            <text:p text:style-name="P98">Consultar Agenda de Consultas</text:p>
          </table:table-cell>
        </table:table-row>
        <table:table-row>
          <table:table-cell table:style-name="Tabela35.A2" office:value-type="string">
            <text:p text:style-name="P97">Identificação:</text:p>
          </table:table-cell>
          <table:table-cell table:style-name="Tabela35.B2" table:number-columns-spanned="3" office:value-type="string">
            <text:p text:style-name="P97">UC00<text:span text:style-name="T65">6</text:span>_<text:span text:style-name="T65">CONSULTAR_AGENDA_DE_CONSULTAS</text:span></text:p>
          </table:table-cell>
          <table:covered-table-cell/>
          <table:covered-table-cell/>
        </table:table-row>
      </table:table>
      <text:p text:style-name="P148"/>
      <text:p text:style-name="P23">[<text:span text:style-name="T52">UC00</text:span><text:span text:style-name="T53">6</text:span><text:span text:style-name="T52">_</text:span><text:span text:style-name="T53">CONSULTAR_AGENDA_DE_CONSULTAS</text:span>]</text:p>
      <text:p text:style-name="P42"/>
      <text:p text:style-name="P33">Descrição Sucinta</text:p>
      <text:p text:style-name="P108">Este caso de uso <text:span text:style-name="T56">permite ao médico consultar a sua agenda de consultas.</text:span></text:p>
      <text:p text:style-name="P52"/>
      <text:p text:style-name="P33">Atores</text:p>
      <text:list xml:id="list8039286078594307793" text:style-name="L20">
        <text:list-item>
          <text:p text:style-name="P270"><text:span text:style-name="T9">M</text:span><text:span text:style-name="T3">édico</text:span></text:p>
          <text:p text:style-name="P234"/>
        </text:list-item>
      </text:list>
      <text:p text:style-name="P33">Pré-condições</text:p>
      <text:p text:style-name="P118"><text:span text:style-name="T39">Para iniciar e</text:span>ste caso de uso <text:span text:style-name="T39">o</text:span> <text:span text:style-name="T65">médico</text:span> deve está logado no sistema de acordo com o caso de uso Logar no Sistema.</text:p>
      <text:p text:style-name="P118"><text:soft-page-break/></text:p>
      <text:p text:style-name="P33">Pós-condições</text:p>
      <text:p text:style-name="P149">Nenhuma.</text:p>
      <text:list xml:id="list7600342505609358245" text:style-name="L21">
        <text:list-header>
          <text:p text:style-name="P243"/>
        </text:list-header>
      </text:list>
      <text:p text:style-name="P52"><text:span text:style-name="T3">Fluxo Principal – </text:span><text:span text:style-name="T12">Consultar Agenda de Consultas</text:span></text:p>
      <text:p text:style-name="P53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166">Passo</text:p>
          </table:table-cell>
          <table:table-cell table:style-name="Tabela36.B1" office:value-type="string">
            <text:p text:style-name="P166">Descrição</text:p>
          </table:table-cell>
        </table:table-row>
        <table:table-row>
          <table:table-cell table:style-name="Tabela36.A2" office:value-type="string">
            <text:list xml:id="list144009695257434" text:continue-list="list144010526269016" text:style-name="L15">
              <text:list-item text:start-value="1">
                <text:p text:style-name="P290"/>
              </text:list-item>
            </text:list>
          </table:table-cell>
          <table:table-cell table:style-name="Tabela36.B2" office:value-type="string">
            <text:p text:style-name="P198">O fluxo principal inicia quando um <text:span text:style-name="T66">médico</text:span> <text:span text:style-name="T21">realiza o login</text:span> no sistema e <text:span text:style-name="T21">em seguida</text:span> clica na opção <text:span text:style-name="T34">Agenda de Consultas</text:span><text:span text:style-name="T41"> na tela principal do sistema.</text:span></text:p>
          </table:table-cell>
        </table:table-row>
        <table:table-row>
          <table:table-cell table:style-name="Tabela36.A2" office:value-type="string">
            <text:list xml:id="list144010486211089" text:continue-numbering="true" text:style-name="L15">
              <text:list-item>
                <text:p text:style-name="P290"/>
              </text:list-item>
            </text:list>
          </table:table-cell>
          <table:table-cell table:style-name="Tabela36.B2" office:value-type="string">
            <text:p text:style-name="P198">O sistema apresenta uma tela <text:span text:style-name="T21">com a lista de todas as consultas</text:span> <text:span text:style-name="T41">agendadas</text:span> n<text:span text:style-name="T21">o sistema para esse médico</text:span>.</text:p>
          </table:table-cell>
        </table:table-row>
        <table:table-row>
          <table:table-cell table:style-name="Tabela36.A2" office:value-type="string">
            <text:list xml:id="list144010810153322" text:continue-numbering="true" text:style-name="L15">
              <text:list-item>
                <text:p text:style-name="P290"/>
              </text:list-item>
            </text:list>
          </table:table-cell>
          <table:table-cell table:style-name="Tabela36.B2" office:value-type="string">
            <text:p text:style-name="P179">O caso de uso é encerrado.</text:p>
          </table:table-cell>
        </table:table-row>
      </table:table>
      <text:p text:style-name="P144"/>
      <text:p text:style-name="P144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table:number-columns-spanned="4" office:value-type="string">
            <text:p text:style-name="P73">ESPECIFICAÇÃO DE CASO DE USO</text:p>
            <text:p text:style-name="P81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37.A2" office:value-type="string">
            <text:p text:style-name="P99">Fabricante:</text:p>
          </table:table-cell>
          <table:table-cell table:style-name="Tabela37.B2" table:number-columns-spanned="3" office:value-type="string">
            <text:p text:style-name="P89">Valkaria</text:p>
          </table:table-cell>
          <table:covered-table-cell/>
          <table:covered-table-cell/>
        </table:table-row>
        <table:table-row>
          <table:table-cell table:style-name="Tabela37.A2" office:value-type="string">
            <text:p text:style-name="P99">Cliente:</text:p>
          </table:table-cell>
          <table:table-cell table:style-name="Tabela37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37.A2" office:value-type="string">
            <text:p text:style-name="P99">Sigla Sistema:</text:p>
          </table:table-cell>
          <table:table-cell table:style-name="Tabela37.A2" office:value-type="string">
            <text:p text:style-name="P276"><text:span text:style-name="T70">Medina</text:span></text:p>
          </table:table-cell>
          <table:table-cell table:style-name="Tabela37.A2" office:value-type="string">
            <text:p text:style-name="P99">Sistema:</text:p>
          </table:table-cell>
          <table:table-cell table:style-name="Tabela37.B2" office:value-type="string">
            <text:p text:style-name="P277"><text:span text:style-name="T70">Medina </text:span>– Sistema para <text:span text:style-name="T2">Clínicas Médicas</text:span></text:p>
          </table:table-cell>
        </table:table-row>
        <table:table-row>
          <table:table-cell table:style-name="Tabela37.A2" office:value-type="string">
            <text:p text:style-name="P99">Cód. Use Case:</text:p>
          </table:table-cell>
          <table:table-cell table:style-name="Tabela37.A2" office:value-type="string">
            <text:p text:style-name="P99">UC00<text:span text:style-name="T66">7</text:span></text:p>
          </table:table-cell>
          <table:table-cell table:style-name="Tabela37.A2" office:value-type="string">
            <text:p text:style-name="P99">Use Case:</text:p>
          </table:table-cell>
          <table:table-cell table:style-name="Tabela37.B2" office:value-type="string">
            <text:p text:style-name="P100">Gerar Receita</text:p>
          </table:table-cell>
        </table:table-row>
        <table:table-row>
          <table:table-cell table:style-name="Tabela37.A2" office:value-type="string">
            <text:p text:style-name="P99">Identificação:</text:p>
          </table:table-cell>
          <table:table-cell table:style-name="Tabela37.B2" table:number-columns-spanned="3" office:value-type="string">
            <text:p text:style-name="P99">UC00<text:span text:style-name="T66">7</text:span>_<text:span text:style-name="T66">GERAR_RECEITA</text:span></text:p>
          </table:table-cell>
          <table:covered-table-cell/>
          <table:covered-table-cell/>
        </table:table-row>
      </table:table>
      <text:p text:style-name="P150"/>
      <text:p text:style-name="P24">[<text:span text:style-name="T53">UC00</text:span><text:span text:style-name="T54">7</text:span><text:span text:style-name="T53">_</text:span><text:span text:style-name="T54">GERAR_RECEITA</text:span>]</text:p>
      <text:p text:style-name="P43"/>
      <text:p text:style-name="P34">Descrição Sucinta</text:p>
      <text:p text:style-name="P109">Este caso de uso <text:span text:style-name="T56">permite ao médico gerar uma receita médica referente a uma consulta para um paciente.</text:span></text:p>
      <text:p text:style-name="P53"/>
      <text:p text:style-name="P34">Atores</text:p>
      <text:list xml:id="list144010800111062" text:continue-list="list8039286078594307793" text:style-name="L20">
        <text:list-item>
          <text:p text:style-name="P271"><text:span text:style-name="T9">M</text:span><text:span text:style-name="T3">édico</text:span></text:p>
          <text:p text:style-name="P235"/>
        </text:list-item>
      </text:list>
      <text:p text:style-name="P34">Pré-condições</text:p>
      <text:p text:style-name="P119"><text:span text:style-name="T39">Para iniciar e</text:span>ste caso de uso <text:span text:style-name="T39">o</text:span> <text:span text:style-name="T65">médico</text:span> deve está logado no sistema de acordo com o caso de uso Logar no Sistema.</text:p>
      <text:p text:style-name="P119"/>
      <text:p text:style-name="P34">Pós-condições</text:p>
      <text:p text:style-name="P119">Após o fim normal deste caso de uso o sistema deve ter: </text:p>
      <text:list xml:id="list144011006604681" text:continue-list="list5227865010316911289" text:style-name="L14">
        <text:list-item text:start-value="1">
          <text:p text:style-name="P266"><text:span text:style-name="T66">Gerar uma receita médica</text:span>.</text:p>
        </text:list-item>
      </text:list>
      <text:list xml:id="list7459372523169285831" text:style-name="L22">
        <text:list-header>
          <text:p text:style-name="P244"/>
        </text:list-header>
      </text:list>
      <text:p text:style-name="P53"><text:span text:style-name="T3">Fluxo Principal – </text:span><text:span text:style-name="T12">Consultar Agenda de Consultas</text:span></text:p>
      <text:p text:style-name="P53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166">Passo</text:p>
          </table:table-cell>
          <table:table-cell table:style-name="Tabela38.B1" office:value-type="string">
            <text:p text:style-name="P166">Descrição</text:p>
          </table:table-cell>
        </table:table-row>
        <table:table-row>
          <table:table-cell table:style-name="Tabela38.A2" office:value-type="string">
            <text:list xml:id="list66082457923484450" text:style-name="L23">
              <text:list-item text:start-value="1">
                <text:p text:style-name="P293"/>
              </text:list-item>
            </text:list>
          </table:table-cell>
          <table:table-cell table:style-name="Tabela38.B2" office:value-type="string">
            <text:p text:style-name="P198">O fluxo principal inicia quando um <text:span text:style-name="T66">médico</text:span> <text:span text:style-name="T21">realiza o login</text:span> no sistema e <text:span text:style-name="T21">em seguida</text:span> clica na opção <text:span text:style-name="T34">Agenda de Consultas</text:span><text:span text:style-name="T41"> na tela principal do sistema.</text:span></text:p>
          </table:table-cell>
        </table:table-row>
        <text:soft-page-break/>
        <table:table-row>
          <table:table-cell table:style-name="Tabela38.A2" office:value-type="string">
            <text:list xml:id="list144009906965980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198">O sistema apresenta uma tela <text:span text:style-name="T21">com a lista de todas as consultas</text:span> <text:span text:style-name="T41">agendadas</text:span> n<text:span text:style-name="T21">o sistema para esse médico</text:span>.</text:p>
          </table:table-cell>
        </table:table-row>
        <table:table-row>
          <table:table-cell table:style-name="Tabela38.A2" office:value-type="string">
            <text:list xml:id="list144010647538686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22">O médico <text:span text:style-name="T19">seleciona o registro de uma consulta.</text:span></text:p>
          </table:table-cell>
        </table:table-row>
        <table:table-row>
          <table:table-cell table:style-name="Tabela38.A2" office:value-type="string">
            <text:list xml:id="list144011342111623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179">O sistema habilita a opção de <text:span text:style-name="T67">gerar receita da consulta.</text:span></text:p>
          </table:table-cell>
        </table:table-row>
        <table:table-row>
          <table:table-cell table:style-name="Tabela38.A2" office:value-type="string">
            <text:list xml:id="list144010197506423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24">O médico clica na opção “Gerar Receita”.</text:p>
          </table:table-cell>
        </table:table-row>
        <table:table-row>
          <table:table-cell table:style-name="Tabela38.A2" office:value-type="string">
            <text:list xml:id="list144011391648537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24">O sistema exibe a tela com o formulário para preencher os dados da receita.</text:p>
          </table:table-cell>
        </table:table-row>
        <table:table-row>
          <table:table-cell table:style-name="Tabela38.A2" office:value-type="string">
            <text:list xml:id="list144011628473732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05">O <text:span text:style-name="T67">médico</text:span> insere os dados nos seguintes campos: </text:p>
            <text:list xml:id="list1451472828326602557" text:style-name="L24">
              <text:list-item>
                <text:p text:style-name="P304">Código da receita;</text:p>
              </text:list-item>
            </text:list>
            <text:list xml:id="list7194646518141161736" text:style-name="L25">
              <text:list-item>
                <text:p text:style-name="P305">Nome do medicamento;</text:p>
              </text:list-item>
              <text:list-item>
                <text:p text:style-name="P312"><text:span text:style-name="T59">Forma farmacêutica</text:span><text:span text:style-name="T62"> (S</text:span>e relaciona à via de administração que vai ser utilizada, isto é, a porta de entrada do medicamento no corpo da pessoa, que pode ser, por via oral, retal, intravenosa, tópica, vaginal, nasal, entre outras.<text:span text:style-name="T62">);</text:span></text:p>
              </text:list-item>
              <text:list-item>
                <text:p text:style-name="P307"><text:span text:style-name="T3">Concentração</text:span> (É a relação entre a quantidade de soluto e solvente. Ex: g/ml a quantidade em gramas de soluto pela quantidade em mililitros de solvente.);</text:p>
              </text:list-item>
              <text:list-item>
                <text:p text:style-name="P313"><text:span text:style-name="T59">Subscrição</text:span><text:span text:style-name="T62"> </text:span><text:span text:style-name="T63">(D</text:span>esigna a quantidade total a ser fornecida; para fármacos de uso controlado, essa quantidade deve ser expressa em algarismos arábicos, escritos por extenso, entre parênteses.<text:span text:style-name="T63">)</text:span><text:span text:style-name="T62">;</text:span></text:p>
              </text:list-item>
              <text:list-item>
                <text:p text:style-name="P313"><text:span text:style-name="T59">Adscrição</text:span><text:span text:style-name="T62"> </text:span><text:span text:style-name="T63">(É</text:span> composta pelas orientações do profissional para o paciente.<text:span text:style-name="T63">)</text:span><text:span text:style-name="T62">;</text:span></text:p>
              </text:list-item>
            </text:list>
          </table:table-cell>
        </table:table-row>
        <table:table-row>
          <table:table-cell table:style-name="Tabela38.A2" office:value-type="string">
            <text:list xml:id="list144010114512853" text:continue-list="list144011628473732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199">O Sistema verifica se os dados estão válidos <text:span text:style-name="T3">(E01)</text:span>.</text:p>
          </table:table-cell>
        </table:table-row>
        <table:table-row>
          <table:table-cell table:style-name="Tabela38.A2" office:value-type="string">
            <text:list xml:id="list144010867098077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308">O médico clica em “Gerar”.</text:p>
          </table:table-cell>
        </table:table-row>
        <table:table-row>
          <table:table-cell table:style-name="Tabela38.A2" office:value-type="string">
            <text:list xml:id="list144011323663447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199">O Sistema cadastra <text:span text:style-name="T68">a receita</text:span> na base de dados.</text:p>
          </table:table-cell>
        </table:table-row>
        <table:table-row>
          <table:table-cell table:style-name="Tabela38.A2" office:value-type="string">
            <text:list xml:id="list144010760666881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199"><text:span text:style-name="T26">O sistema exibe a mensagem </text:span><text:span text:style-name="T5">(M1)</text:span><text:span text:style-name="T28">.</text:span></text:p>
          </table:table-cell>
        </table:table-row>
        <table:table-row>
          <table:table-cell table:style-name="Tabela38.A2" office:value-type="string">
            <text:list xml:id="list144011041961170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310">O atendente confirma a mensagem.</text:p>
          </table:table-cell>
        </table:table-row>
        <table:table-row>
          <table:table-cell table:style-name="Tabela38.A2" office:value-type="string">
            <text:list xml:id="list144011588715383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26">O sistema exibe uma tela com a receita pronta para ser impressa.</text:p>
          </table:table-cell>
        </table:table-row>
        <table:table-row>
          <table:table-cell table:style-name="Tabela38.A2" office:value-type="string">
            <text:list xml:id="list144010222114324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26">O médico clica na opção “Imprimir”.</text:p>
          </table:table-cell>
        </table:table-row>
        <table:table-row>
          <table:table-cell table:style-name="Tabela38.A2" office:value-type="string">
            <text:list xml:id="list144011119389735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226">A receita é impressa.</text:p>
          </table:table-cell>
        </table:table-row>
        <table:table-row>
          <table:table-cell table:style-name="Tabela38.A2" office:value-type="string">
            <text:list xml:id="list144009795076970" text:continue-numbering="true" text:style-name="L23">
              <text:list-item>
                <text:p text:style-name="P293"/>
              </text:list-item>
            </text:list>
          </table:table-cell>
          <table:table-cell table:style-name="Tabela38.B2" office:value-type="string">
            <text:p text:style-name="P199">O caso de uso é encerrado.</text:p>
          </table:table-cell>
        </table:table-row>
      </table:table>
      <text:p text:style-name="P179"/>
      <text:p text:style-name="P9">F<text:span text:style-name="T20">l</text:span>uxo <text:span text:style-name="T20">de Exceção E01 – Dados Inválidos</text:span></text:p>
      <text:p text:style-name="P63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167">Passo</text:p>
          </table:table-cell>
          <table:table-cell table:style-name="Tabela39.B1" office:value-type="string">
            <text:p text:style-name="P167">Descrição</text:p>
          </table:table-cell>
        </table:table-row>
        <table:table-row>
          <table:table-cell table:style-name="Tabela39.A2" office:value-type="string">
            <text:list xml:id="list144009776312703" text:continue-list="list144010810153322" text:style-name="L15">
              <text:list-item text:start-value="1">
                <text:p text:style-name="P291"/>
              </text:list-item>
            </text:list>
          </table:table-cell>
          <table:table-cell table:style-name="Tabela39.B2" office:value-type="string">
            <text:p text:style-name="P186">Se algum dos campos com asterisco (*), que indica obrigatoriedade, não for preenchido, exibe a mensagem <text:span text:style-name="T11">(M</text:span><text:span text:style-name="T13">2</text:span><text:span text:style-name="T11">)</text:span> e volta ao estágio em que estava aguardando o preenchimento.</text:p>
          </table:table-cell>
        </table:table-row>
      </table:table>
      <text:p text:style-name="P151"/>
      <text:p text:style-name="P16">Mensagens</text:p>
      <text:p text:style-name="P132"/>
      <text:list xml:id="list1903271198451334645" text:style-name="L26">
        <text:list-item>
          <text:p text:style-name="P251">“<text:span text:style-name="T68">Receita cadastrada</text:span> com sucesso!”</text:p>
        </text:list-item>
        <text:list-item>
          <text:p text:style-name="P258">“Os campos com (*) devem ser preenchidos obrigatoriamente!”.</text:p>
        </text:list-item>
      </text:list>
      <text:p text:style-name="P145"/>
      <text:p text:style-name="P146"><text:soft-page-break/></text:p>
      <table:table table:name="Tabela40" table:style-name="Tabela40">
        <table:table-column table:style-name="Tabela40.A"/>
        <table:table-column table:style-name="Tabela40.B"/>
        <table:table-column table:style-name="Tabela40.C"/>
        <table:table-column table:style-name="Tabela40.D"/>
        <table:table-row>
          <table:table-cell table:style-name="Tabela40.A1" table:number-columns-spanned="4" office:value-type="string">
            <text:p text:style-name="P74">ESPECIFICAÇÃO DE CASO DE USO</text:p>
            <text:p text:style-name="P82"/>
            <text:p text:style-name="P274"><text:span text:style-name="T70">Medina</text:span> – Sistema para <text:span text:style-name="T2">Clínicas Médicas</text:span></text:p>
          </table:table-cell>
          <table:covered-table-cell/>
          <table:covered-table-cell/>
          <table:covered-table-cell/>
        </table:table-row>
        <table:table-row>
          <table:table-cell table:style-name="Tabela40.A2" office:value-type="string">
            <text:p text:style-name="P102">Fabricante:</text:p>
          </table:table-cell>
          <table:table-cell table:style-name="Tabela40.B2" table:number-columns-spanned="3" office:value-type="string">
            <text:p text:style-name="P90">Valkaria</text:p>
          </table:table-cell>
          <table:covered-table-cell/>
          <table:covered-table-cell/>
        </table:table-row>
        <table:table-row>
          <table:table-cell table:style-name="Tabela40.A2" office:value-type="string">
            <text:p text:style-name="P102">Cliente:</text:p>
          </table:table-cell>
          <table:table-cell table:style-name="Tabela40.B2" table:number-columns-spanned="3" office:value-type="string">
            <text:p text:style-name="P273"><text:span text:style-name="T70">Clínica Medina</text:span></text:p>
          </table:table-cell>
          <table:covered-table-cell/>
          <table:covered-table-cell/>
        </table:table-row>
        <table:table-row>
          <table:table-cell table:style-name="Tabela40.A2" office:value-type="string">
            <text:p text:style-name="P102">Sigla Sistema:</text:p>
          </table:table-cell>
          <table:table-cell table:style-name="Tabela40.A2" office:value-type="string">
            <text:p text:style-name="P276"><text:span text:style-name="T70">Medina</text:span></text:p>
          </table:table-cell>
          <table:table-cell table:style-name="Tabela40.A2" office:value-type="string">
            <text:p text:style-name="P102">Sistema:</text:p>
          </table:table-cell>
          <table:table-cell table:style-name="Tabela40.B2" office:value-type="string">
            <text:p text:style-name="P277"><text:span text:style-name="T70">Medina</text:span> – Sistema para <text:span text:style-name="T2">Clínicas Médicas</text:span></text:p>
          </table:table-cell>
        </table:table-row>
        <table:table-row>
          <table:table-cell table:style-name="Tabela40.A2" office:value-type="string">
            <text:p text:style-name="P102">Cód. Use Case:</text:p>
          </table:table-cell>
          <table:table-cell table:style-name="Tabela40.A2" office:value-type="string">
            <text:p text:style-name="P102">UC00<text:span text:style-name="T69">8</text:span></text:p>
          </table:table-cell>
          <table:table-cell table:style-name="Tabela40.A2" office:value-type="string">
            <text:p text:style-name="P102">Use Case:</text:p>
          </table:table-cell>
          <table:table-cell table:style-name="Tabela40.B2" office:value-type="string">
            <text:p text:style-name="P101">Gerar Re<text:span text:style-name="T69">quisição de Exames</text:span></text:p>
          </table:table-cell>
        </table:table-row>
        <table:table-row>
          <table:table-cell table:style-name="Tabela40.A2" office:value-type="string">
            <text:p text:style-name="P102">Identificação:</text:p>
          </table:table-cell>
          <table:table-cell table:style-name="Tabela40.B2" table:number-columns-spanned="3" office:value-type="string">
            <text:p text:style-name="P102">UC00<text:span text:style-name="T66">7</text:span>_<text:span text:style-name="T69">GERAR_REQUISIÇÃO_DE_EXAMES</text:span></text:p>
          </table:table-cell>
          <table:covered-table-cell/>
          <table:covered-table-cell/>
        </table:table-row>
      </table:table>
      <text:p text:style-name="P152"/>
      <text:p text:style-name="P25">[<text:span text:style-name="T54">UC007_</text:span><text:span text:style-name="T55">GERAR_REQUISIÇÃO_DE_EXAMES</text:span>]</text:p>
      <text:p text:style-name="P44"/>
      <text:p text:style-name="P35">Descrição Sucinta</text:p>
      <text:p text:style-name="P110">Este caso de uso <text:span text:style-name="T56">permite ao médico gerar requisição de exames referente a uma consulta para um paciente.</text:span></text:p>
      <text:p text:style-name="P54"/>
      <text:p text:style-name="P35">Atores</text:p>
      <text:list xml:id="list144010975228538" text:continue-list="list144010800111062" text:style-name="L20">
        <text:list-item>
          <text:p text:style-name="P272"><text:span text:style-name="T9">M</text:span><text:span text:style-name="T3">édico</text:span></text:p>
          <text:p text:style-name="P236"/>
        </text:list-item>
      </text:list>
      <text:p text:style-name="P35">Pré-condições</text:p>
      <text:p text:style-name="P120"><text:span text:style-name="T39">Para iniciar e</text:span>ste caso de uso <text:span text:style-name="T39">o</text:span> <text:span text:style-name="T65">médico</text:span> deve está logado no sistema de acordo com o caso de uso Logar no Sistema.</text:p>
      <text:p text:style-name="P120"/>
      <text:p text:style-name="P35">Pós-condições</text:p>
      <text:p text:style-name="P120">Após o fim normal deste caso de uso o sistema deve ter: </text:p>
      <text:list xml:id="list1963298471391914338" text:style-name="L27">
        <text:list-item>
          <text:p text:style-name="P267"><text:span text:style-name="T66">Gerar requisição de exames</text:span>.</text:p>
        </text:list-item>
      </text:list>
      <text:list xml:id="list8281805532270877798" text:style-name="L28">
        <text:list-header>
          <text:p text:style-name="P245"/>
        </text:list-header>
      </text:list>
      <text:p text:style-name="P54"><text:span text:style-name="T3">Fluxo Principal – </text:span><text:span text:style-name="T12">Consultar Agenda de Consultas</text:span></text:p>
      <text:p text:style-name="P54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168">Passo</text:p>
          </table:table-cell>
          <table:table-cell table:style-name="Tabela41.B1" office:value-type="string">
            <text:p text:style-name="P168">Descrição</text:p>
          </table:table-cell>
        </table:table-row>
        <table:table-row>
          <table:table-cell table:style-name="Tabela41.A2" office:value-type="string">
            <text:list xml:id="list2148117781783161780" text:style-name="L29">
              <text:list-item text:start-value="1">
                <text:p text:style-name="P294"/>
              </text:list-item>
            </text:list>
          </table:table-cell>
          <table:table-cell table:style-name="Tabela41.B2" office:value-type="string">
            <text:p text:style-name="P200">O fluxo principal inicia quando um <text:span text:style-name="T66">médico</text:span> <text:span text:style-name="T21">realiza o login</text:span> no sistema e <text:span text:style-name="T21">em seguida</text:span> clica na opção <text:span text:style-name="T34">Agenda de Consultas</text:span><text:span text:style-name="T41"> na tela principal do sistema.</text:span></text:p>
          </table:table-cell>
        </table:table-row>
        <table:table-row>
          <table:table-cell table:style-name="Tabela41.A2" office:value-type="string">
            <text:list xml:id="list144011796269911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00">O sistema apresenta uma tela <text:span text:style-name="T21">com a lista de todas as consultas</text:span> <text:span text:style-name="T41">agendadas</text:span> n<text:span text:style-name="T21">o sistema para esse médico</text:span>.</text:p>
          </table:table-cell>
        </table:table-row>
        <table:table-row>
          <table:table-cell table:style-name="Tabela41.A2" office:value-type="string">
            <text:list xml:id="list144011513912196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23">O médico <text:span text:style-name="T19">seleciona o registro de uma consulta.</text:span></text:p>
          </table:table-cell>
        </table:table-row>
        <table:table-row>
          <table:table-cell table:style-name="Tabela41.A2" office:value-type="string">
            <text:list xml:id="list144010387160433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180">O sistema habilita a opção de <text:span text:style-name="T67">gerar requisição de exames da consulta.</text:span></text:p>
          </table:table-cell>
        </table:table-row>
        <table:table-row>
          <table:table-cell table:style-name="Tabela41.A2" office:value-type="string">
            <text:list xml:id="list144011498294358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25">O médico clica na opção “Gerar Re<text:span text:style-name="T69">quisição de Exames</text:span>”.</text:p>
          </table:table-cell>
        </table:table-row>
        <table:table-row>
          <table:table-cell table:style-name="Tabela41.A2" office:value-type="string">
            <text:list xml:id="list144011753274022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25">O sistema exibe a tela com o formulário para preencher os dados da <text:span text:style-name="T69">requisição</text:span>.</text:p>
          </table:table-cell>
        </table:table-row>
        <table:table-row>
          <table:table-cell table:style-name="Tabela41.A2" office:value-type="string">
            <text:list xml:id="list144010124283879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06">O <text:span text:style-name="T67">médico</text:span> insere os dados nos seguintes campos: </text:p>
            <text:list xml:id="list4887120945008210162" text:style-name="L30">
              <text:list-item>
                <text:p text:style-name="P306">Código <text:span text:style-name="T69">do exame</text:span>;</text:p>
              </text:list-item>
            </text:list>
            <text:list xml:id="list4763680685847708078" text:style-name="L31">
              <text:list-item>
                <text:p text:style-name="P314"><text:span text:style-name="T59">Nome do </text:span><text:span text:style-name="T60">exame</text:span><text:span text:style-name="T59">;</text:span></text:p>
              </text:list-item>
            </text:list>
            <text:p text:style-name="P228"><text:span text:style-name="T62">O </text:span><text:span text:style-name="T57">médico pode solicitar vários exames.</text:span></text:p>
          </table:table-cell>
        </table:table-row>
        <table:table-row>
          <table:table-cell table:style-name="Tabela41.A2" office:value-type="string">
            <text:list xml:id="list144010890795903" text:continue-list="list144010124283879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00">O Sistema verifica se os dados estão válidos <text:span text:style-name="T3">(E01)</text:span>.</text:p>
          </table:table-cell>
        </table:table-row>
        <text:soft-page-break/>
        <table:table-row>
          <table:table-cell table:style-name="Tabela41.A2" office:value-type="string">
            <text:list xml:id="list144011583518309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180">O médico clica em “Gerar”.</text:p>
          </table:table-cell>
        </table:table-row>
        <table:table-row>
          <table:table-cell table:style-name="Tabela41.A2" office:value-type="string">
            <text:list xml:id="list144010451931812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00">O Sistema cadastra <text:span text:style-name="T68">a requisição</text:span> na base de dados.</text:p>
          </table:table-cell>
        </table:table-row>
        <table:table-row>
          <table:table-cell table:style-name="Tabela41.A2" office:value-type="string">
            <text:list xml:id="list144010974170600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00"><text:span text:style-name="T26">O sistema exibe a mensagem </text:span><text:span text:style-name="T5">(M1)</text:span><text:span text:style-name="T28">.</text:span></text:p>
          </table:table-cell>
        </table:table-row>
        <table:table-row>
          <table:table-cell table:style-name="Tabela41.A2" office:value-type="string">
            <text:list xml:id="list144011047946659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311">O atendente confirma a mensagem.</text:p>
          </table:table-cell>
        </table:table-row>
        <table:table-row>
          <table:table-cell table:style-name="Tabela41.A2" office:value-type="string">
            <text:list xml:id="list144010973537497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27">O sistema exibe uma tela com a <text:span text:style-name="T69">requisição</text:span> pronta para ser impressa.</text:p>
          </table:table-cell>
        </table:table-row>
        <table:table-row>
          <table:table-cell table:style-name="Tabela41.A2" office:value-type="string">
            <text:list xml:id="list144011388596418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27">O médico clica na opção “Imprimir”.</text:p>
          </table:table-cell>
        </table:table-row>
        <table:table-row>
          <table:table-cell table:style-name="Tabela41.A2" office:value-type="string">
            <text:list xml:id="list144009850456205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27">A re<text:span text:style-name="T69">quisição</text:span> é impressa.</text:p>
          </table:table-cell>
        </table:table-row>
        <table:table-row>
          <table:table-cell table:style-name="Tabela41.A2" office:value-type="string">
            <text:list xml:id="list144010049697767" text:continue-numbering="true" text:style-name="L29">
              <text:list-item>
                <text:p text:style-name="P294"/>
              </text:list-item>
            </text:list>
          </table:table-cell>
          <table:table-cell table:style-name="Tabela41.B2" office:value-type="string">
            <text:p text:style-name="P200">O caso de uso é encerrado.</text:p>
          </table:table-cell>
        </table:table-row>
      </table:table>
      <text:p text:style-name="P180"/>
      <text:p text:style-name="P10">F<text:span text:style-name="T20">l</text:span>uxo <text:span text:style-name="T20">de Exceção E01 – Dados Inválidos</text:span></text:p>
      <text:p text:style-name="P64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168">Passo</text:p>
          </table:table-cell>
          <table:table-cell table:style-name="Tabela42.B1" office:value-type="string">
            <text:p text:style-name="P168">Descrição</text:p>
          </table:table-cell>
        </table:table-row>
        <table:table-row>
          <table:table-cell table:style-name="Tabela42.A2" office:value-type="string">
            <text:list xml:id="list7336590057465463890" text:style-name="L32">
              <text:list-item text:start-value="1">
                <text:p text:style-name="P295"/>
              </text:list-item>
            </text:list>
          </table:table-cell>
          <table:table-cell table:style-name="Tabela42.B2" office:value-type="string">
            <text:p text:style-name="P187">Se algum dos campos com asterisco (*), que indica obrigatoriedade, não for preenchido, exibe a mensagem <text:span text:style-name="T11">(M</text:span><text:span text:style-name="T13">2</text:span><text:span text:style-name="T11">)</text:span> e volta ao estágio em que estava aguardando o preenchimento.</text:p>
          </table:table-cell>
        </table:table-row>
      </table:table>
      <text:p text:style-name="P152"/>
      <text:p text:style-name="P17">Mensagens</text:p>
      <text:p text:style-name="P133"/>
      <text:list xml:id="list7814635509237472001" text:style-name="L33">
        <text:list-item>
          <text:p text:style-name="P252">“<text:span text:style-name="T68">Requisição cadastrada</text:span> com sucesso!”</text:p>
        </text:list-item>
        <text:list-item>
          <text:p text:style-name="P259">“Os campos com (*) devem ser preenchidos obrigatoriamente!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069cm" fo:margin-bottom="2.131cm" fo:margin-left="3.04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4:12:34.886000000</meta:creation-date>
    <dc:date>2016-08-29T14:40:09.358000000</dc:date>
    <meta:editing-duration>PT7H30M1S</meta:editing-duration>
    <meta:editing-cycles>35</meta:editing-cycles>
    <meta:generator>LibreOffice/4.4.7.2$Windows_x86 LibreOffice_project/f3153a8b245191196a4b6b9abd1d0da16eead600</meta:generator>
    <meta:document-statistic meta:table-count="42" meta:image-count="0" meta:object-count="0" meta:page-count="17" meta:paragraph-count="783" meta:word-count="3747" meta:character-count="22127" meta:non-whitespace-character-count="19201"/>
  </office:meta>
</office:document-meta>
</file>